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590000432A00000EFB1F4A566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OpenSymbol" svg:font-family="OpenSymbol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cm" table:align="margins" style:writing-mode="lr-tb"/>
    </style:style>
    <style:style style:name="DocuemntHistory.A" style:family="table-column">
      <style:table-column-properties style:column-width="4.249cm" style:rel-column-width="16383*"/>
    </style:style>
    <style:style style:name="DocuemntHistory.D" style:family="table-column">
      <style:table-column-properties style:column-width="4.251cm" style:rel-column-width="16386*"/>
    </style:style>
    <style:style style:name="DocuemntHistory.A1" style:family="table-cell">
      <style:table-cell-properties fo:background-color="#6699cc" fo:padding="0.097c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97cm" fo:border-left="0.05pt solid #000000" fo:border-right="none" fo:border-top="none" fo:border-bottom="0.05pt solid #000000"/>
    </style:style>
    <style:style style:name="DocuemntHistory.B4" style:family="table-cell">
      <style:table-cell-properties fo:padding="0.097cm" fo:border-left="0.05pt solid #000000" fo:border-right="none" fo:border-top="none" fo:border-bottom="0.05pt solid #000000"/>
    </style:style>
    <style:style style:name="DocuemntHistory.C4" style:family="table-cell">
      <style:table-cell-properties fo:padding="0.097cm" fo:border-left="0.05pt solid #000000" fo:border-right="none" fo:border-top="none" fo:border-bottom="0.05pt solid #000000"/>
    </style:style>
    <style:style style:name="DocuemntHistory.D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Info" style:family="table">
      <style:table-properties style:width="17cm" table:align="margins" style:writing-mode="lr-tb"/>
    </style:style>
    <style:style style:name="DocumentInfo.A" style:family="table-column">
      <style:table-column-properties style:column-width="5.667cm" style:rel-column-width="21845*"/>
    </style:style>
    <style:style style:name="DocumentInfo.A1" style:family="table-cell">
      <style:table-cell-properties style:vertical-align="middle" fo:background-color="#99ccff" fo:padding="0.049c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49cm" fo:border="0.05pt solid #000000"/>
    </style:style>
    <style:style style:name="DocumentInfo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ff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42cm" table:align="left" style:writing-mode="lr-tb"/>
    </style:style>
    <style:style style:name="Table1.A" style:family="table-column">
      <style:table-column-properties style:column-width="5.255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3.29cm"/>
    </style:style>
    <style:style style:name="Table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97cm" fo:border="0.2pt solid #000000">
        <style:background-image/>
      </style:table-cell-properties>
    </style:style>
    <style:style style:name="Table1.A2" style:family="table-cell">
      <style:table-cell-properties fo:padding="0.097cm" fo:border-left="0.2pt solid #000000" fo:border-right="none" fo:border-top="none" fo:border-bottom="0.2pt solid #000000"/>
    </style:style>
    <style:style style:name="Table1.B2" style:family="table-cell">
      <style:table-cell-properties fo:padding="0.097cm" fo:border-left="0.2pt solid #000000" fo:border-right="none" fo:border-top="none" fo:border-bottom="0.2pt solid #000000"/>
    </style:style>
    <style:style style:name="Table1.C2" style:family="table-cell">
      <style:table-cell-properties fo:padding="0.097cm" fo:border-left="0.2pt solid #000000" fo:border-right="none" fo:border-top="none" fo:border-bottom="0.2pt solid #000000"/>
    </style:style>
    <style:style style:name="Table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.A3" style:family="table-cell">
      <style:table-cell-properties fo:padding="0.097cm" fo:border-left="0.2pt solid #000000" fo:border-right="none" fo:border-top="none" fo:border-bottom="0.2pt solid #000000"/>
    </style:style>
    <style:style style:name="Table1.B3" style:family="table-cell">
      <style:table-cell-properties fo:padding="0.097cm" fo:border-left="0.2pt solid #000000" fo:border-right="none" fo:border-top="none" fo:border-bottom="0.2pt solid #000000"/>
    </style:style>
    <style:style style:name="Table1.C3" style:family="table-cell">
      <style:table-cell-properties fo:padding="0.097cm" fo:border-left="0.2pt solid #000000" fo:border-right="none" fo:border-top="none" fo:border-bottom="0.2pt solid #000000"/>
    </style:style>
    <style:style style:name="Table1.D3" style:family="table-cell">
      <style:table-cell-properties fo:padding="0.097cm" fo:border-left="0.2pt solid #000000" fo:border-right="0.2pt solid #000000" fo:border-top="none" fo:border-bottom="0.2pt solid #000000"/>
    </style:style>
    <style:style style:name="Table3" style:family="table">
      <style:table-properties style:width="16.468cm" table:align="left" style:writing-mode="lr-tb"/>
    </style:style>
    <style:style style:name="Table3.A" style:family="table-column">
      <style:table-column-properties style:column-width="10.359cm"/>
    </style:style>
    <style:style style:name="Table3.B" style:family="table-column">
      <style:table-column-properties style:column-width="3.007cm"/>
    </style:style>
    <style:style style:name="Table3.C" style:family="table-column">
      <style:table-column-properties style:column-width="3.101cm"/>
    </style:style>
    <style:style style:name="Table3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3.C1" style:family="table-cell">
      <style:table-cell-properties fo:background-color="#99ccff" fo:padding="0.097cm" fo:border="0.2pt solid #000000">
        <style:background-image/>
      </style:table-cell-properties>
    </style:style>
    <style:style style:name="Table3.A2" style:family="table-cell">
      <style:table-cell-properties fo:padding="0.097cm" fo:border-left="0.2pt solid #000000" fo:border-right="none" fo:border-top="none" fo:border-bottom="0.2pt solid #000000"/>
    </style:style>
    <style:style style:name="Table3.B2" style:family="table-cell">
      <style:table-cell-properties fo:padding="0.097cm" fo:border-left="0.2pt solid #000000" fo:border-right="none" fo:border-top="none" fo:border-bottom="0.2pt solid #000000"/>
    </style:style>
    <style:style style:name="Table3.C2" style:family="table-cell">
      <style:table-cell-properties fo:padding="0.097cm" fo:border-left="0.2pt solid #000000" fo:border-right="0.2pt solid #000000" fo:border-top="none" fo:border-bottom="0.2pt solid #000000"/>
    </style:style>
    <style:style style:name="Table3.A3" style:family="table-cell">
      <style:table-cell-properties fo:padding="0.097cm" fo:border-left="0.2pt solid #000000" fo:border-right="none" fo:border-top="none" fo:border-bottom="0.2pt solid #000000"/>
    </style:style>
    <style:style style:name="Table3.B3" style:family="table-cell">
      <style:table-cell-properties fo:padding="0.097cm" fo:border-left="0.2pt solid #000000" fo:border-right="none" fo:border-top="none" fo:border-bottom="0.2pt solid #000000"/>
    </style:style>
    <style:style style:name="Table3.C3" style:family="table-cell">
      <style:table-cell-properties fo:padding="0.097cm" fo:border-left="0.2pt solid #000000" fo:border-right="0.2pt solid #000000" fo:border-top="none" fo:border-bottom="0.2pt solid #000000"/>
    </style:style>
    <style:style style:name="Table3.A4" style:family="table-cell">
      <style:table-cell-properties fo:padding="0.097cm" fo:border-left="0.2pt solid #000000" fo:border-right="none" fo:border-top="none" fo:border-bottom="0.2pt solid #000000"/>
    </style:style>
    <style:style style:name="Table3.B4" style:family="table-cell">
      <style:table-cell-properties fo:padding="0.097cm" fo:border-left="0.2pt solid #000000" fo:border-right="none" fo:border-top="none" fo:border-bottom="0.2pt solid #000000"/>
    </style:style>
    <style:style style:name="Table3.C4" style:family="table-cell">
      <style:table-cell-properties fo:padding="0.097cm" fo:border-left="0.2pt solid #000000" fo:border-right="0.2pt solid #000000" fo:border-top="none" fo:border-bottom="0.2pt solid #000000"/>
    </style:style>
    <style:style style:name="Table3.A5" style:family="table-cell">
      <style:table-cell-properties fo:padding="0.097cm" fo:border-left="0.2pt solid #000000" fo:border-right="none" fo:border-top="none" fo:border-bottom="0.2pt solid #000000"/>
    </style:style>
    <style:style style:name="Table3.B5" style:family="table-cell">
      <style:table-cell-properties fo:padding="0.097cm" fo:border-left="0.2pt solid #000000" fo:border-right="none" fo:border-top="none" fo:border-bottom="0.2pt solid #000000"/>
    </style:style>
    <style:style style:name="Table3.C5" style:family="table-cell">
      <style:table-cell-properties fo:padding="0.097cm" fo:border-left="0.2pt solid #000000" fo:border-right="0.2pt solid #000000" fo:border-top="none" fo:border-bottom="0.2pt solid #000000"/>
    </style:style>
    <style:style style:name="Table4" style:family="table">
      <style:table-properties style:width="16.468cm" table:align="left" style:writing-mode="lr-tb"/>
    </style:style>
    <style:style style:name="Table4.A" style:family="table-column">
      <style:table-column-properties style:column-width="10.359cm"/>
    </style:style>
    <style:style style:name="Table4.B" style:family="table-column">
      <style:table-column-properties style:column-width="3.007cm"/>
    </style:style>
    <style:style style:name="Table4.C" style:family="table-column">
      <style:table-column-properties style:column-width="3.101cm"/>
    </style:style>
    <style:style style:name="Table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4.C1" style:family="table-cell">
      <style:table-cell-properties fo:background-color="#99ccff" fo:padding="0.097cm" fo:border="0.2pt solid #000000">
        <style:background-image/>
      </style:table-cell-properties>
    </style:style>
    <style:style style:name="Table4.A2" style:family="table-cell">
      <style:table-cell-properties fo:padding="0.097cm" fo:border-left="0.2pt solid #000000" fo:border-right="none" fo:border-top="none" fo:border-bottom="0.2pt solid #000000"/>
    </style:style>
    <style:style style:name="Table4.B2" style:family="table-cell">
      <style:table-cell-properties fo:padding="0.097cm" fo:border-left="0.2pt solid #000000" fo:border-right="none" fo:border-top="none" fo:border-bottom="0.2pt solid #000000"/>
    </style:style>
    <style:style style:name="Table4.C2" style:family="table-cell">
      <style:table-cell-properties fo:padding="0.097cm" fo:border-left="0.2pt solid #000000" fo:border-right="0.2pt solid #000000" fo:border-top="none" fo:border-bottom="0.2pt solid #000000"/>
    </style:style>
    <style:style style:name="Table4.A3" style:family="table-cell">
      <style:table-cell-properties fo:padding="0.097cm" fo:border-left="0.2pt solid #000000" fo:border-right="none" fo:border-top="none" fo:border-bottom="0.2pt solid #000000"/>
    </style:style>
    <style:style style:name="Table4.B3" style:family="table-cell">
      <style:table-cell-properties fo:padding="0.097cm" fo:border-left="0.2pt solid #000000" fo:border-right="none" fo:border-top="none" fo:border-bottom="0.2pt solid #000000"/>
    </style:style>
    <style:style style:name="Table4.C3" style:family="table-cell">
      <style:table-cell-properties fo:padding="0.097cm" fo:border-left="0.2pt solid #000000" fo:border-right="0.2pt solid #000000" fo:border-top="none" fo:border-bottom="0.2pt solid #000000"/>
    </style:style>
    <style:style style:name="Table5" style:family="table">
      <style:table-properties style:width="16.468cm" table:align="left" style:writing-mode="lr-tb"/>
    </style:style>
    <style:style style:name="Table5.A" style:family="table-column">
      <style:table-column-properties style:column-width="10.359cm"/>
    </style:style>
    <style:style style:name="Table5.B" style:family="table-column">
      <style:table-column-properties style:column-width="3.007cm"/>
    </style:style>
    <style:style style:name="Table5.C" style:family="table-column">
      <style:table-column-properties style:column-width="3.101cm"/>
    </style:style>
    <style:style style:name="Table5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5.C1" style:family="table-cell">
      <style:table-cell-properties fo:background-color="#99ccff" fo:padding="0.097cm" fo:border="0.2pt solid #000000">
        <style:background-image/>
      </style:table-cell-properties>
    </style:style>
    <style:style style:name="Table5.A2" style:family="table-cell">
      <style:table-cell-properties fo:padding="0.097cm" fo:border-left="0.2pt solid #000000" fo:border-right="none" fo:border-top="none" fo:border-bottom="0.2pt solid #000000"/>
    </style:style>
    <style:style style:name="Table5.B2" style:family="table-cell">
      <style:table-cell-properties fo:padding="0.097cm" fo:border-left="0.2pt solid #000000" fo:border-right="none" fo:border-top="none" fo:border-bottom="0.2pt solid #000000"/>
    </style:style>
    <style:style style:name="Table5.C2" style:family="table-cell">
      <style:table-cell-properties fo:padding="0.097cm" fo:border-left="0.2pt solid #000000" fo:border-right="0.2pt solid #000000" fo:border-top="none" fo:border-bottom="0.2pt solid #000000"/>
    </style:style>
    <style:style style:name="Table5.A3" style:family="table-cell">
      <style:table-cell-properties fo:padding="0.097cm" fo:border-left="0.2pt solid #000000" fo:border-right="none" fo:border-top="none" fo:border-bottom="0.2pt solid #000000"/>
    </style:style>
    <style:style style:name="Table5.B3" style:family="table-cell">
      <style:table-cell-properties fo:padding="0.097cm" fo:border-left="0.2pt solid #000000" fo:border-right="none" fo:border-top="none" fo:border-bottom="0.2pt solid #000000"/>
    </style:style>
    <style:style style:name="Table5.C3" style:family="table-cell">
      <style:table-cell-properties fo:padding="0.097cm" fo:border-left="0.2pt solid #000000" fo:border-right="0.2pt solid #000000" fo:border-top="none" fo:border-bottom="0.2pt solid #000000"/>
    </style:style>
    <style:style style:name="Table6" style:family="table">
      <style:table-properties style:width="16.468cm" table:align="left" style:writing-mode="lr-tb"/>
    </style:style>
    <style:style style:name="Table6.A" style:family="table-column">
      <style:table-column-properties style:column-width="10.359cm"/>
    </style:style>
    <style:style style:name="Table6.B" style:family="table-column">
      <style:table-column-properties style:column-width="3.007cm"/>
    </style:style>
    <style:style style:name="Table6.C" style:family="table-column">
      <style:table-column-properties style:column-width="3.101cm"/>
    </style:style>
    <style:style style:name="Table6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6.C1" style:family="table-cell">
      <style:table-cell-properties fo:background-color="#99ccff" fo:padding="0.097cm" fo:border="0.2pt solid #000000">
        <style:background-image/>
      </style:table-cell-properties>
    </style:style>
    <style:style style:name="Table6.A2" style:family="table-cell">
      <style:table-cell-properties fo:padding="0.097cm" fo:border-left="0.2pt solid #000000" fo:border-right="none" fo:border-top="none" fo:border-bottom="0.2pt solid #000000"/>
    </style:style>
    <style:style style:name="Table6.B2" style:family="table-cell">
      <style:table-cell-properties fo:padding="0.097cm" fo:border-left="0.2pt solid #000000" fo:border-right="none" fo:border-top="none" fo:border-bottom="0.2pt solid #000000"/>
    </style:style>
    <style:style style:name="Table6.C2" style:family="table-cell">
      <style:table-cell-properties fo:padding="0.097cm" fo:border-left="0.2pt solid #000000" fo:border-right="0.2pt solid #000000" fo:border-top="none" fo:border-bottom="0.2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Header_20_right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1"/>
    </style:style>
    <style:style style:name="P6" style:family="paragraph" style:parent-style-name="Standard">
      <style:text-properties style:font-name="Helvetica" officeooo:rsid="0016d4e7" officeooo:paragraph-rsid="0016d4e7" style:font-name-complex="Helvetica1"/>
    </style:style>
    <style:style style:name="P7" style:family="paragraph" style:parent-style-name="Standard">
      <style:text-properties style:font-name="Helvetica" officeooo:rsid="003d90ac" officeooo:paragraph-rsid="003d90ac" style:font-name-complex="Helvetica1"/>
    </style:style>
    <style:style style:name="P8" style:family="paragraph" style:parent-style-name="Standard">
      <style:text-properties style:font-name="Helvetica" officeooo:paragraph-rsid="00edf8f6" style:font-name-complex="Helvetica1"/>
    </style:style>
    <style:style style:name="P9" style:family="paragraph" style:parent-style-name="Standard">
      <style:text-properties style:font-name="Helvetica" officeooo:paragraph-rsid="012290cc" style:font-name-complex="Helvetica1"/>
    </style:style>
    <style:style style:name="P10" style:family="paragraph" style:parent-style-name="Standard">
      <style:text-properties fo:font-style="italic" officeooo:rsid="0034c7d4" officeooo:paragraph-rsid="0120e680" style:font-style-asian="italic"/>
    </style:style>
    <style:style style:name="P11" style:family="paragraph" style:parent-style-name="Standard">
      <style:text-properties fo:font-style="italic" officeooo:paragraph-rsid="0120e680" style:font-style-asian="italic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officeooo:paragraph-rsid="002b07ad"/>
    </style:style>
    <style:style style:name="P14" style:family="paragraph" style:parent-style-name="Standard">
      <style:text-properties officeooo:rsid="002fa0c1" officeooo:paragraph-rsid="00ca3dcb"/>
    </style:style>
    <style:style style:name="P15" style:family="paragraph" style:parent-style-name="Standard">
      <style:text-properties officeooo:rsid="002fa0c1" officeooo:paragraph-rsid="00cc12b8"/>
    </style:style>
    <style:style style:name="P16" style:family="paragraph" style:parent-style-name="Standard">
      <style:text-properties officeooo:rsid="002fa0c1" officeooo:paragraph-rsid="0120e680"/>
    </style:style>
    <style:style style:name="P17" style:family="paragraph" style:parent-style-name="Standard">
      <style:text-properties officeooo:rsid="002fa0c1" officeooo:paragraph-rsid="012290cc"/>
    </style:style>
    <style:style style:name="P18" style:family="paragraph" style:parent-style-name="Standard">
      <style:text-properties officeooo:paragraph-rsid="0032e2b0"/>
    </style:style>
    <style:style style:name="P19" style:family="paragraph" style:parent-style-name="Standard">
      <style:text-properties officeooo:paragraph-rsid="0034c7d4"/>
    </style:style>
    <style:style style:name="P20" style:family="paragraph" style:parent-style-name="Standard">
      <style:text-properties officeooo:paragraph-rsid="003d8148"/>
    </style:style>
    <style:style style:name="P21" style:family="paragraph" style:parent-style-name="Standard">
      <style:text-properties officeooo:paragraph-rsid="00447d95"/>
    </style:style>
    <style:style style:name="P22" style:family="paragraph" style:parent-style-name="Standard">
      <style:text-properties officeooo:paragraph-rsid="0047c370"/>
    </style:style>
    <style:style style:name="P23" style:family="paragraph" style:parent-style-name="Standard">
      <style:text-properties officeooo:paragraph-rsid="004930f4"/>
    </style:style>
    <style:style style:name="P24" style:family="paragraph" style:parent-style-name="Standard">
      <style:text-properties officeooo:rsid="004aaa4b" officeooo:paragraph-rsid="008b000e"/>
    </style:style>
    <style:style style:name="P25" style:family="paragraph" style:parent-style-name="Standard">
      <style:text-properties officeooo:rsid="004aaa4b" officeooo:paragraph-rsid="008f80e7"/>
    </style:style>
    <style:style style:name="P26" style:family="paragraph" style:parent-style-name="Standard">
      <style:text-properties officeooo:rsid="004aaa4b" officeooo:paragraph-rsid="008a7f1d"/>
    </style:style>
    <style:style style:name="P27" style:family="paragraph" style:parent-style-name="Standard">
      <style:text-properties officeooo:rsid="004aaa4b" officeooo:paragraph-rsid="008cab28"/>
    </style:style>
    <style:style style:name="P28" style:family="paragraph" style:parent-style-name="Standard">
      <style:text-properties officeooo:rsid="004aaa4b" officeooo:paragraph-rsid="00ca3dcb"/>
    </style:style>
    <style:style style:name="P29" style:family="paragraph" style:parent-style-name="Standard">
      <style:text-properties officeooo:rsid="004aaa4b" officeooo:paragraph-rsid="00cc12b8"/>
    </style:style>
    <style:style style:name="P30" style:family="paragraph" style:parent-style-name="Standard">
      <style:text-properties officeooo:rsid="004aaa4b" officeooo:paragraph-rsid="00ecef3c"/>
    </style:style>
    <style:style style:name="P31" style:family="paragraph" style:parent-style-name="Standard">
      <style:text-properties officeooo:rsid="004aaa4b" officeooo:paragraph-rsid="00f1758e"/>
    </style:style>
    <style:style style:name="P32" style:family="paragraph" style:parent-style-name="Standard">
      <style:text-properties officeooo:rsid="004aaa4b" officeooo:paragraph-rsid="00fabb2d"/>
    </style:style>
    <style:style style:name="P33" style:family="paragraph" style:parent-style-name="Standard">
      <style:text-properties officeooo:rsid="004aaa4b" officeooo:paragraph-rsid="0120e680"/>
    </style:style>
    <style:style style:name="P34" style:family="paragraph" style:parent-style-name="Standard">
      <style:text-properties officeooo:rsid="004aaa4b" officeooo:paragraph-rsid="012290cc"/>
    </style:style>
    <style:style style:name="P35" style:family="paragraph" style:parent-style-name="Standard">
      <style:text-properties officeooo:rsid="004fef06"/>
    </style:style>
    <style:style style:name="P36" style:family="paragraph" style:parent-style-name="Standard">
      <style:text-properties officeooo:rsid="004fef06" officeooo:paragraph-rsid="0032e2b0"/>
    </style:style>
    <style:style style:name="P37" style:family="paragraph" style:parent-style-name="Standard">
      <style:text-properties officeooo:rsid="004fef06" officeooo:paragraph-rsid="00d055ba"/>
    </style:style>
    <style:style style:name="P38" style:family="paragraph" style:parent-style-name="Standard">
      <style:text-properties officeooo:rsid="004fef06" officeooo:paragraph-rsid="00ecef3c"/>
    </style:style>
    <style:style style:name="P39" style:family="paragraph" style:parent-style-name="Standard">
      <style:text-properties officeooo:rsid="004fef06" officeooo:paragraph-rsid="0056e86c"/>
    </style:style>
    <style:style style:name="P40" style:family="paragraph" style:parent-style-name="Standard">
      <style:text-properties officeooo:rsid="004fef06" officeooo:paragraph-rsid="00ca3dcb"/>
    </style:style>
    <style:style style:name="P41" style:family="paragraph" style:parent-style-name="Standard">
      <style:text-properties officeooo:rsid="004fef06" officeooo:paragraph-rsid="00fca8e4"/>
    </style:style>
    <style:style style:name="P42" style:family="paragraph" style:parent-style-name="Standard">
      <style:text-properties officeooo:rsid="004fef06" officeooo:paragraph-rsid="012290cc"/>
    </style:style>
    <style:style style:name="P43" style:family="paragraph" style:parent-style-name="Standard">
      <style:text-properties officeooo:paragraph-rsid="005f1a2e"/>
    </style:style>
    <style:style style:name="P44" style:family="paragraph" style:parent-style-name="Standard">
      <style:text-properties officeooo:rsid="005fda5a" officeooo:paragraph-rsid="005fda5a"/>
    </style:style>
    <style:style style:name="P45" style:family="paragraph" style:parent-style-name="Standard">
      <style:text-properties officeooo:rsid="005fda5a" officeooo:paragraph-rsid="012290cc"/>
    </style:style>
    <style:style style:name="P46" style:family="paragraph" style:parent-style-name="Standard">
      <style:text-properties officeooo:rsid="005ff07b" officeooo:paragraph-rsid="0120e680"/>
    </style:style>
    <style:style style:name="P47" style:family="paragraph" style:parent-style-name="Standard">
      <style:text-properties officeooo:rsid="005ff07b" officeooo:paragraph-rsid="012290cc"/>
    </style:style>
    <style:style style:name="P48" style:family="paragraph" style:parent-style-name="Standard">
      <style:text-properties officeooo:rsid="0061da21" officeooo:paragraph-rsid="0120e680"/>
    </style:style>
    <style:style style:name="P49" style:family="paragraph" style:parent-style-name="Standard">
      <style:text-properties officeooo:paragraph-rsid="00723328"/>
    </style:style>
    <style:style style:name="P50" style:family="paragraph" style:parent-style-name="Standard">
      <style:text-properties officeooo:paragraph-rsid="007794eb"/>
    </style:style>
    <style:style style:name="P51" style:family="paragraph" style:parent-style-name="Standard">
      <style:text-properties officeooo:paragraph-rsid="00791fcc"/>
    </style:style>
    <style:style style:name="P52" style:family="paragraph" style:parent-style-name="Standard">
      <style:text-properties officeooo:rsid="0034c7d4" officeooo:paragraph-rsid="0034c7d4"/>
    </style:style>
    <style:style style:name="P53" style:family="paragraph" style:parent-style-name="Standard">
      <style:text-properties officeooo:rsid="0034c7d4" officeooo:paragraph-rsid="008a7f1d"/>
    </style:style>
    <style:style style:name="P54" style:family="paragraph" style:parent-style-name="Standard">
      <style:text-properties officeooo:rsid="0034c7d4" officeooo:paragraph-rsid="00ca3dcb"/>
    </style:style>
    <style:style style:name="P55" style:family="paragraph" style:parent-style-name="Standard">
      <style:text-properties officeooo:rsid="0034c7d4" officeooo:paragraph-rsid="00e32f59"/>
    </style:style>
    <style:style style:name="P56" style:family="paragraph" style:parent-style-name="Standard">
      <style:text-properties officeooo:rsid="0034c7d4" officeooo:paragraph-rsid="00f7d849"/>
    </style:style>
    <style:style style:name="P57" style:family="paragraph" style:parent-style-name="Standard">
      <style:text-properties officeooo:rsid="0034c7d4" officeooo:paragraph-rsid="010cd4c8"/>
    </style:style>
    <style:style style:name="P58" style:family="paragraph" style:parent-style-name="Standard">
      <style:text-properties officeooo:rsid="0034c7d4" officeooo:paragraph-rsid="010f7575"/>
    </style:style>
    <style:style style:name="P59" style:family="paragraph" style:parent-style-name="Standard">
      <style:text-properties officeooo:rsid="0034c7d4" officeooo:paragraph-rsid="011d16b6"/>
    </style:style>
    <style:style style:name="P60" style:family="paragraph" style:parent-style-name="Standard">
      <style:text-properties officeooo:rsid="0034c7d4" officeooo:paragraph-rsid="012290cc"/>
    </style:style>
    <style:style style:name="P61" style:family="paragraph" style:parent-style-name="Standard">
      <style:text-properties officeooo:rsid="008a7f1d" officeooo:paragraph-rsid="008a7f1d"/>
    </style:style>
    <style:style style:name="P62" style:family="paragraph" style:parent-style-name="Standard">
      <style:text-properties officeooo:rsid="008a7f1d" officeooo:paragraph-rsid="008f80e7"/>
    </style:style>
    <style:style style:name="P63" style:family="paragraph" style:parent-style-name="Standard">
      <style:text-properties officeooo:rsid="008a7f1d" officeooo:paragraph-rsid="012290cc"/>
    </style:style>
    <style:style style:name="P64" style:family="paragraph" style:parent-style-name="Standard">
      <style:text-properties officeooo:rsid="008cab28" officeooo:paragraph-rsid="008cab28"/>
    </style:style>
    <style:style style:name="P65" style:family="paragraph" style:parent-style-name="Standard">
      <style:text-properties officeooo:rsid="008cab28" officeooo:paragraph-rsid="008f80e7"/>
    </style:style>
    <style:style style:name="P66" style:family="paragraph" style:parent-style-name="Standard">
      <style:text-properties officeooo:rsid="008cab28" officeooo:paragraph-rsid="012290cc"/>
    </style:style>
    <style:style style:name="P67" style:family="paragraph" style:parent-style-name="Standard">
      <style:text-properties officeooo:paragraph-rsid="00c529ce"/>
    </style:style>
    <style:style style:name="P68" style:family="paragraph" style:parent-style-name="Standard">
      <style:text-properties officeooo:paragraph-rsid="00c582a4"/>
    </style:style>
    <style:style style:name="P69" style:family="paragraph" style:parent-style-name="Standard">
      <style:text-properties officeooo:paragraph-rsid="00ca3dcb"/>
    </style:style>
    <style:style style:name="P70" style:family="paragraph" style:parent-style-name="Standard">
      <style:text-properties officeooo:paragraph-rsid="00cc12b8"/>
    </style:style>
    <style:style style:name="P71" style:family="paragraph" style:parent-style-name="Standard">
      <style:text-properties style:font-name="Arial3" officeooo:paragraph-rsid="00e32f59"/>
    </style:style>
    <style:style style:name="P72" style:family="paragraph" style:parent-style-name="Standard">
      <style:text-properties officeooo:paragraph-rsid="00ddce43"/>
    </style:style>
    <style:style style:name="P73" style:family="paragraph" style:parent-style-name="Standard">
      <style:text-properties officeooo:paragraph-rsid="00ddfcc1"/>
    </style:style>
    <style:style style:name="P74" style:family="paragraph" style:parent-style-name="Standard">
      <style:text-properties officeooo:paragraph-rsid="00e32f59"/>
    </style:style>
    <style:style style:name="P75" style:family="paragraph" style:parent-style-name="Standard">
      <style:text-properties officeooo:paragraph-rsid="00e67196"/>
    </style:style>
    <style:style style:name="P76" style:family="paragraph" style:parent-style-name="Standard">
      <style:text-properties officeooo:paragraph-rsid="00f3291b"/>
    </style:style>
    <style:style style:name="P77" style:family="paragraph" style:parent-style-name="Standard">
      <style:text-properties officeooo:paragraph-rsid="00f414a1"/>
    </style:style>
    <style:style style:name="P78" style:family="paragraph" style:parent-style-name="Standard">
      <style:text-properties officeooo:paragraph-rsid="00f7d849"/>
    </style:style>
    <style:style style:name="P79" style:family="paragraph" style:parent-style-name="Standard">
      <style:text-properties officeooo:paragraph-rsid="010cd4c8"/>
    </style:style>
    <style:style style:name="P80" style:family="paragraph" style:parent-style-name="Standard">
      <style:text-properties officeooo:rsid="004e32e7" officeooo:paragraph-rsid="010cd4c8"/>
    </style:style>
    <style:style style:name="P81" style:family="paragraph" style:parent-style-name="Standard">
      <style:text-properties officeooo:paragraph-rsid="010e5241"/>
    </style:style>
    <style:style style:name="P82" style:family="paragraph" style:parent-style-name="Standard">
      <style:text-properties officeooo:rsid="008b000e" officeooo:paragraph-rsid="012290cc"/>
    </style:style>
    <style:style style:name="P83" style:family="paragraph" style:parent-style-name="Standard">
      <style:text-properties officeooo:paragraph-rsid="0120e680"/>
    </style:style>
    <style:style style:name="P84" style:family="paragraph" style:parent-style-name="Standard">
      <style:text-properties officeooo:paragraph-rsid="012290cc"/>
    </style:style>
    <style:style style:name="P85" style:family="paragraph" style:parent-style-name="Standard">
      <style:text-properties fo:font-style="normal" officeooo:paragraph-rsid="0120e680" style:font-style-asian="normal" style:font-style-complex="normal"/>
    </style:style>
    <style:style style:name="P86" style:family="paragraph" style:parent-style-name="Standard">
      <style:text-properties fo:font-style="normal" officeooo:paragraph-rsid="01266a49" style:font-style-asian="normal" style:font-style-complex="normal"/>
    </style:style>
    <style:style style:name="P87" style:family="paragraph" style:parent-style-name="Table_20_Sub-Heading">
      <style:paragraph-properties fo:background-color="transparent">
        <style:background-image/>
      </style:paragraph-properties>
    </style:style>
    <style:style style:name="P88" style:family="paragraph" style:parent-style-name="Table_20_Heading">
      <style:paragraph-properties fo:background-color="transparent">
        <style:background-image/>
      </style:paragraph-properties>
    </style:style>
    <style:style style:name="P89" style:family="paragraph" style:parent-style-name="Table_20_Contents">
      <style:text-properties officeooo:paragraph-rsid="00308c4d"/>
    </style:style>
    <style:style style:name="P90" style:family="paragraph" style:parent-style-name="Table_20_Contents">
      <style:text-properties officeooo:paragraph-rsid="0069b087"/>
    </style:style>
    <style:style style:name="P91" style:family="paragraph" style:parent-style-name="Table_20_Contents">
      <style:text-properties style:font-name-complex="Helvetica1"/>
    </style:style>
    <style:style style:name="P92" style:family="paragraph" style:parent-style-name="Table_20_Contents">
      <style:text-properties officeooo:rsid="006d3757" officeooo:paragraph-rsid="006d3757" style:font-name-complex="Helvetica1"/>
    </style:style>
    <style:style style:name="P93" style:family="paragraph" style:parent-style-name="Table_20_Contents">
      <style:text-properties officeooo:rsid="006d3757" officeooo:paragraph-rsid="00f7d849" style:font-name-complex="Helvetica1"/>
    </style:style>
    <style:style style:name="P94" style:family="paragraph" style:parent-style-name="Table_20_Contents">
      <style:text-properties officeooo:rsid="006d3757" officeooo:paragraph-rsid="012290cc" style:font-name-complex="Helvetica1"/>
    </style:style>
    <style:style style:name="P95" style:family="paragraph" style:parent-style-name="Table_20_Contents">
      <style:text-properties officeooo:rsid="00c8d45f" officeooo:paragraph-rsid="00c8d45f" style:font-name-complex="Helvetica1"/>
    </style:style>
    <style:style style:name="P96" style:family="paragraph" style:parent-style-name="Table_20_Contents">
      <style:text-properties officeooo:rsid="00ccb67e" officeooo:paragraph-rsid="00f7d849" style:font-name-complex="Helvetica1"/>
    </style:style>
    <style:style style:name="P97" style:family="paragraph" style:parent-style-name="Table_20_Contents">
      <style:text-properties officeooo:rsid="00ccb67e" officeooo:paragraph-rsid="012290cc" style:font-name-complex="Helvetica1"/>
    </style:style>
    <style:style style:name="P98" style:family="paragraph" style:parent-style-name="Table_20_Contents">
      <style:text-properties officeooo:rsid="00e9f76b" officeooo:paragraph-rsid="00e16791" style:font-name-complex="Helvetica1"/>
    </style:style>
    <style:style style:name="P99" style:family="paragraph" style:parent-style-name="Table_20_Contents">
      <style:text-properties officeooo:rsid="00e9f76b" officeooo:paragraph-rsid="00f7d849" style:font-name-complex="Helvetica1"/>
    </style:style>
    <style:style style:name="P100" style:family="paragraph" style:parent-style-name="Table_20_Contents">
      <style:text-properties officeooo:rsid="00f0b28b" officeooo:paragraph-rsid="00e16791" style:font-name-complex="Helvetica1"/>
    </style:style>
    <style:style style:name="P101" style:family="paragraph" style:parent-style-name="Table_20_Contents">
      <style:text-properties fo:font-weight="bold" officeooo:rsid="006d3757" officeooo:paragraph-rsid="006d3757" style:font-weight-asian="bold" style:font-name-complex="Helvetica1" style:font-weight-complex="bold"/>
    </style:style>
    <style:style style:name="P102" style:family="paragraph" style:parent-style-name="Table_20_Contents">
      <style:text-properties fo:font-weight="bold" officeooo:rsid="006d3757" officeooo:paragraph-rsid="00f7d849" style:font-weight-asian="bold" style:font-name-complex="Helvetica1" style:font-weight-complex="bold"/>
    </style:style>
    <style:style style:name="P103" style:family="paragraph" style:parent-style-name="Table_20_Contents">
      <style:text-properties fo:font-weight="bold" officeooo:rsid="006d3757" officeooo:paragraph-rsid="012290cc" style:font-weight-asian="bold" style:font-name-complex="Helvetica1" style:font-weight-complex="bold"/>
    </style:style>
    <style:style style:name="P104" style:family="paragraph" style:parent-style-name="Table_20_Contents">
      <style:text-properties fo:font-weight="bold" officeooo:rsid="00e9f76b" officeooo:paragraph-rsid="00e16791" style:font-weight-asian="bold" style:font-name-complex="Helvetica1" style:font-weight-complex="bold"/>
    </style:style>
    <style:style style:name="P105" style:family="paragraph" style:parent-style-name="Table_20_Contents">
      <style:text-properties fo:font-weight="bold" officeooo:rsid="00e9f76b" officeooo:paragraph-rsid="00f7d849" style:font-weight-asian="bold" style:font-name-complex="Helvetica1" style:font-weight-complex="bold"/>
    </style:style>
    <style:style style:name="P106" style:family="paragraph" style:parent-style-name="Table_20_Contents">
      <style:text-properties fo:font-weight="bold" officeooo:rsid="00e9f76b" officeooo:paragraph-rsid="012290cc" style:font-weight-asian="bold" style:font-name-complex="Helvetica1" style:font-weight-complex="bold"/>
    </style:style>
    <style:style style:name="P107" style:family="paragraph" style:parent-style-name="Table_20_Contents">
      <style:text-properties fo:font-weight="bold" officeooo:rsid="00f0b28b" officeooo:paragraph-rsid="00e16791" style:font-weight-asian="bold" style:font-name-complex="Helvetica1" style:font-weight-complex="bold"/>
    </style:style>
    <style:style style:name="P108" style:family="paragraph" style:parent-style-name="Table_20_Contents">
      <style:text-properties fo:font-weight="bold" officeooo:rsid="01182c16" officeooo:paragraph-rsid="012290cc" style:font-weight-asian="bold" style:font-name-complex="Helvetica1" style:font-weight-complex="bold"/>
    </style:style>
    <style:style style:name="P109" style:family="paragraph" style:parent-style-name="Table_20_Contents">
      <style:text-properties fo:color="#ff0000" fo:font-weight="bold" officeooo:rsid="009a806a" officeooo:paragraph-rsid="009a806a" style:font-name-asian="Times" style:font-weight-asian="bold" style:font-name-complex="Times New Roman1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000000" fo:font-weight="bold" officeooo:rsid="0088537c" officeooo:paragraph-rsid="01306380" style:font-name-asian="Times" style:font-weight-asian="bold" style:font-name-complex="Times New Roman1" style:font-weight-complex="bold"/>
    </style:style>
    <style:style style:name="P111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112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03bde10" style:font-size-asian="10.5pt" style:font-weight-asian="normal" style:font-size-complex="12pt" style:font-weight-complex="normal"/>
    </style:style>
    <style:style style:name="P113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0c17e7e" style:font-size-asian="10.5pt" style:font-weight-asian="normal" style:font-size-complex="12pt" style:font-weight-complex="normal"/>
    </style:style>
    <style:style style:name="P114" style:family="paragraph" style:parent-style-name="Text_20_body">
      <style:text-properties officeooo:paragraph-rsid="008a7f1d"/>
    </style:style>
    <style:style style:name="P115" style:family="paragraph" style:parent-style-name="Text_20_body">
      <style:text-properties officeooo:rsid="0034c7d4" officeooo:paragraph-rsid="008a7f1d"/>
    </style:style>
    <style:style style:name="P116" style:family="paragraph" style:parent-style-name="Text_20_body">
      <style:text-properties officeooo:rsid="0034c7d4" officeooo:paragraph-rsid="008f80e7"/>
    </style:style>
    <style:style style:name="P117" style:family="paragraph" style:parent-style-name="Text_20_body">
      <style:text-properties officeooo:rsid="0034c7d4" officeooo:paragraph-rsid="011d16b6"/>
    </style:style>
    <style:style style:name="P118" style:family="paragraph" style:parent-style-name="Text_20_body">
      <style:text-properties officeooo:rsid="0034c7d4" officeooo:paragraph-rsid="012290cc"/>
    </style:style>
    <style:style style:name="P119" style:family="paragraph" style:parent-style-name="Text_20_body">
      <style:text-properties officeooo:paragraph-rsid="008e9171"/>
    </style:style>
    <style:style style:name="P120" style:family="paragraph" style:parent-style-name="Text_20_body">
      <style:text-properties officeooo:paragraph-rsid="008f1e49"/>
    </style:style>
    <style:style style:name="P121" style:family="paragraph" style:parent-style-name="Text_20_body">
      <style:text-properties officeooo:paragraph-rsid="0088537c"/>
    </style:style>
    <style:style style:name="P122" style:family="paragraph" style:parent-style-name="Text_20_body">
      <style:text-properties officeooo:paragraph-rsid="012290cc"/>
    </style:style>
    <style:style style:name="P123" style:family="paragraph" style:parent-style-name="Standard">
      <style:paragraph-properties fo:margin-top="0.101cm" fo:margin-bottom="0.3cm" style:contextual-spacing="false"/>
      <style:text-properties style:font-name="Helvetica" officeooo:rsid="00a26eee" officeooo:paragraph-rsid="00a59b49" style:font-name-complex="Helvetica1"/>
    </style:style>
    <style:style style:name="P124" style:family="paragraph" style:parent-style-name="Standard">
      <style:paragraph-properties fo:margin-top="0.101cm" fo:margin-bottom="0.3cm" style:contextual-spacing="false"/>
      <style:text-properties style:font-name="Arial3" officeooo:rsid="00a26eee" officeooo:paragraph-rsid="00d9a662" style:font-name-complex="Helvetica1"/>
    </style:style>
    <style:style style:name="P125" style:family="paragraph" style:parent-style-name="Standard">
      <style:paragraph-properties fo:margin-top="0.101cm" fo:margin-bottom="0.3cm" style:contextual-spacing="false"/>
      <style:text-properties style:font-name="Arial3" officeooo:rsid="00a26eee" officeooo:paragraph-rsid="00edf8f6" style:font-name-complex="Helvetica1"/>
    </style:style>
    <style:style style:name="P126" style:family="paragraph" style:parent-style-name="Standard">
      <style:paragraph-properties fo:margin-top="0.101cm" fo:margin-bottom="0.3cm" style:contextual-spacing="false"/>
      <style:text-properties style:font-name="Arial3" officeooo:rsid="00a26eee" officeooo:paragraph-rsid="0120e680" style:font-name-complex="Helvetica1"/>
    </style:style>
    <style:style style:name="P127" style:family="paragraph" style:parent-style-name="Standard">
      <style:paragraph-properties fo:margin-top="0.101cm" fo:margin-bottom="0.3cm" style:contextual-spacing="false"/>
      <style:text-properties style:font-name="Arial3" officeooo:rsid="00a26eee" officeooo:paragraph-rsid="012290cc" style:font-name-complex="Helvetica1"/>
    </style:style>
    <style:style style:name="P128" style:family="paragraph" style:parent-style-name="Standard">
      <style:paragraph-properties fo:margin-top="0.101cm" fo:margin-bottom="0.3cm" style:contextual-spacing="false"/>
      <style:text-properties officeooo:paragraph-rsid="00edf8f6"/>
    </style:style>
    <style:style style:name="P129" style:family="paragraph" style:parent-style-name="Standard">
      <style:paragraph-properties fo:margin-top="0.101cm" fo:margin-bottom="0.3cm" style:contextual-spacing="false"/>
      <style:text-properties officeooo:rsid="0034c7d4" officeooo:paragraph-rsid="00f7d849"/>
    </style:style>
    <style:style style:name="P130" style:family="paragraph" style:parent-style-name="Standard" style:master-page-name="">
      <style:paragraph-properties fo:margin-top="0.101cm" fo:margin-bottom="0.3cm" style:contextual-spacing="false" style:page-number="auto"/>
      <style:text-properties style:font-name="Helvetica" officeooo:rsid="00a26eee" officeooo:paragraph-rsid="00e16791" style:font-name-complex="Helvetica1"/>
    </style:style>
    <style:style style:name="P131" style:family="paragraph" style:parent-style-name="Standard" style:master-page-name="">
      <style:paragraph-properties fo:margin-top="0.101cm" fo:margin-bottom="0.3cm" style:contextual-spacing="false" style:page-number="auto"/>
      <style:text-properties style:font-name="Helvetica" officeooo:rsid="00a26eee" officeooo:paragraph-rsid="00f7d849" style:font-name-complex="Helvetica1"/>
    </style:style>
    <style:style style:name="P132" style:family="paragraph" style:parent-style-name="Standard" style:master-page-name="">
      <style:paragraph-properties fo:margin-top="0.101cm" fo:margin-bottom="0.3cm" style:contextual-spacing="false" style:page-number="auto"/>
      <style:text-properties style:font-name="Helvetica" officeooo:rsid="00a26eee" officeooo:paragraph-rsid="012290cc" style:font-name-complex="Helvetica1"/>
    </style:style>
    <style:style style:name="P133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0e16791" style:font-name-complex="Helvetica1"/>
    </style:style>
    <style:style style:name="P134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0f7d849" style:font-name-complex="Helvetica1"/>
    </style:style>
    <style:style style:name="P135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12290cc" style:font-name-complex="Helvetica1"/>
    </style:style>
    <style:style style:name="P136" style:family="paragraph" style:parent-style-name="Standard">
      <style:paragraph-properties fo:margin-top="0.3cm" fo:margin-bottom="0cm" style:contextual-spacing="false" fo:text-align="start" style:justify-single-word="false"/>
      <style:text-properties style:font-name="Arial3" officeooo:rsid="00ed32ca" officeooo:paragraph-rsid="00f7d849" style:font-name-complex="Helvetica1"/>
    </style:style>
    <style:style style:name="P137" style:family="paragraph" style:parent-style-name="Standard">
      <style:paragraph-properties fo:margin-top="0.3cm" fo:margin-bottom="0cm" style:contextual-spacing="false" fo:text-align="start" style:justify-single-word="false"/>
      <style:text-properties style:font-name="Arial3" officeooo:rsid="00ed32ca" officeooo:paragraph-rsid="012290cc" style:font-name-complex="Helvetica1"/>
    </style:style>
    <style:style style:name="P138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Arial3" officeooo:rsid="0074fae5" officeooo:paragraph-rsid="010b1cce" style:font-name-complex="Helvetica1"/>
    </style:style>
    <style:style style:name="P139" style:family="paragraph" style:parent-style-name="Standard">
      <style:text-properties fo:color="#ff0000" fo:font-style="normal" fo:font-weight="normal" officeooo:rsid="012a2581" officeooo:paragraph-rsid="01315ab2" style:font-style-asian="normal" style:font-weight-asian="normal" style:font-style-complex="normal" style:font-weight-complex="normal"/>
    </style:style>
    <style:style style:name="P140" style:family="paragraph" style:parent-style-name="Standard" style:list-style-name="L82">
      <style:paragraph-properties>
        <style:tab-stops/>
      </style:paragraph-properties>
      <style:text-properties fo:color="#ff0000" officeooo:paragraph-rsid="01315ab2"/>
    </style:style>
    <style:style style:name="P141" style:family="paragraph" style:parent-style-name="Standard" style:list-style-name="L82">
      <style:paragraph-properties>
        <style:tab-stops/>
      </style:paragraph-properties>
      <style:text-properties fo:color="#ff0000" fo:font-style="italic" officeooo:rsid="0034c7d4" officeooo:paragraph-rsid="01315ab2" style:font-style-asian="italic"/>
    </style:style>
    <style:style style:name="P142" style:family="paragraph" style:parent-style-name="Standard">
      <style:text-properties fo:font-style="italic" officeooo:rsid="0034c7d4" officeooo:paragraph-rsid="0120e680" style:font-style-asian="italic"/>
    </style:style>
    <style:style style:name="P143" style:family="paragraph" style:parent-style-name="Standard">
      <style:text-properties officeooo:paragraph-rsid="00c529ce"/>
    </style:style>
    <style:style style:name="P144" style:family="paragraph" style:parent-style-name="Standard">
      <style:text-properties style:font-name="Helvetica" style:font-name-complex="Helvetica1"/>
    </style:style>
    <style:style style:name="P145" style:family="paragraph" style:parent-style-name="Standard">
      <style:text-properties officeooo:paragraph-rsid="00e0f514"/>
    </style:style>
    <style:style style:name="P146" style:family="paragraph" style:parent-style-name="Standard" style:list-style-name="L82">
      <style:paragraph-properties fo:margin-left="0.951cm" fo:margin-right="0cm" fo:text-indent="-0.34cm" style:auto-text-indent="false">
        <style:tab-stops/>
      </style:paragraph-properties>
      <style:text-properties fo:color="#ff0000" officeooo:paragraph-rsid="01315ab2"/>
    </style:style>
    <style:style style:name="P147" style:family="paragraph" style:parent-style-name="Standard">
      <style:paragraph-properties fo:break-before="page"/>
      <style:text-properties fo:font-style="normal" officeooo:rsid="012a2581" officeooo:paragraph-rsid="01315ab2" style:font-style-asian="normal"/>
    </style:style>
    <style:style style:name="P148" style:family="paragraph" style:parent-style-name="Standard">
      <style:paragraph-properties fo:margin-top="0cm" fo:margin-bottom="0cm" style:contextual-spacing="false"/>
      <style:text-properties officeooo:paragraph-rsid="00dde50a"/>
    </style:style>
    <style:style style:name="P149" style:family="paragraph" style:parent-style-name="Heading_20_1">
      <style:text-properties style:language-asian="it" style:country-asian="IT"/>
    </style:style>
    <style:style style:name="P150" style:family="paragraph" style:parent-style-name="Heading_20_1">
      <style:text-properties officeooo:paragraph-rsid="012290cc"/>
    </style:style>
    <style:style style:name="P151" style:family="paragraph" style:parent-style-name="Heading_20_1">
      <style:text-properties officeooo:paragraph-rsid="0120e680"/>
    </style:style>
    <style:style style:name="P152" style:family="paragraph" style:parent-style-name="Heading_20_1">
      <style:paragraph-properties fo:margin-top="0cm" fo:margin-bottom="0.42cm" style:contextual-spacing="false" fo:break-before="page"/>
      <style:text-properties style:language-asian="it" style:country-asian="IT"/>
    </style:style>
    <style:style style:name="P153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154" style:family="paragraph" style:parent-style-name="Title" style:master-page-name="Right_20_Page">
      <style:paragraph-properties fo:margin-top="1.499cm" fo:margin-bottom="0.499cm" style:contextual-spacing="false" fo:line-height="100%" style:page-number="auto"/>
      <style:text-properties fo:font-variant="normal" fo:text-transform="none"/>
    </style:style>
    <style:style style:name="P1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e53c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c00c7" style:font-weight-asian="bold" style:font-weight-complex="bold"/>
    </style:style>
    <style:style style:name="T10" style:family="text">
      <style:text-properties fo:font-weight="bold" officeooo:rsid="00507460" style:font-weight-asian="bold" style:font-weight-complex="bold"/>
    </style:style>
    <style:style style:name="T11" style:family="text">
      <style:text-properties fo:font-weight="bold" officeooo:rsid="004e32e7" style:font-weight-asian="bold" style:font-weight-complex="bold"/>
    </style:style>
    <style:style style:name="T12" style:family="text">
      <style:text-properties fo:font-weight="bold" officeooo:rsid="0094e86c" style:font-weight-asian="bold" style:font-weight-complex="bold"/>
    </style:style>
    <style:style style:name="T13" style:family="text">
      <style:text-properties fo:font-weight="bold" officeooo:rsid="003d8148" style:font-weight-asian="bold" style:font-weight-complex="bold"/>
    </style:style>
    <style:style style:name="T14" style:family="text">
      <style:text-properties fo:font-weight="bold" officeooo:rsid="00aaea5f" style:font-weight-asian="bold" style:font-weight-complex="bold"/>
    </style:style>
    <style:style style:name="T15" style:family="text">
      <style:text-properties fo:font-weight="bold" officeooo:rsid="00bb41ae" style:font-weight-asian="bold" style:font-weight-complex="bold"/>
    </style:style>
    <style:style style:name="T16" style:family="text">
      <style:text-properties fo:font-weight="bold" officeooo:rsid="00c05e89" style:font-weight-asian="bold" style:font-weight-complex="bold"/>
    </style:style>
    <style:style style:name="T17" style:family="text">
      <style:text-properties fo:font-weight="bold" officeooo:rsid="00c582a4" style:font-weight-asian="bold" style:font-weight-complex="bold"/>
    </style:style>
    <style:style style:name="T18" style:family="text">
      <style:text-properties fo:font-weight="bold" officeooo:rsid="00c5f443" style:font-weight-asian="bold" style:font-weight-complex="bold"/>
    </style:style>
    <style:style style:name="T19" style:family="text">
      <style:text-properties fo:font-weight="bold" officeooo:rsid="00c76e51" style:font-weight-asian="bold" style:font-weight-complex="bold"/>
    </style:style>
    <style:style style:name="T20" style:family="text">
      <style:text-properties fo:font-weight="bold" officeooo:rsid="00ca3dcb" style:font-weight-asian="bold" style:font-weight-complex="bold"/>
    </style:style>
    <style:style style:name="T21" style:family="text">
      <style:text-properties fo:font-weight="bold" officeooo:rsid="00d1562e" style:font-weight-asian="bold" style:font-weight-complex="bold"/>
    </style:style>
    <style:style style:name="T22" style:family="text">
      <style:text-properties fo:font-weight="bold" officeooo:rsid="011a21d4" style:font-weight-asian="bold" style:font-weight-complex="bold"/>
    </style:style>
    <style:style style:name="T23" style:family="text">
      <style:text-properties fo:font-weight="bold" officeooo:rsid="011add49" style:font-weight-asian="bold" style:font-weight-complex="bold"/>
    </style:style>
    <style:style style:name="T24" style:family="text">
      <style:text-properties fo:font-weight="bold" officeooo:rsid="006b512b" style:font-weight-asian="bold"/>
    </style:style>
    <style:style style:name="T25" style:family="text">
      <style:text-properties fo:font-weight="bold" officeooo:rsid="00b5e53c" style:font-weight-asian="bold"/>
    </style:style>
    <style:style style:name="T26" style:family="text">
      <style:text-properties fo:font-weight="bold" style:font-weight-asian="bold" style:font-name-complex="Helvetica1" style:font-weight-complex="bold"/>
    </style:style>
    <style:style style:name="T27" style:family="text">
      <style:text-properties fo:font-style="normal" style:font-style-asian="normal"/>
    </style:style>
    <style:style style:name="T28" style:family="text">
      <style:text-properties fo:font-style="normal" officeooo:rsid="003239cd" style:font-style-asian="normal"/>
    </style:style>
    <style:style style:name="T29" style:family="text">
      <style:text-properties fo:font-style="normal" officeooo:rsid="0032e2b0" style:font-style-asian="normal"/>
    </style:style>
    <style:style style:name="T30" style:family="text">
      <style:text-properties fo:font-style="normal" officeooo:rsid="0038b07a" style:font-style-asian="normal"/>
    </style:style>
    <style:style style:name="T31" style:family="text">
      <style:text-properties fo:font-style="normal" officeooo:rsid="003ffb55" style:font-style-asian="normal"/>
    </style:style>
    <style:style style:name="T32" style:family="text">
      <style:text-properties fo:font-style="normal" officeooo:rsid="004d718e" style:font-style-asian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aaa4b" style:font-style-asian="normal" style:font-style-complex="normal"/>
    </style:style>
    <style:style style:name="T35" style:family="text">
      <style:text-properties fo:font-style="normal" officeooo:rsid="0052274d" style:font-style-asian="normal" style:font-style-complex="normal"/>
    </style:style>
    <style:style style:name="T36" style:family="text">
      <style:text-properties fo:font-style="normal" officeooo:rsid="005f1a2e" style:font-style-asian="normal" style:font-style-complex="normal"/>
    </style:style>
    <style:style style:name="T37" style:family="text">
      <style:text-properties fo:font-style="normal" officeooo:rsid="008a7f1d" style:font-style-asian="normal" style:font-style-complex="normal"/>
    </style:style>
    <style:style style:name="T38" style:family="text">
      <style:text-properties fo:font-style="normal" officeooo:rsid="008e9171" style:font-style-asian="normal" style:font-style-complex="normal"/>
    </style:style>
    <style:style style:name="T39" style:family="text">
      <style:text-properties fo:font-style="normal" officeooo:rsid="00c401b9" style:font-style-asian="normal" style:font-style-complex="normal"/>
    </style:style>
    <style:style style:name="T40" style:family="text">
      <style:text-properties fo:font-style="normal" officeooo:rsid="00c76e51" style:font-style-asian="normal" style:font-style-complex="normal"/>
    </style:style>
    <style:style style:name="T41" style:family="text">
      <style:text-properties fo:font-style="normal" officeooo:rsid="004c00c7" style:font-style-asian="normal" style:font-style-complex="normal"/>
    </style:style>
    <style:style style:name="T42" style:family="text">
      <style:text-properties fo:font-style="normal" officeooo:rsid="00447d95" style:font-style-asian="normal" style:font-style-complex="normal"/>
    </style:style>
    <style:style style:name="T43" style:family="text">
      <style:text-properties fo:font-style="normal" officeooo:rsid="004fef06" style:font-style-asian="normal" style:font-style-complex="normal"/>
    </style:style>
    <style:style style:name="T44" style:family="text">
      <style:text-properties fo:font-style="normal" officeooo:rsid="00d055ba" style:font-style-asian="normal" style:font-style-complex="normal"/>
    </style:style>
    <style:style style:name="T45" style:family="text">
      <style:text-properties fo:font-style="normal" officeooo:rsid="00f47fba" style:font-style-asian="normal" style:font-style-complex="normal"/>
    </style:style>
    <style:style style:name="T46" style:family="text">
      <style:text-properties fo:font-style="normal" officeooo:rsid="00e9094c" style:font-style-asian="normal" style:font-style-complex="normal"/>
    </style:style>
    <style:style style:name="T47" style:family="text">
      <style:text-properties fo:font-style="normal" officeooo:rsid="00f65cd6" style:font-style-asian="normal" style:font-style-complex="normal"/>
    </style:style>
    <style:style style:name="T48" style:family="text">
      <style:text-properties fo:font-style="normal" officeooo:rsid="00f7baf0" style:font-style-asian="normal" style:font-style-complex="normal"/>
    </style:style>
    <style:style style:name="T49" style:family="text">
      <style:text-properties fo:font-style="normal" officeooo:rsid="00f7fba0" style:font-style-asian="normal" style:font-style-complex="normal"/>
    </style:style>
    <style:style style:name="T50" style:family="text">
      <style:text-properties fo:font-style="normal" officeooo:rsid="00f8c06d" style:font-style-asian="normal" style:font-style-complex="normal"/>
    </style:style>
    <style:style style:name="T51" style:family="text">
      <style:text-properties fo:font-style="normal" officeooo:rsid="00f9ad79" style:font-style-asian="normal" style:font-style-complex="normal"/>
    </style:style>
    <style:style style:name="T52" style:family="text">
      <style:text-properties fo:font-style="normal" officeooo:rsid="00ff2d78" style:font-style-asian="normal" style:font-style-complex="normal"/>
    </style:style>
    <style:style style:name="T53" style:family="text">
      <style:text-properties fo:font-style="normal" officeooo:rsid="00fbff14" style:font-style-asian="normal" style:font-style-complex="normal"/>
    </style:style>
    <style:style style:name="T54" style:family="text">
      <style:text-properties fo:font-style="normal" officeooo:rsid="00ffbe17" style:font-style-asian="normal" style:font-style-complex="normal"/>
    </style:style>
    <style:style style:name="T55" style:family="text">
      <style:text-properties fo:font-style="normal" officeooo:rsid="01016d96" style:font-style-asian="normal" style:font-style-complex="normal"/>
    </style:style>
    <style:style style:name="T56" style:family="text">
      <style:text-properties fo:font-style="normal" officeooo:rsid="0102d825" style:font-style-asian="normal" style:font-style-complex="normal"/>
    </style:style>
    <style:style style:name="T57" style:family="text">
      <style:text-properties fo:font-style="normal" officeooo:rsid="0102e2f5" style:font-style-asian="normal" style:font-style-complex="normal"/>
    </style:style>
    <style:style style:name="T58" style:family="text">
      <style:text-properties fo:font-style="normal" officeooo:rsid="01076add" style:font-style-asian="normal" style:font-style-complex="normal"/>
    </style:style>
    <style:style style:name="T59" style:family="text">
      <style:text-properties fo:font-style="normal" officeooo:rsid="0104a4f1" style:font-style-asian="normal" style:font-style-complex="normal"/>
    </style:style>
    <style:style style:name="T60" style:family="text">
      <style:text-properties fo:font-style="normal" officeooo:rsid="010cd4c8" style:font-style-asian="normal" style:font-style-complex="normal"/>
    </style:style>
    <style:style style:name="T61" style:family="text">
      <style:text-properties fo:font-style="normal" officeooo:rsid="011b3b29" style:font-style-asian="normal" style:font-style-complex="normal"/>
    </style:style>
    <style:style style:name="T62" style:family="text">
      <style:text-properties fo:font-style="normal" officeooo:rsid="011c5512" style:font-style-asian="normal" style:font-style-complex="normal"/>
    </style:style>
    <style:style style:name="T63" style:family="text">
      <style:text-properties fo:font-style="normal" officeooo:rsid="01182c16" style:font-style-asian="normal" style:font-style-complex="normal"/>
    </style:style>
    <style:style style:name="T64" style:family="text">
      <style:text-properties fo:font-style="normal" officeooo:rsid="01197485" style:font-style-asian="normal" style:font-style-complex="normal"/>
    </style:style>
    <style:style style:name="T65" style:family="text">
      <style:text-properties fo:font-style="normal" officeooo:rsid="01288183" style:font-style-asian="normal" style:font-style-complex="normal"/>
    </style:style>
    <style:style style:name="T66" style:family="text">
      <style:text-properties fo:font-style="normal" officeooo:rsid="00588a3b" style:font-style-asian="normal"/>
    </style:style>
    <style:style style:name="T67" style:family="text">
      <style:text-properties fo:font-style="normal" officeooo:rsid="007794eb" style:font-style-asian="normal"/>
    </style:style>
    <style:style style:name="T68" style:family="text">
      <style:text-properties fo:font-style="normal" officeooo:rsid="007c7554" style:font-style-asian="normal"/>
    </style:style>
    <style:style style:name="T69" style:family="text">
      <style:text-properties fo:font-style="normal" officeooo:rsid="008a7f1d" style:font-style-asian="normal"/>
    </style:style>
    <style:style style:name="T70" style:family="text">
      <style:text-properties fo:font-style="normal" officeooo:rsid="00a44cf4" style:font-style-asian="normal"/>
    </style:style>
    <style:style style:name="T71" style:family="text">
      <style:text-properties fo:font-style="normal" officeooo:rsid="00c76e51" style:font-style-asian="normal"/>
    </style:style>
    <style:style style:name="T72" style:family="text">
      <style:text-properties fo:font-style="normal" officeooo:rsid="00ca3dcb" style:font-style-asian="normal"/>
    </style:style>
    <style:style style:name="T73" style:family="text">
      <style:text-properties fo:font-style="normal" officeooo:rsid="00cc12b8" style:font-style-asian="normal"/>
    </style:style>
    <style:style style:name="T74" style:family="text">
      <style:text-properties fo:font-style="normal" officeooo:rsid="00d1562e" style:font-style-asian="normal"/>
    </style:style>
    <style:style style:name="T75" style:family="text">
      <style:text-properties fo:font-style="normal" officeooo:rsid="00f2cc39" style:font-style-asian="normal"/>
    </style:style>
    <style:style style:name="T76" style:family="text">
      <style:text-properties fo:font-style="normal" officeooo:rsid="00e7d639" style:font-style-asian="normal"/>
    </style:style>
    <style:style style:name="T77" style:family="text">
      <style:text-properties fo:font-style="normal" officeooo:rsid="00f9e88a" style:font-style-asian="normal"/>
    </style:style>
    <style:style style:name="T78" style:family="text">
      <style:text-properties fo:font-style="normal" officeooo:rsid="00f4b615" style:font-style-asian="normal"/>
    </style:style>
    <style:style style:name="T79" style:family="text">
      <style:text-properties fo:font-style="normal" officeooo:rsid="00fe1588" style:font-style-asian="normal"/>
    </style:style>
    <style:style style:name="T80" style:family="text">
      <style:text-properties fo:font-style="normal" officeooo:rsid="0101a052" style:font-style-asian="normal"/>
    </style:style>
    <style:style style:name="T81" style:family="text">
      <style:text-properties fo:font-style="normal" officeooo:rsid="0102d825" style:font-style-asian="normal"/>
    </style:style>
    <style:style style:name="T82" style:family="text">
      <style:text-properties fo:font-style="normal" officeooo:rsid="01182c16" style:font-style-asian="normal"/>
    </style:style>
    <style:style style:name="T83" style:family="text">
      <style:text-properties fo:font-style="normal" officeooo:rsid="00d39810" style:font-style-asian="normal"/>
    </style:style>
    <style:style style:name="T84" style:family="text">
      <style:text-properties fo:font-style="normal" officeooo:rsid="011add49" style:font-style-asian="normal"/>
    </style:style>
    <style:style style:name="T85" style:family="text">
      <style:text-properties fo:font-style="normal" officeooo:rsid="012baf2e" style:font-style-asian="normal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52274d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5fda5a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8cab28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92df9f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94e86c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c76e51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ca3dcb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cc12b8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d1562e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d39810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11a21d4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1add49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2e79c7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2a2581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12b9b72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12c8d1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12e4993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style:font-style-asian="normal" style:font-weight-asian="bold" style:font-weight-complex="bold"/>
    </style:style>
    <style:style style:name="T108" style:family="text">
      <style:text-properties fo:font-style="normal" fo:font-weight="bold" officeooo:rsid="003ffb55" style:font-style-asian="normal" style:font-weight-asian="bold" style:font-weight-complex="bold"/>
    </style:style>
    <style:style style:name="T109" style:family="text">
      <style:text-properties fo:font-style="normal" fo:font-weight="bold" officeooo:rsid="007c7554" style:font-style-asian="normal" style:font-weight-asian="bold" style:font-weight-complex="bold"/>
    </style:style>
    <style:style style:name="T110" style:family="text">
      <style:text-properties fo:font-style="normal" fo:font-weight="bold" officeooo:rsid="0124e8a7" style:font-style-asian="normal" style:font-weight-asian="bold" style:font-weight-complex="bold"/>
    </style:style>
    <style:style style:name="T111" style:family="text">
      <style:text-properties fo:font-style="normal" fo:font-weight="normal" style:font-style-asian="normal" style:font-weight-asian="normal" style:font-weight-complex="normal"/>
    </style:style>
    <style:style style:name="T112" style:family="text">
      <style:text-properties fo:font-style="normal" fo:font-weight="normal" officeooo:rsid="004d718e" style:font-style-asian="normal" style:font-weight-asian="normal" style:font-weight-complex="normal"/>
    </style:style>
    <style:style style:name="T113" style:family="text">
      <style:text-properties fo:font-style="normal" fo:font-weight="normal" officeooo:rsid="008a7f1d" style:font-style-asian="normal" style:font-weight-asian="normal" style:font-weight-complex="normal"/>
    </style:style>
    <style:style style:name="T114" style:family="text">
      <style:text-properties fo:font-style="normal" fo:font-weight="normal" officeooo:rsid="00f9e88a" style:font-style-asian="normal" style:font-weight-asian="normal" style:font-weight-complex="normal"/>
    </style:style>
    <style:style style:name="T115" style:family="text">
      <style:text-properties fo:font-style="normal" fo:font-weight="normal" officeooo:rsid="012e79c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31397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2b9b7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2c8d1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2e4993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315ab2" style:font-style-asian="normal" style:font-weight-asian="normal" style:font-style-complex="normal" style:font-weight-complex="normal"/>
    </style:style>
    <style:style style:name="T121" style:family="text">
      <style:text-properties officeooo:rsid="002b07ad"/>
    </style:style>
    <style:style style:name="T122" style:family="text">
      <style:text-properties officeooo:rsid="00308c4d"/>
    </style:style>
    <style:style style:name="T123" style:family="text">
      <style:text-properties fo:color="#000000" fo:font-style="normal" officeooo:rsid="0032e2b0" style:font-style-asian="normal"/>
    </style:style>
    <style:style style:name="T124" style:family="text">
      <style:text-properties fo:color="#000000" fo:font-style="normal" officeooo:rsid="00ca3dcb" style:font-style-asian="normal"/>
    </style:style>
    <style:style style:name="T125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26" style:family="text">
      <style:text-properties fo:color="#000000" style:font-name="Arial4" fo:font-size="12pt" fo:font-style="normal" officeooo:rsid="01016d96" style:font-style-asian="normal" style:font-style-complex="normal"/>
    </style:style>
    <style:style style:name="T127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28" style:family="text">
      <style:text-properties fo:color="#000000" style:font-name="Arial4" fo:font-size="12pt" fo:font-style="normal" officeooo:rsid="010301a5" style:font-style-asian="normal" style:font-style-complex="normal"/>
    </style:style>
    <style:style style:name="T129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30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31" style:family="text">
      <style:text-properties fo:color="#000000" style:font-name="Arial4" fo:font-size="12pt" fo:font-style="normal" officeooo:rsid="01182c16" style:font-style-asian="normal" style:font-style-complex="normal"/>
    </style:style>
    <style:style style:name="T132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33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34" style:family="text">
      <style:text-properties fo:color="#000000" style:font-name="Arial4" fo:font-size="12pt" fo:font-style="normal" officeooo:rsid="0114cf39" style:font-style-asian="normal" style:font-style-complex="normal"/>
    </style:style>
    <style:style style:name="T135" style:family="text">
      <style:text-properties fo:color="#000000" style:font-name="Arial4" fo:font-size="12pt" fo:font-style="normal" officeooo:rsid="010cbc83" style:font-style-asian="normal" style:font-style-complex="normal"/>
    </style:style>
    <style:style style:name="T136" style:family="text">
      <style:text-properties fo:color="#000000" style:font-name="Arial4" fo:font-size="12pt" fo:font-style="normal" officeooo:rsid="010942a4" style:font-style-asian="normal" style:font-style-complex="normal"/>
    </style:style>
    <style:style style:name="T137" style:family="text">
      <style:text-properties fo:color="#000000" style:font-name="Arial4" fo:font-size="12pt" fo:font-style="normal" officeooo:rsid="0112e293" style:font-style-asian="normal" style:font-style-complex="normal"/>
    </style:style>
    <style:style style:name="T138" style:family="text">
      <style:text-properties fo:color="#000000" style:font-name="Arial4" fo:font-size="12pt" fo:font-style="normal" officeooo:rsid="0112ed59" style:font-style-asian="normal" style:font-style-complex="normal"/>
    </style:style>
    <style:style style:name="T139" style:family="text">
      <style:text-properties fo:color="#000000" style:font-name="Arial4" fo:font-size="12pt" fo:font-style="normal" officeooo:rsid="01267227" style:font-style-asian="normal" style:font-style-complex="normal"/>
    </style:style>
    <style:style style:name="T140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141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142" style:family="text">
      <style:text-properties officeooo:rsid="0038a605"/>
    </style:style>
    <style:style style:name="T143" style:family="text">
      <style:text-properties officeooo:rsid="003bde10"/>
    </style:style>
    <style:style style:name="T144" style:family="text">
      <style:text-properties officeooo:rsid="003d8148"/>
    </style:style>
    <style:style style:name="T145" style:family="text">
      <style:text-properties officeooo:rsid="003ffb55"/>
    </style:style>
    <style:style style:name="T146" style:family="text">
      <style:text-properties officeooo:rsid="00447d95"/>
    </style:style>
    <style:style style:name="T147" style:family="text">
      <style:text-properties officeooo:rsid="004930f4"/>
    </style:style>
    <style:style style:name="T148" style:family="text">
      <style:text-properties officeooo:rsid="004aaa4b"/>
    </style:style>
    <style:style style:name="T149" style:family="text">
      <style:text-properties officeooo:rsid="004c00c7"/>
    </style:style>
    <style:style style:name="T150" style:family="text">
      <style:text-properties officeooo:rsid="004e32e7"/>
    </style:style>
    <style:style style:name="T151" style:family="text">
      <style:text-properties officeooo:rsid="00507460"/>
    </style:style>
    <style:style style:name="T152" style:family="text">
      <style:text-properties officeooo:rsid="0052274d"/>
    </style:style>
    <style:style style:name="T153" style:family="text">
      <style:text-properties officeooo:rsid="005591b4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font-weight="normal" officeooo:rsid="0069b087" style:font-weight-asian="normal" style:font-weight-complex="normal"/>
    </style:style>
    <style:style style:name="T156" style:family="text">
      <style:text-properties fo:font-weight="normal" officeooo:rsid="0088537c" style:font-weight-asian="normal" style:font-weight-complex="normal"/>
    </style:style>
    <style:style style:name="T157" style:family="text">
      <style:text-properties fo:font-weight="normal" officeooo:rsid="00f0e3b8" style:font-weight-asian="normal" style:font-weight-complex="normal"/>
    </style:style>
    <style:style style:name="T158" style:family="text">
      <style:text-properties fo:font-weight="normal" officeooo:rsid="004aaa4b" style:font-weight-asian="normal" style:font-weight-complex="normal"/>
    </style:style>
    <style:style style:name="T159" style:family="text">
      <style:text-properties fo:font-weight="normal" officeooo:rsid="003e8a4d" style:font-weight-asian="normal" style:font-weight-complex="normal"/>
    </style:style>
    <style:style style:name="T160" style:family="text">
      <style:text-properties fo:font-weight="normal" officeooo:rsid="00e09fe7" style:font-weight-asian="normal" style:font-weight-complex="normal"/>
    </style:style>
    <style:style style:name="T161" style:family="text">
      <style:text-properties fo:font-weight="normal" officeooo:rsid="00e484d6" style:font-weight-asian="normal" style:font-weight-complex="normal"/>
    </style:style>
    <style:style style:name="T162" style:family="text">
      <style:text-properties fo:font-weight="normal" officeooo:rsid="00e0a8a1" style:font-weight-asian="normal" style:font-weight-complex="normal"/>
    </style:style>
    <style:style style:name="T163" style:family="text">
      <style:text-properties fo:font-weight="normal" officeooo:rsid="011b3b29" style:font-weight-asian="normal" style:font-weight-complex="normal"/>
    </style:style>
    <style:style style:name="T164" style:family="text">
      <style:text-properties fo:font-weight="normal" officeooo:rsid="0102e2f5" style:font-weight-asian="normal" style:font-weight-complex="normal"/>
    </style:style>
    <style:style style:name="T165" style:family="text">
      <style:text-properties fo:font-weight="normal" officeooo:rsid="0112ed59" style:font-weight-asian="normal" style:font-weight-complex="normal"/>
    </style:style>
    <style:style style:name="T166" style:family="text">
      <style:text-properties fo:font-weight="normal" officeooo:rsid="0127d47c" style:font-weight-asian="normal" style:font-weight-complex="normal"/>
    </style:style>
    <style:style style:name="T167" style:family="text">
      <style:text-properties officeooo:rsid="006cd4c8"/>
    </style:style>
    <style:style style:name="T168" style:family="text">
      <style:text-properties officeooo:rsid="0076378e"/>
    </style:style>
    <style:style style:name="T169" style:family="text">
      <style:text-properties officeooo:rsid="0077f617"/>
    </style:style>
    <style:style style:name="T170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171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172" style:family="text">
      <style:text-properties fo:font-size="14pt" fo:font-style="normal" fo:font-weight="bold" officeooo:rsid="008e9171" style:font-size-asian="14pt" style:font-style-asian="normal" style:font-weight-asian="bold" style:font-size-complex="14pt" style:font-weight-complex="bold"/>
    </style:style>
    <style:style style:name="T173" style:family="text">
      <style:text-properties fo:font-size="14pt" fo:font-style="normal" fo:font-weight="bold" officeooo:rsid="008f1e49" style:font-size-asian="14pt" style:font-style-asian="normal" style:font-weight-asian="bold" style:font-size-complex="14pt" style:font-weight-complex="bold"/>
    </style:style>
    <style:style style:name="T174" style:family="text">
      <style:text-properties fo:font-size="14pt" fo:font-style="normal" fo:font-weight="bold" officeooo:rsid="0091609a" style:font-size-asian="14pt" style:font-style-asian="normal" style:font-weight-asian="bold" style:font-size-complex="14pt" style:font-weight-complex="bold"/>
    </style:style>
    <style:style style:name="T175" style:family="text">
      <style:text-properties fo:font-size="14pt" fo:font-style="normal" fo:font-weight="bold" officeooo:rsid="00eff5ca" style:font-size-asian="14pt" style:font-style-asian="normal" style:font-weight-asian="bold" style:font-size-complex="14pt" style:font-weight-complex="bold"/>
    </style:style>
    <style:style style:name="T176" style:family="text">
      <style:text-properties fo:font-size="14pt" fo:font-style="normal" fo:font-weight="bold" officeooo:rsid="00f7d849" style:font-size-asian="14pt" style:font-style-asian="normal" style:font-weight-asian="bold" style:font-size-complex="14pt" style:font-weight-complex="bold"/>
    </style:style>
    <style:style style:name="T177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178" style:family="text">
      <style:text-properties fo:font-size="14pt" fo:font-style="normal" fo:font-weight="bold" officeooo:rsid="01182c16" style:font-size-asian="14pt" style:font-style-asian="normal" style:font-weight-asian="bold" style:font-size-complex="14pt" style:font-weight-complex="bold"/>
    </style:style>
    <style:style style:name="T179" style:family="text">
      <style:text-properties fo:font-size="14pt" fo:font-style="normal" fo:font-weight="bold" officeooo:rsid="00fcb968" style:font-size-asian="14pt" style:font-style-asian="normal" style:font-weight-asian="bold" style:font-size-complex="14pt" style:font-weight-complex="bold"/>
    </style:style>
    <style:style style:name="T180" style:family="text">
      <style:text-properties fo:font-size="14pt" fo:font-style="normal" fo:font-weight="bold" officeooo:rsid="01021ce7" style:font-size-asian="14pt" style:font-style-asian="normal" style:font-weight-asian="bold" style:font-size-complex="14pt" style:font-weight-complex="bold"/>
    </style:style>
    <style:style style:name="T181" style:family="text">
      <style:text-properties fo:font-size="14pt" fo:font-style="normal" fo:font-weight="bold" officeooo:rsid="011add49" style:font-size-asian="14pt" style:font-style-asian="normal" style:font-weight-asian="bold" style:font-size-complex="14pt" style:font-weight-complex="bold"/>
    </style:style>
    <style:style style:name="T182" style:family="text">
      <style:text-properties officeooo:rsid="008a7f1d"/>
    </style:style>
    <style:style style:name="T183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184" style:family="text">
      <style:text-properties fo:font-size="12pt" fo:font-style="normal" fo:font-weight="normal" officeooo:rsid="0088537c" style:font-size-asian="10.5pt" style:font-style-asian="normal" style:font-weight-asian="normal" style:font-size-complex="12pt" style:font-weight-complex="normal"/>
    </style:style>
    <style:style style:name="T185" style:family="text">
      <style:text-properties fo:font-size="12pt" fo:font-style="normal" fo:font-weight="normal" officeooo:rsid="004aaa4b" style:font-size-asian="10.5pt" style:font-style-asian="normal" style:font-weight-asian="normal" style:font-size-complex="12pt" style:font-weight-complex="normal"/>
    </style:style>
    <style:style style:name="T186" style:family="text">
      <style:text-properties fo:font-size="12pt" fo:font-style="normal" fo:font-weight="normal" officeooo:rsid="00f26e4f" style:font-size-asian="10.5pt" style:font-style-asian="normal" style:font-weight-asian="normal" style:font-size-complex="12pt" style:font-weight-complex="normal"/>
    </style:style>
    <style:style style:name="T187" style:family="text">
      <style:text-properties fo:font-size="12pt" fo:font-style="normal" fo:font-weight="normal" officeooo:rsid="00e4ad85" style:font-size-asian="10.5pt" style:font-style-asian="normal" style:font-weight-asian="normal" style:font-size-complex="12pt" style:font-weight-complex="normal"/>
    </style:style>
    <style:style style:name="T188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189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190" style:family="text">
      <style:text-properties fo:font-size="12pt" fo:font-style="normal" fo:font-weight="normal" officeooo:rsid="00fe1588" style:font-size-asian="10.5pt" style:font-style-asian="normal" style:font-weight-asian="normal" style:font-size-complex="12pt" style:font-weight-complex="normal"/>
    </style:style>
    <style:style style:name="T191" style:family="text">
      <style:text-properties fo:font-size="12pt" fo:font-style="normal" fo:font-weight="normal" officeooo:rsid="00fabb2d" style:font-size-asian="10.5pt" style:font-style-asian="normal" style:font-weight-asian="normal" style:font-size-complex="12pt" style:font-weight-complex="normal"/>
    </style:style>
    <style:style style:name="T192" style:family="text">
      <style:text-properties fo:font-size="12pt" fo:font-style="normal" fo:font-weight="normal" officeooo:rsid="0102d825" style:font-size-asian="10.5pt" style:font-style-asian="normal" style:font-weight-asian="normal" style:font-size-complex="12pt" style:font-weight-complex="normal"/>
    </style:style>
    <style:style style:name="T193" style:family="text">
      <style:text-properties fo:font-size="12pt" fo:font-style="normal" fo:font-weight="normal" officeooo:rsid="01039716" style:font-size-asian="10.5pt" style:font-style-asian="normal" style:font-weight-asian="normal" style:font-size-complex="12pt" style:font-weight-complex="normal"/>
    </style:style>
    <style:style style:name="T194" style:family="text">
      <style:text-properties fo:font-size="12pt" fo:font-style="normal" fo:font-weight="normal" officeooo:rsid="01092556" style:font-size-asian="10.5pt" style:font-style-asian="normal" style:font-weight-asian="normal" style:font-size-complex="12pt" style:font-weight-complex="normal"/>
    </style:style>
    <style:style style:name="T195" style:family="text">
      <style:text-properties fo:font-size="12pt" fo:font-style="normal" fo:font-weight="normal" officeooo:rsid="0104a4f1" style:font-size-asian="10.5pt" style:font-style-asian="normal" style:font-weight-asian="normal" style:font-size-complex="12pt" style:font-weight-complex="normal"/>
    </style:style>
    <style:style style:name="T196" style:family="text">
      <style:text-properties fo:font-size="12pt" fo:font-style="normal" fo:font-weight="normal" officeooo:rsid="010f7575" style:font-size-asian="10.5pt" style:font-style-asian="normal" style:font-weight-asian="normal" style:font-size-complex="12pt" style:font-weight-complex="normal"/>
    </style:style>
    <style:style style:name="T197" style:family="text">
      <style:text-properties fo:font-size="12pt" fo:font-style="normal" fo:font-weight="normal" officeooo:rsid="011b3b29" style:font-size-asian="10.5pt" style:font-style-asian="normal" style:font-weight-asian="normal" style:font-size-complex="12pt" style:font-weight-complex="normal"/>
    </style:style>
    <style:style style:name="T198" style:family="text">
      <style:text-properties fo:font-size="12pt" fo:font-style="normal" fo:font-weight="normal" officeooo:rsid="011c5512" style:font-size-asian="10.5pt" style:font-style-asian="normal" style:font-weight-asian="normal" style:font-size-complex="12pt" style:font-weight-complex="normal"/>
    </style:style>
    <style:style style:name="T199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200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201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202" style:family="text">
      <style:text-properties fo:font-size="12pt" fo:font-style="normal" fo:font-weight="normal" officeooo:rsid="0111dda2" style:font-size-asian="10.5pt" style:font-style-asian="normal" style:font-weight-asian="normal" style:font-size-complex="12pt" style:font-weight-complex="normal"/>
    </style:style>
    <style:style style:name="T203" style:family="text">
      <style:text-properties fo:font-size="12pt" fo:font-style="normal" fo:font-weight="normal" officeooo:rsid="01197485" style:font-size-asian="10.5pt" style:font-style-asian="normal" style:font-weight-asian="normal" style:font-size-complex="12pt" style:font-weight-complex="normal"/>
    </style:style>
    <style:style style:name="T204" style:family="text">
      <style:text-properties fo:font-size="12pt" fo:font-style="normal" fo:font-weight="normal" officeooo:rsid="010787a4" style:font-size-asian="10.5pt" style:font-style-asian="normal" style:font-weight-asian="normal" style:font-size-complex="12pt" style:font-weight-complex="normal"/>
    </style:style>
    <style:style style:name="T205" style:family="text">
      <style:text-properties fo:font-size="12pt" fo:font-style="normal" fo:font-weight="normal" officeooo:rsid="0114cf39" style:font-size-asian="10.5pt" style:font-style-asian="normal" style:font-weight-asian="normal" style:font-size-complex="12pt" style:font-weight-complex="normal"/>
    </style:style>
    <style:style style:name="T206" style:family="text">
      <style:text-properties fo:font-size="12pt" fo:font-style="normal" fo:font-weight="normal" officeooo:rsid="01182c16" style:font-size-asian="10.5pt" style:font-style-asian="normal" style:font-weight-asian="normal" style:font-size-complex="12pt" style:font-weight-complex="normal"/>
    </style:style>
    <style:style style:name="T207" style:family="text">
      <style:text-properties fo:font-size="12pt" fo:font-style="normal" fo:font-weight="normal" officeooo:rsid="0112e293" style:font-size-asian="10.5pt" style:font-style-asian="normal" style:font-weight-asian="normal" style:font-size-complex="12pt" style:font-weight-complex="normal"/>
    </style:style>
    <style:style style:name="T208" style:family="text">
      <style:text-properties fo:font-size="12pt" fo:font-style="normal" fo:font-weight="normal" officeooo:rsid="010cbc83" style:font-size-asian="10.5pt" style:font-style-asian="normal" style:font-weight-asian="normal" style:font-size-complex="12pt" style:font-weight-complex="normal"/>
    </style:style>
    <style:style style:name="T209" style:family="text">
      <style:text-properties fo:font-size="12pt" fo:font-style="normal" fo:font-weight="normal" officeooo:rsid="0112ed59" style:font-size-asian="10.5pt" style:font-style-asian="normal" style:font-weight-asian="normal" style:font-size-complex="12pt" style:font-weight-complex="normal"/>
    </style:style>
    <style:style style:name="T210" style:family="text">
      <style:text-properties fo:font-size="12pt" fo:font-style="normal" fo:font-weight="normal" officeooo:rsid="011add49" style:font-size-asian="10.5pt" style:font-style-asian="normal" style:font-weight-asian="normal" style:font-size-complex="12pt" style:font-weight-complex="normal"/>
    </style:style>
    <style:style style:name="T211" style:family="text">
      <style:text-properties fo:font-size="12pt" fo:font-style="normal" fo:font-weight="normal" officeooo:rsid="012a46f7" style:font-size-asian="10.5pt" style:font-style-asian="normal" style:font-weight-asian="normal" style:font-size-complex="12pt" style:font-weight-complex="normal"/>
    </style:style>
    <style:style style:name="T212" style:family="text">
      <style:text-properties fo:font-size="12pt" fo:font-style="normal" fo:font-weight="normal" officeooo:rsid="012d4816" style:font-size-asian="10.5pt" style:font-style-asian="normal" style:font-weight-asian="normal" style:font-size-complex="12pt" style:font-weight-complex="normal"/>
    </style:style>
    <style:style style:name="T2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4d718e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f2cc39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f65cd6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f7fba0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447d95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102d825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12d3c04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08a7f1d" style:font-size-asian="10.5pt" style:font-style-asian="normal" style:font-weight-asian="normal" style:font-name-complex="Helvetica1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04d718e" style:font-size-asian="10.5pt" style:font-style-asian="normal" style:font-weight-asian="normal" style:font-name-complex="Helvetica1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0f2cc39" style:font-size-asian="10.5pt" style:font-style-asian="normal" style:font-weight-asian="normal" style:font-name-complex="Helvetica1" style:font-size-complex="12pt" style:font-style-complex="normal" style:font-weight-complex="normal"/>
    </style:style>
    <style:style style:name="T225" style:family="text">
      <style:text-properties fo:font-size="12pt" fo:font-style="normal" fo:font-weight="bold" style:font-size-asian="10.5pt" style:font-style-asian="normal" style:font-weight-asian="bold" style:font-size-complex="12pt" style:font-weight-complex="bold"/>
    </style:style>
    <style:style style:name="T226" style:family="text">
      <style:text-properties fo:font-size="12pt" fo:font-style="normal" fo:font-weight="bold" officeooo:rsid="004aaa4b" style:font-size-asian="10.5pt" style:font-style-asian="normal" style:font-weight-asian="bold" style:font-size-complex="12pt" style:font-weight-complex="bold"/>
    </style:style>
    <style:style style:name="T227" style:family="text">
      <style:text-properties fo:font-size="12pt" fo:font-style="normal" fo:font-weight="bold" officeooo:rsid="008a7f1d" style:font-size-asian="10.5pt" style:font-style-asian="normal" style:font-weight-asian="bold" style:font-size-complex="12pt" style:font-weight-complex="bold"/>
    </style:style>
    <style:style style:name="T228" style:family="text">
      <style:text-properties fo:font-size="12pt" fo:font-style="normal" fo:font-weight="bold" officeooo:rsid="00a184e0" style:font-size-asian="10.5pt" style:font-style-asian="normal" style:font-weight-asian="bold" style:font-size-complex="12pt" style:font-weight-complex="bold"/>
    </style:style>
    <style:style style:name="T229" style:family="text">
      <style:text-properties fo:font-size="12pt" fo:font-style="normal" fo:font-weight="bold" officeooo:rsid="003ffb55" style:font-size-asian="10.5pt" style:font-style-asian="normal" style:font-weight-asian="bold" style:font-size-complex="12pt" style:font-weight-complex="bold"/>
    </style:style>
    <style:style style:name="T230" style:family="text">
      <style:text-properties fo:font-size="12pt" fo:font-style="normal" fo:font-weight="bold" officeooo:rsid="00ca3dcb" style:font-size-asian="10.5pt" style:font-style-asian="normal" style:font-weight-asian="bold" style:font-size-complex="12pt" style:font-weight-complex="bold"/>
    </style:style>
    <style:style style:name="T231" style:family="text">
      <style:text-properties fo:font-size="12pt" fo:font-style="normal" fo:font-weight="bold" officeooo:rsid="00cc12b8" style:font-size-asian="10.5pt" style:font-style-asian="normal" style:font-weight-asian="bold" style:font-size-complex="12pt" style:font-weight-complex="bold"/>
    </style:style>
    <style:style style:name="T232" style:family="text">
      <style:text-properties fo:font-size="12pt" fo:font-style="normal" fo:font-weight="bold" officeooo:rsid="00d1562e" style:font-size-asian="10.5pt" style:font-style-asian="normal" style:font-weight-asian="bold" style:font-size-complex="12pt" style:font-weight-complex="bold"/>
    </style:style>
    <style:style style:name="T233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234" style:family="text">
      <style:text-properties fo:font-size="12pt" fo:font-style="normal" fo:font-weight="bold" officeooo:rsid="011add49" style:font-size-asian="10.5pt" style:font-style-asian="normal" style:font-weight-asian="bold" style:font-size-complex="12pt" style:font-weight-complex="bold"/>
    </style:style>
    <style:style style:name="T235" style:family="text">
      <style:text-properties fo:font-size="12pt" fo:font-style="normal" fo:font-weight="bold" officeooo:rsid="0124e8a7" style:font-size-asian="10.5pt" style:font-style-asian="normal" style:font-weight-asian="bold" style:font-size-complex="12pt" style:font-weight-complex="bold"/>
    </style:style>
    <style:style style:name="T236" style:family="text">
      <style:text-properties fo:font-size="12pt" fo:font-style="normal" fo:font-weight="bold" officeooo:rsid="008a7f1d" style:font-size-asian="10.5pt" style:font-style-asian="normal" style:font-weight-asian="bold" style:font-name-complex="Helvetica1" style:font-size-complex="12pt" style:font-weight-complex="bold"/>
    </style:style>
    <style:style style:name="T237" style:family="text">
      <style:text-properties fo:font-size="12pt" fo:font-style="normal" fo:font-weight="bold" officeooo:rsid="003ffb55" style:font-size-asian="10.5pt" style:font-style-asian="normal" style:font-weight-asian="bold" style:font-name-complex="Helvetica1" style:font-size-complex="12pt" style:font-weight-complex="bold"/>
    </style:style>
    <style:style style:name="T238" style:family="text">
      <style:text-properties officeooo:rsid="008f80e7"/>
    </style:style>
    <style:style style:name="T239" style:family="text">
      <style:text-properties officeooo:rsid="0091609a"/>
    </style:style>
    <style:style style:name="T240" style:family="text">
      <style:text-properties officeooo:rsid="0092df9f"/>
    </style:style>
    <style:style style:name="T241" style:family="text">
      <style:text-properties officeooo:rsid="0094b0e6"/>
    </style:style>
    <style:style style:name="T242" style:family="text">
      <style:text-properties officeooo:rsid="0094e86c"/>
    </style:style>
    <style:style style:name="T243" style:family="text">
      <style:text-properties officeooo:rsid="00a406af"/>
    </style:style>
    <style:style style:name="T244" style:family="text">
      <style:text-properties officeooo:rsid="00aaea5f"/>
    </style:style>
    <style:style style:name="T245" style:family="text">
      <style:text-properties officeooo:rsid="00b00c9b"/>
    </style:style>
    <style:style style:name="T246" style:family="text">
      <style:text-properties officeooo:rsid="00b5e53c"/>
    </style:style>
    <style:style style:name="T247" style:family="text">
      <style:text-properties officeooo:rsid="00be66d1"/>
    </style:style>
    <style:style style:name="T248" style:family="text">
      <style:text-properties officeooo:rsid="00c05e89"/>
    </style:style>
    <style:style style:name="T249" style:family="text">
      <style:text-properties officeooo:rsid="00c14e08"/>
    </style:style>
    <style:style style:name="T250" style:family="text">
      <style:text-properties officeooo:rsid="00c17e7e"/>
    </style:style>
    <style:style style:name="T251" style:family="text">
      <style:text-properties officeooo:rsid="00c401b9"/>
    </style:style>
    <style:style style:name="T252" style:family="text">
      <style:text-properties officeooo:rsid="00c582a4"/>
    </style:style>
    <style:style style:name="T253" style:family="text">
      <style:text-properties officeooo:rsid="00c5f443"/>
    </style:style>
    <style:style style:name="T254" style:family="text">
      <style:text-properties officeooo:rsid="00c76e51"/>
    </style:style>
    <style:style style:name="T255" style:family="text">
      <style:text-properties style:font-name="Helvetica" style:font-name-complex="Helvetica1"/>
    </style:style>
    <style:style style:name="T256" style:family="text">
      <style:text-properties style:font-name="Helvetica" fo:font-weight="bold" style:font-weight-asian="bold" style:font-name-complex="Helvetica1" style:font-weight-complex="bold"/>
    </style:style>
    <style:style style:name="T257" style:family="text">
      <style:text-properties officeooo:rsid="00ca3dcb"/>
    </style:style>
    <style:style style:name="T258" style:family="text">
      <style:text-properties officeooo:rsid="00cc12b8"/>
    </style:style>
    <style:style style:name="T259" style:family="text">
      <style:text-properties officeooo:rsid="00d1562e"/>
    </style:style>
    <style:style style:name="T260" style:family="text">
      <style:text-properties officeooo:rsid="00d7165d"/>
    </style:style>
    <style:style style:name="T261" style:family="text">
      <style:text-properties officeooo:rsid="00d76d20"/>
    </style:style>
    <style:style style:name="T262" style:family="text">
      <style:text-properties officeooo:rsid="00d89fa1"/>
    </style:style>
    <style:style style:name="T263" style:family="text">
      <style:text-properties officeooo:rsid="00dcb1ed"/>
    </style:style>
    <style:style style:name="T264" style:family="text">
      <style:text-properties officeooo:rsid="00dd6f9b"/>
    </style:style>
    <style:style style:name="T265" style:family="text">
      <style:text-properties officeooo:rsid="00de1bf2"/>
    </style:style>
    <style:style style:name="T266" style:family="text">
      <style:text-properties officeooo:rsid="00de5409"/>
    </style:style>
    <style:style style:name="T267" style:family="text">
      <style:text-properties style:font-name="Arial3"/>
    </style:style>
    <style:style style:name="T268" style:family="text">
      <style:text-properties style:font-name="Arial3" style:font-name-complex="Helvetica1"/>
    </style:style>
    <style:style style:name="T269" style:family="text">
      <style:text-properties style:font-name="Arial3" officeooo:rsid="0088537c" style:font-name-complex="Helvetica1"/>
    </style:style>
    <style:style style:name="T270" style:family="text">
      <style:text-properties style:font-name="Arial3" officeooo:rsid="004aaa4b" style:font-name-complex="Helvetica1"/>
    </style:style>
    <style:style style:name="T271" style:family="text">
      <style:text-properties style:font-name="Arial3" officeooo:rsid="00e003bf" style:font-name-complex="Helvetica1"/>
    </style:style>
    <style:style style:name="T272" style:family="text">
      <style:text-properties style:font-name="Arial3" officeooo:rsid="00e484d6" style:font-name-complex="Helvetica1"/>
    </style:style>
    <style:style style:name="T273" style:family="text">
      <style:text-properties style:font-name="Arial3" officeooo:rsid="00a4fe5b" style:font-name-complex="Helvetica1"/>
    </style:style>
    <style:style style:name="T274" style:family="text">
      <style:text-properties style:font-name="Arial3" officeooo:rsid="00fe1588" style:font-name-complex="Helvetica1"/>
    </style:style>
    <style:style style:name="T275" style:family="text">
      <style:text-properties style:font-name="Arial3" officeooo:rsid="00f263d7" style:font-name-complex="Helvetica1"/>
    </style:style>
    <style:style style:name="T276" style:family="text">
      <style:text-properties style:font-name="Arial3" officeooo:rsid="00ffbe17" style:font-name-complex="Helvetica1"/>
    </style:style>
    <style:style style:name="T277" style:family="text">
      <style:text-properties style:font-name="Arial3" officeooo:rsid="0102d825" style:font-name-complex="Helvetica1"/>
    </style:style>
    <style:style style:name="T278" style:family="text">
      <style:text-properties style:font-name="Arial3" officeooo:rsid="0102e2f5" style:font-name-complex="Helvetica1"/>
    </style:style>
    <style:style style:name="T279" style:family="text">
      <style:text-properties style:font-name="Arial3" officeooo:rsid="01182c16" style:font-name-complex="Helvetica1"/>
    </style:style>
    <style:style style:name="T280" style:family="text">
      <style:text-properties style:font-name="Arial3" fo:font-weight="bold" style:font-weight-asian="bold" style:font-name-complex="Helvetica1" style:font-weight-complex="bold"/>
    </style:style>
    <style:style style:name="T281" style:family="text">
      <style:text-properties style:font-name="Arial3" fo:font-weight="bold" officeooo:rsid="00de5409" style:font-weight-asian="bold" style:font-name-complex="Helvetica1" style:font-weight-complex="bold"/>
    </style:style>
    <style:style style:name="T282" style:family="text">
      <style:text-properties style:font-name="Arial3" fo:font-weight="bold" style:font-weight-asian="bold" style:font-weight-complex="bold"/>
    </style:style>
    <style:style style:name="T283" style:family="text">
      <style:text-properties style:font-name="Arial3" fo:font-weight="bold" officeooo:rsid="00ed32ca" style:font-weight-asian="bold" style:font-weight-complex="bold"/>
    </style:style>
    <style:style style:name="T284" style:family="text">
      <style:text-properties style:font-name="Arial3" fo:font-weight="bold" officeooo:rsid="00ac6709" style:font-weight-asian="bold" style:font-weight-complex="bold"/>
    </style:style>
    <style:style style:name="T285" style:family="text">
      <style:text-properties style:font-name="Arial3" fo:font-weight="bold" officeooo:rsid="00fe8540" style:font-weight-asian="bold" style:font-weight-complex="bold"/>
    </style:style>
    <style:style style:name="T286" style:family="text">
      <style:text-properties style:font-name="Arial3" fo:font-weight="bold" officeooo:rsid="011add49" style:font-weight-asian="bold" style:font-weight-complex="bold"/>
    </style:style>
    <style:style style:name="T287" style:family="text">
      <style:text-properties style:font-name="Arial3" fo:font-weight="normal" officeooo:rsid="00de5409" style:font-weight-asian="normal" style:font-name-complex="Helvetica1" style:font-weight-complex="normal"/>
    </style:style>
    <style:style style:name="T288" style:family="text">
      <style:text-properties style:font-name="Arial3" fo:font-weight="normal" officeooo:rsid="0088537c" style:font-weight-asian="normal" style:font-name-complex="Helvetica1" style:font-weight-complex="normal"/>
    </style:style>
    <style:style style:name="T289" style:family="text">
      <style:text-properties style:font-name="Arial3" fo:font-weight="normal" officeooo:rsid="004aaa4b" style:font-weight-asian="normal" style:font-name-complex="Helvetica1" style:font-weight-complex="normal"/>
    </style:style>
    <style:style style:name="T290" style:family="text">
      <style:text-properties style:font-name="Arial3" fo:font-weight="normal" officeooo:rsid="003e8a4d" style:font-weight-asian="normal" style:font-name-complex="Helvetica1" style:font-weight-complex="normal"/>
    </style:style>
    <style:style style:name="T291" style:family="text">
      <style:text-properties style:font-name="Arial3" fo:font-weight="normal" officeooo:rsid="00e09fe7" style:font-weight-asian="normal" style:font-name-complex="Helvetica1" style:font-weight-complex="normal"/>
    </style:style>
    <style:style style:name="T292" style:family="text">
      <style:text-properties style:font-name="Arial3" fo:font-weight="normal" officeooo:rsid="00e484d6" style:font-weight-asian="normal" style:font-name-complex="Helvetica1" style:font-weight-complex="normal"/>
    </style:style>
    <style:style style:name="T293" style:family="text">
      <style:text-properties style:font-name="Arial3" fo:font-weight="normal" officeooo:rsid="00e0a8a1" style:font-weight-asian="normal" style:font-name-complex="Helvetica1" style:font-weight-complex="normal"/>
    </style:style>
    <style:style style:name="T294" style:family="text">
      <style:text-properties style:font-name="Arial3" fo:font-weight="normal" officeooo:rsid="011887fe" style:font-weight-asian="normal" style:font-name-complex="Helvetica1" style:font-weight-complex="normal"/>
    </style:style>
    <style:style style:name="T295" style:family="text">
      <style:text-properties style:font-name="Arial3" officeooo:rsid="00ed32ca"/>
    </style:style>
    <style:style style:name="T296" style:family="text">
      <style:text-properties style:font-name="Arial3" officeooo:rsid="00f03f83"/>
    </style:style>
    <style:style style:name="T297" style:family="text">
      <style:text-properties style:font-name="Arial3" officeooo:rsid="00f0b28b"/>
    </style:style>
    <style:style style:name="T298" style:family="text">
      <style:text-properties style:font-name="Arial3" officeooo:rsid="00ac6709"/>
    </style:style>
    <style:style style:name="T299" style:family="text">
      <style:text-properties style:font-name="Arial3" officeooo:rsid="00a59b49"/>
    </style:style>
    <style:style style:name="T300" style:family="text">
      <style:text-properties style:font-name="Arial3" officeooo:rsid="00e79971"/>
    </style:style>
    <style:style style:name="T301" style:family="text">
      <style:text-properties style:font-name="Arial3" officeooo:rsid="00e624c4"/>
    </style:style>
    <style:style style:name="T302" style:family="text">
      <style:text-properties style:font-name="Arial3" officeooo:rsid="00e8b054"/>
    </style:style>
    <style:style style:name="T303" style:family="text">
      <style:text-properties style:font-name="Arial3" officeooo:rsid="004aaa4b"/>
    </style:style>
    <style:style style:name="T304" style:family="text">
      <style:text-properties style:font-name="Arial3" officeooo:rsid="0088537c"/>
    </style:style>
    <style:style style:name="T305" style:family="text">
      <style:text-properties style:font-name="Arial3" officeooo:rsid="00f9ad79"/>
    </style:style>
    <style:style style:name="T306" style:family="text">
      <style:text-properties style:font-name="Arial3" officeooo:rsid="00e003bf"/>
    </style:style>
    <style:style style:name="T307" style:family="text">
      <style:text-properties style:font-name="Arial3" officeooo:rsid="00e484d6"/>
    </style:style>
    <style:style style:name="T308" style:family="text">
      <style:text-properties style:font-name="Arial3" officeooo:rsid="00fe8540"/>
    </style:style>
    <style:style style:name="T309" style:family="text">
      <style:text-properties style:font-name="Arial3" officeooo:rsid="01021ce7"/>
    </style:style>
    <style:style style:name="T310" style:family="text">
      <style:text-properties style:font-name="Arial3" officeooo:rsid="01182c16"/>
    </style:style>
    <style:style style:name="T311" style:family="text">
      <style:text-properties style:font-name="Arial3" officeooo:rsid="011add49"/>
    </style:style>
    <style:style style:name="T312" style:family="text">
      <style:text-properties officeooo:rsid="00dbc1c1"/>
    </style:style>
    <style:style style:name="T313" style:family="text">
      <style:text-properties officeooo:rsid="00dc5c98"/>
    </style:style>
    <style:style style:name="T314" style:family="text">
      <style:text-properties officeooo:rsid="00e3f39e"/>
    </style:style>
    <style:style style:name="T315" style:family="text">
      <style:text-properties officeooo:rsid="00df75df"/>
    </style:style>
    <style:style style:name="T316" style:family="text">
      <style:text-properties officeooo:rsid="00e4b606"/>
    </style:style>
    <style:style style:name="T317" style:family="text">
      <style:text-properties officeooo:rsid="00e9f76b"/>
    </style:style>
    <style:style style:name="T318" style:family="text">
      <style:text-properties style:font-name-complex="Helvetica1"/>
    </style:style>
    <style:style style:name="T319" style:family="text">
      <style:text-properties officeooo:rsid="00a4fe5b" style:font-name-complex="Helvetica1"/>
    </style:style>
    <style:style style:name="T320" style:family="text">
      <style:text-properties officeooo:rsid="004aaa4b" style:font-name-complex="Helvetica1"/>
    </style:style>
    <style:style style:name="T321" style:family="text">
      <style:text-properties officeooo:rsid="00f263d7" style:font-name-complex="Helvetica1"/>
    </style:style>
    <style:style style:name="T322" style:family="text">
      <style:text-properties officeooo:rsid="00e7d639"/>
    </style:style>
    <style:style style:name="T323" style:family="text">
      <style:text-properties officeooo:rsid="00f9ad79"/>
    </style:style>
    <style:style style:name="T324" style:family="text">
      <style:text-properties officeooo:rsid="00fb004f"/>
    </style:style>
    <style:style style:name="T325" style:family="text">
      <style:text-properties officeooo:rsid="00f4b615"/>
    </style:style>
    <style:style style:name="T326" style:family="text">
      <style:text-properties officeooo:rsid="00fcb968"/>
    </style:style>
    <style:style style:name="T327" style:family="text">
      <style:text-properties officeooo:rsid="01016d96"/>
    </style:style>
    <style:style style:name="T328" style:family="text">
      <style:text-properties officeooo:rsid="0101a052"/>
    </style:style>
    <style:style style:name="T329" style:family="text">
      <style:text-properties officeooo:rsid="01021ce7"/>
    </style:style>
    <style:style style:name="T330" style:family="text">
      <style:text-properties officeooo:rsid="010301a5"/>
    </style:style>
    <style:style style:name="T331" style:family="text">
      <style:text-properties officeooo:rsid="0104a4f1"/>
    </style:style>
    <style:style style:name="T332" style:family="text">
      <style:text-properties officeooo:rsid="010cd4c8"/>
    </style:style>
    <style:style style:name="T333" style:family="text">
      <style:text-properties officeooo:rsid="010e5241"/>
    </style:style>
    <style:style style:name="T334" style:family="text">
      <style:text-properties officeooo:rsid="0116acac"/>
    </style:style>
    <style:style style:name="T335" style:family="text">
      <style:text-properties officeooo:rsid="0116b658"/>
    </style:style>
    <style:style style:name="T336" style:family="text">
      <style:text-properties officeooo:rsid="011887fe"/>
    </style:style>
    <style:style style:name="T337" style:family="text">
      <style:text-properties officeooo:rsid="01195a4c"/>
    </style:style>
    <style:style style:name="T338" style:family="text">
      <style:text-properties officeooo:rsid="011b3b29"/>
    </style:style>
    <style:style style:name="T339" style:family="text">
      <style:text-properties officeooo:rsid="011c5512"/>
    </style:style>
    <style:style style:name="T340" style:family="text">
      <style:text-properties officeooo:rsid="0088537c"/>
    </style:style>
    <style:style style:name="T341" style:family="text">
      <style:text-properties officeooo:rsid="01182c16"/>
    </style:style>
    <style:style style:name="T342" style:family="text">
      <style:text-properties officeooo:rsid="003e8a4d"/>
    </style:style>
    <style:style style:name="T343" style:family="text">
      <style:text-properties officeooo:rsid="00e09fe7"/>
    </style:style>
    <style:style style:name="T344" style:family="text">
      <style:text-properties officeooo:rsid="00e484d6"/>
    </style:style>
    <style:style style:name="T345" style:family="text">
      <style:text-properties officeooo:rsid="00e0a8a1"/>
    </style:style>
    <style:style style:name="T346" style:family="text">
      <style:text-properties officeooo:rsid="0111dda2"/>
    </style:style>
    <style:style style:name="T347" style:family="text">
      <style:text-properties officeooo:rsid="010141f0"/>
    </style:style>
    <style:style style:name="T348" style:family="text">
      <style:text-properties officeooo:rsid="011a21d4"/>
    </style:style>
    <style:style style:name="T349" style:family="text">
      <style:text-properties officeooo:rsid="010cbc83"/>
    </style:style>
    <style:style style:name="T350" style:family="text">
      <style:text-properties officeooo:rsid="010b3088"/>
    </style:style>
    <style:style style:name="T351" style:family="text">
      <style:text-properties officeooo:rsid="0114cf39"/>
    </style:style>
    <style:style style:name="T352" style:family="text">
      <style:text-properties officeooo:rsid="0112e293"/>
    </style:style>
    <style:style style:name="T353" style:family="text">
      <style:text-properties officeooo:rsid="0102e2f5"/>
    </style:style>
    <style:style style:name="T354" style:family="text">
      <style:text-properties officeooo:rsid="0112ed59"/>
    </style:style>
    <style:style style:name="T355" style:family="text">
      <style:text-properties officeooo:rsid="011add49"/>
    </style:style>
    <style:style style:name="T356" style:family="text">
      <style:text-properties style:text-position="super 58%" fo:font-style="normal" fo:font-weight="bold" officeooo:rsid="0124e8a7" style:font-style-asian="normal" style:font-weight-asian="bold" style:font-weight-complex="bold"/>
    </style:style>
    <style:style style:name="T357" style:family="text">
      <style:text-properties style:text-position="super 58%" fo:font-size="12pt" fo:font-style="normal" fo:font-weight="bold" officeooo:rsid="0124e8a7" style:font-size-asian="10.5pt" style:font-style-asian="normal" style:font-weight-asian="bold" style:font-size-complex="12pt" style:font-weight-complex="bold"/>
    </style:style>
    <style:style style:name="T358" style:family="text">
      <style:text-properties style:text-position="0% 100%" fo:font-style="normal" fo:font-weight="bold" officeooo:rsid="0124e8a7" style:font-style-asian="normal" style:font-weight-asian="bold" style:font-weight-complex="bold"/>
    </style:style>
    <style:style style:name="T359" style:family="text">
      <style:text-properties style:text-position="0% 100%" fo:font-size="12pt" fo:font-style="normal" fo:font-weight="bold" officeooo:rsid="0124e8a7" style:font-size-asian="10.5pt" style:font-style-asian="normal" style:font-weight-asian="bold" style:font-size-complex="12pt" style:font-weight-complex="bold"/>
    </style:style>
    <style:style style:name="T360" style:family="text">
      <style:text-properties officeooo:rsid="0127d47c"/>
    </style:style>
    <style:style style:name="T361" style:family="text">
      <style:text-properties officeooo:rsid="01288183"/>
    </style:style>
    <style:style style:name="T362" style:family="text">
      <style:text-properties officeooo:rsid="0126206f"/>
    </style:style>
    <style:style style:name="T363" style:family="text">
      <style:text-properties fo:color="#ff0000" fo:font-weight="bold" style:font-weight-asian="bold" style:font-style-complex="normal" style:font-weight-complex="bold"/>
    </style:style>
    <style:style style:name="T364" style:family="text"/>
    <style:style style:name="T365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66" style:family="text">
      <style:text-properties fo:color="#000000" style:text-outline="false" style:text-line-through-styl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67" style:family="text">
      <style:text-properties fo:color="#000000" style:text-outline="false" style:text-line-through-styl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68" style:family="text">
      <style:text-properties style:use-window-font-color="true" style:text-outline="false" style:text-line-through-styl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69" style:family="text">
      <style:text-properties fo:color="#000000" style:text-outline="false" style:text-line-through-styl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3cm" fo:margin-left="0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<text:span text:style-name="T1"><text:user-defined style:data-style-name="N0" text:name="Project_acronym">CryOcean-QCV</text:user-defined></text:span><text:span text:style-name="T1"><text:line-break/></text:span><text:span text:style-name="T25">IOP</text:span><text:span text:style-name="T24"> </text:span><text:span text:style-name="T1">Daily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88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87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90"><text:span text:style-name="Default_20_Paragraph_20_Font"><text:span text:style-name="T155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2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89"><text:span text:style-name="Default_20_Paragraph_20_Font"><text:span text:style-name="T122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154"><text:span text:style-name="T246">IOP DAILY</text:span> QUALITY ASSESSMENT <text:span text:style-name="T250">FOR </text:span><text:span text:style-name="T250"><text:conditional-text text:condition="ooow:true" text:string-value-if-true="Report_Date" text:string-value-if-false="">Report_Date</text:conditional-text></text:span></text:p>
      <text:p text:style-name="P113"><text:span text:style-name="T248">Report </text:span><text:span text:style-name="T249">issued</text:span><text:span text:style-name="T248"> on </text:span><text:span text:style-name="T16"><text:conditional-text text:condition="ooow:true" text:string-value-if-true="date_issued" text:string-value-if-false="">date_issued</text:conditional-text></text:span></text:p>
      <text:p text:style-name="P111"><text:span text:style-name="T143">Date and time of the first record</text:span>: <text:span text:style-name="T2"><text:conditional-text text:condition="ooow:true" text:string-value-if-true="start_time" text:string-value-if-false="">start_time</text:conditional-text></text:span></text:p>
      <text:p text:style-name="P111"><text:span text:style-name="T143">Date and time of the last record</text:span>: <text:span text:style-name="T2"><text:conditional-text text:condition="ooow:true" text:string-value-if-true="stop_time" text:string-value-if-false="">stop_time</text:conditional-text></text:span></text:p>
      <text:p text:style-name="P112">Range of <text:span text:style-name="T167">complete </text:span>orbits <text:span text:style-name="T167">in present day</text:span>: <text:span text:style-name="T2"><text:conditional-text text:condition="ooow:true" text:string-value-if-true="orbit0" text:string-value-if-false="">orbit0</text:conditional-text></text:span> to <text:span text:style-name="T2"><text:conditional-text text:condition="ooow:true" text:string-value-if-true="orbitf" text:string-value-if-false="">orbitf</text:conditional-text></text:span></text:p>
      <text:p text:style-name="P1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10">WARNINGS <text:span text:style-name="T362">(see Appendix A for details)</text:span></text:p>
          </table:table-cell>
        </table:table-row>
        <table:table-row>
          <table:table-cell table:style-name="Table2.A2" office:value-type="string">
            <text:p text:style-name="P109"><text:conditional-text text:condition="ooow:True" text:string-value-if-true="warning" text:string-value-if-false="">warning</text:conditional-text><office:annotation office:name="__Fieldmark__2454_720440069"><dc:creator>Unknown Author</dc:creator><dc:date>2014-09-10T13:18:29</dc:date><text:list text:style-name=""><text:list-item><text:p text:style-name="P155"><text:span text:style-name="T365">do row for warning in warn</text:span></text:p></text:list-item></text:list></office:annotation></text:p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xml:id="list1978333170843137486" text:style-name="Outline">
        <text:list-item>
          <text:p text:style-name="P152">Data latency</text:p>
        </text:list-item>
      </text:list>
      <text:p text:style-name="P20"><text:span text:style-name="Default_20_Paragraph_20_Font"><text:span text:style-name="T13">Median latency [range </text:span></text:span><text:span text:style-name="Default_20_Paragraph_20_Font"><text:span text:style-name="T15">std</text:span></text:span><text:span text:style-name="Default_20_Paragraph_20_Font"><text:span text:style-name="T13">]:</text:span></text:span><text:span text:style-name="Default_20_Paragraph_20_Font"><text:span text:style-name="T144"> </text:span></text:span><text:span text:style-name="Default_20_Paragraph_20_Font"><text:span text:style-name="T144"><text:conditional-text text:condition="ooow:true" text:string-value-if-true="median_latency" text:string-value-if-false="">median_latency</text:conditional-text></text:span></text:span><text:span text:style-name="Default_20_Paragraph_20_Font"><text:span text:style-name="T144"> hours [</text:span></text:span><text:span text:style-name="Default_20_Paragraph_20_Font"><text:span text:style-name="T144"><text:conditional-text text:condition="ooow:true" text:string-value-if-true="latencyLow" text:string-value-if-false="">latencyLow</text:conditional-text></text:span></text:span><text:span text:style-name="Default_20_Paragraph_20_Font"><text:span text:style-name="T144"> - </text:span></text:span><text:span text:style-name="Default_20_Paragraph_20_Font"><text:span text:style-name="T144"><text:conditional-text text:condition="ooow:true" text:string-value-if-true="latencyUp" text:string-value-if-false="">latencyUp</text:conditional-text></text:span></text:span><text:span text:style-name="Default_20_Paragraph_20_Font"><text:span text:style-name="T144">]</text:span></text:span></text:p>
      <text:p text:style-name="P20"/>
      <text:p text:style-name="P21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IOP_Fig_1.jpg' %(image_dir),anchor='paragraph',size=(13,7.9),sizeUnit='cm')</text:p></office:annotation><text:span text:style-name="Default_20_Paragraph_20_Font"><text:span text:style-name="T146">Fig. 1</text:span></text:span><office:annotation-end office:name="__Fieldmark__11067_1469397881"/></text:p>
      <text:p text:style-name="P67"><text:span text:style-name="Default_20_Paragraph_20_Font"><text:span text:style-name="T6">Figure 1</text:span></text:span><text:span text:style-name="Default_20_Paragraph_20_Font"><text:span text:style-name="T146">. Box-and-whiskers plot for the latency showing for each day in last 30-day window the first and third quartiles (bottom and top of the box), the median (thick black), the 5% and 95% percentiles (lower and upper whiskers), the mean (blue) and the standard deviation (blue </text:span></text:span><text:span text:style-name="Default_20_Paragraph_20_Font"><text:span text:style-name="T247">dashed line</text:span></text:span><text:span text:style-name="Default_20_Paragraph_20_Font"><text:span text:style-name="T146">). The percentage of records delivered within 3 days is also shown (red, right y-axis). The yellow shading highlights the day analyzed in this report </text:span></text:span><text:span text:style-name="Default_20_Paragraph_20_Font"><text:span text:style-name="T251">whereas the horizontal black line denotes the 3 hours threshold.</text:span></text:span></text:p>
      <text:p text:style-name="P67"><text:span text:style-name="Default_20_Paragraph_20_Font"><text:span text:style-name="T251"/></text:span></text:p>
      <text:p text:style-name="P67"><text:span text:style-name="Default_20_Paragraph_20_Font"><text:span text:style-name="T251"/></text:span></text:p>
      <text:p text:style-name="P68"><office:annotation office:name="__Fieldmark__6133_401713097"><dc:creator>Francisco Calafat</dc:creator><dc:date>2014-10-02T13:44:53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252">Fig. 2</text:span></text:span><office:annotation-end office:name="__Fieldmark__6133_401713097"/></text:p>
      <text:p text:style-name="P68"><text:span text:style-name="Default_20_Paragraph_20_Font"><text:span text:style-name="T17">Figure 2</text:span></text:span><text:span text:style-name="Default_20_Paragraph_20_Font"><text:span text:style-name="T252">. </text:span></text:span><text:span text:style-name="Emphasis"><text:span text:style-name="T36">Histogram of </text:span></text:span><text:span text:style-name="Emphasis"><text:span text:style-name="T39">the data latency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list xml:id="list337129153" text:continue-list="list1978333170843137486" text:style-name="Outline">
        <text:list-item>
          <text:p text:style-name="P149">Data coverage and completeness</text:p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1"/>
          </table:table-cell>
          <table:table-cell table:style-name="Table1.A1" office:value-type="string">
            <text:p text:style-name="P101">Present in day</text:p>
          </table:table-cell>
          <table:table-cell table:style-name="Table1.A1" office:value-type="string">
            <text:p text:style-name="P101">Theoretical max.</text:p>
          </table:table-cell>
          <table:table-cell table:style-name="Table1.D1" office:value-type="string">
            <text:p text:style-name="P101">Percentage (%)</text:p>
          </table:table-cell>
        </table:table-row>
        <table:table-row>
          <table:table-cell table:style-name="Table1.A2" office:value-type="string">
            <text:p text:style-name="P101">Total</text:p>
          </table:table-cell>
          <table:table-cell table:style-name="Table1.B2" office:value-type="string">
            <text:p text:style-name="P92"><text:conditional-text text:condition="ooow:true" text:string-value-if-true="total_nrecord" text:string-value-if-false="">total_nrecord</text:conditional-text></text:p>
          </table:table-cell>
          <table:table-cell table:style-name="Table1.C2" office:value-type="string">
            <text:p text:style-name="P95"><text:conditional-text text:condition="ooow:true" text:string-value-if-true="theor_total" text:string-value-if-false="">theor_total</text:conditional-text></text:p>
          </table:table-cell>
          <table:table-cell table:style-name="Table1.D2" office:value-type="string">
            <text:p text:style-name="P92"><text:conditional-text text:condition="ooow:true" text:string-value-if-true="total_precord" text:string-value-if-false="">total_precord</text:conditional-text></text:p>
          </table:table-cell>
        </table:table-row>
        <table:table-row>
          <table:table-cell table:style-name="Table1.A3" office:value-type="string">
            <text:p text:style-name="P101">Ocean<text:span text:style-name="T313">s and </text:span><text:span text:style-name="T312">lake</text:span><text:span text:style-name="T313">s</text:span></text:p>
          </table:table-cell>
          <table:table-cell table:style-name="Table1.B3" office:value-type="string">
            <text:p text:style-name="P92"><text:conditional-text text:condition="ooow:true" text:string-value-if-true="ocean_nrecord" text:string-value-if-false="">ocean_nrecord</text:conditional-text></text:p>
          </table:table-cell>
          <table:table-cell table:style-name="Table1.C3" office:value-type="string">
            <text:p text:style-name="P92"><text:conditional-text text:condition="ooow:true" text:string-value-if-true="theor_ocean" text:string-value-if-false="">theor_ocean</text:conditional-text></text:p>
          </table:table-cell>
          <table:table-cell table:style-name="Table1.D3" office:value-type="string">
            <text:p text:style-name="P92"><text:conditional-text text:condition="ooow:true" text:string-value-if-true="ocean_precord" text:string-value-if-false="">ocean_precord</text:conditional-text></text:p>
          </table:table-cell>
        </table:table-row>
      </table:table>
      <text:p text:style-name="P138"><text:span text:style-name="T2">Table 1</text:span>. Number of total <text:span text:style-name="T260">(land and ocean/</text:span><text:span text:style-name="T334">lake</text:span><text:span text:style-name="T260">)</text:span> and <text:span text:style-name="T334">only </text:span>ocean/<text:span text:style-name="T312">lake</text:span> records <text:span text:style-name="T168">together with the</text:span><text:span text:style-name="T261">ir</text:span><text:span text:style-name="T168"> percentage </text:span><text:span text:style-name="T261">relative to the theoretically expected number of measurements </text:span><text:span text:style-name="Default_20_Paragraph_20_Font"><text:span text:style-name="T263">from the orbits ground </text:span></text:span><text:span text:style-name="Default_20_Paragraph_20_Font"><text:span text:style-name="T264">tracks</text:span></text:span> <text:span text:style-name="T168">for</text:span> <text:conditional-text text:condition="ooow:true" text:string-value-if-true="Report_Date" text:string-value-if-false="">Report_Date</text:conditional-text>. <text:span text:style-name="T261">Th</text:span><text:span text:style-name="T262">eoretical values are also shown.</text:span></text:p>
      <text:p text:style-name="P5"/>
      <text:p text:style-name="P5"/>
      <text:p text:style-name="P5"/>
      <text:p text:style-name="P5"/>
      <text:p text:style-name="P5"/>
      <text:p text:style-name="P6">Fig. <text:span text:style-name="T253">3</text:span><office:annotation office:name="__Fieldmark__580_1509170116"><dc:creator>Unknown Author</dc:creator><dc:date>2014-07-25T11:19:08</dc:date><text:list text:style-name=""><text:list-item><text:p text:style-name="P155"><text:span text:style-name="T365">do text</text:span></text:p></text:list-item><text:list-item><text:p text:style-name="P155"><text:span text:style-name="T365">from <text:s text:c="28"/>document(at='%s/IOP_Fig_3.jpg' %(image_dir),anchor='paragraph',</text:span><text:span text:style-name="T369">size=(12,7.2),sizeUnit='cm'</text:span><text:span text:style-name="T365">)</text:span></text:p></text:list-item></text:list></office:annotation></text:p>
      <text:p text:style-name="P72"><text:span text:style-name="Default_20_Paragraph_20_Font"><text:span text:style-name="T6">Figure </text:span></text:span><text:span text:style-name="Default_20_Paragraph_20_Font"><text:span text:style-name="T18">3</text:span></text:span><text:span text:style-name="Default_20_Paragraph_20_Font"><text:span text:style-name="T146">. Percentage of </text:span></text:span><text:span text:style-name="Default_20_Paragraph_20_Font"><text:span text:style-name="T263">1-Hz records over land and ocean/</text:span></text:span><text:span text:style-name="Default_20_Paragraph_20_Font"><text:span text:style-name="T335">lake</text:span></text:span><text:span text:style-name="Default_20_Paragraph_20_Font"><text:span text:style-name="T146"> (red) and </text:span></text:span><text:span text:style-name="Default_20_Paragraph_20_Font"><text:span text:style-name="T263">only over </text:span></text:span><text:span text:style-name="Default_20_Paragraph_20_Font"><text:span text:style-name="T146">ocean/</text:span></text:span><text:span text:style-name="Default_20_Paragraph_20_Font"><text:span text:style-name="T314">lake</text:span></text:span><text:span text:style-name="Default_20_Paragraph_20_Font"><text:span text:style-name="T146"> (blue) </text:span></text:span><text:span text:style-name="Default_20_Paragraph_20_Font"><text:span text:style-name="T263">relative to the theoretically expected number from the orbits ground </text:span></text:span><text:span text:style-name="Default_20_Paragraph_20_Font"><text:span text:style-name="T264">tracks</text:span></text:span><text:span text:style-name="Default_20_Paragraph_20_Font"><text:span text:style-name="T146"> for each day in last 30-day window. </text:span></text:span><text:span text:style-name="Default_20_Paragraph_20_Font"><text:span text:style-name="T264">The black </text:span></text:span><text:span text:style-name="Default_20_Paragraph_20_Font"><text:span text:style-name="T314">circle</text:span></text:span><text:span text:style-name="Default_20_Paragraph_20_Font"><text:span text:style-name="T264"> at the end of the time series highlights the day analyzed in this report. </text:span></text:span><text:span text:style-name="Default_20_Paragraph_20_Font"><text:span text:style-name="T265">The values in parentheses denote linear trends and their standard errors.</text:span></text:span></text:p>
      <text:p text:style-name="P22"/>
      <text:p text:style-name="P23"><office:annotation office:name="__Fieldmark__11837_1469397881"><dc:creator>Unknown Author</dc:creator><dc:date>2014-08-21T12:36:40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147">Fig. </text:span></text:span><text:span text:style-name="Default_20_Paragraph_20_Font"><text:span text:style-name="T253">4</text:span></text:span><office:annotation-end office:name="__Fieldmark__11837_1469397881"/></text:p>
      <text:p text:style-name="P148"><text:soft-page-break/><text:span text:style-name="Default_20_Paragraph_20_Font"><text:span text:style-name="T7">Figure </text:span></text:span><text:span text:style-name="Default_20_Paragraph_20_Font"><text:span text:style-name="T18">4</text:span></text:span><text:span text:style-name="Default_20_Paragraph_20_Font"><text:span text:style-name="T147">. </text:span></text:span><text:span text:style-name="Default_20_Paragraph_20_Font"><text:span text:style-name="T146">Percentage of </text:span></text:span><text:span text:style-name="Default_20_Paragraph_20_Font"><text:span text:style-name="T263">1-Hz records over land and ocean/</text:span></text:span><text:span text:style-name="Default_20_Paragraph_20_Font"><text:span text:style-name="T335">lake</text:span></text:span><text:span text:style-name="Default_20_Paragraph_20_Font"><text:span text:style-name="T146"> (red) and </text:span></text:span><text:span text:style-name="Default_20_Paragraph_20_Font"><text:span text:style-name="T263">only over </text:span></text:span><text:span text:style-name="Default_20_Paragraph_20_Font"><text:span text:style-name="T146">ocean/</text:span></text:span><text:span text:style-name="Default_20_Paragraph_20_Font"><text:span text:style-name="T314">lake</text:span></text:span><text:span text:style-name="Default_20_Paragraph_20_Font"><text:span text:style-name="T146"> (blue) </text:span></text:span><text:span text:style-name="Default_20_Paragraph_20_Font"><text:span text:style-name="T263">relative to the theoretically expected number from the orbits ground </text:span></text:span><text:span text:style-name="Default_20_Paragraph_20_Font"><text:span text:style-name="T264">tracks</text:span></text:span><text:span text:style-name="Default_20_Paragraph_20_Font"><text:span text:style-name="T146"> for each </text:span></text:span><text:span text:style-name="Default_20_Paragraph_20_Font"><text:span text:style-name="T264">orbit</text:span></text:span><text:span text:style-name="Default_20_Paragraph_20_Font"><text:span text:style-name="T146"> in last 30-day window</text:span></text:span><text:span text:style-name="Default_20_Paragraph_20_Font"><text:span text:style-name="T147">. The yellow shading highlights the day analyzed in this report. </text:span></text:span><text:span text:style-name="Default_20_Paragraph_20_Font"><text:span text:style-name="T265">The values in parentheses denote linear trends and their standard errors.</text:span></text:span></text:p>
      <text:p text:style-name="P148"><text:span text:style-name="Default_20_Paragraph_20_Font"><text:span text:style-name="T265"/></text:span></text:p>
      <text:list xml:id="list1495495973" text:continue-list="list337129153" text:style-name="Outline">
        <text:list-item>
          <text:p text:style-name="Heading_20_1"><text:span text:style-name="Emphasis"><text:span text:style-name="T27">SSH </text:span></text:span><text:span text:style-name="Emphasis"><text:span text:style-name="T28">anomaly</text:span></text:span><text:span text:style-name="Emphasis"><text:span text:style-name="T27"> coverage and validity</text:span></text:span></text:p>
        </text:list-item>
      </text:list>
      <text:p text:style-name="P121"><text:span text:style-name="Emphasis"><text:span text:style-name="T170">3.1. Validity based on flags</text:span></text:span></text:p>
      <text:p text:style-name="P124"><text:span text:style-name="T14">Note:</text:span><text:span text:style-name="T244"> here </text:span>“flag-valid” refers to th<text:span text:style-name="T243">ose</text:span> records that have not been flagged as bad by <text:span text:style-name="T266">either</text:span> the average status flag<text:span text:style-name="T245"> </text:span><text:span text:style-name="T266">or the measurement confidence flag.</text:span></text:p>
      <text:p text:style-name="P73"><text:span text:style-name="T268">Number of </text:span><text:span text:style-name="T269">flag-valid </text:span><text:span text:style-name="T268">1-Hz </text:span><text:span text:style-name="T270">SSH </text:span><text:span text:style-name="T268">records</text:span><text:span text:style-name="T270"> </text:span><text:span text:style-name="T271">over ocean</text:span><text:span text:style-name="T272">s and lakes</text:span><text:span text:style-name="T268">: </text:span><text:span text:style-name="T280"><text:conditional-text text:condition="ooow:true" text:string-value-if-true="ssh_nrecord" text:string-value-if-false="">ssh_nrecord</text:conditional-text></text:span></text:p>
      <text:p text:style-name="P73"><text:span text:style-name="T287">Percentage of </text:span><text:span text:style-name="T288">flag-valid 1-Hz SSH records</text:span><text:span text:style-name="T289"> </text:span><text:span text:style-name="T290">over </text:span><text:span text:style-name="T291">ocean</text:span><text:span text:style-name="T292">s and lakes</text:span><text:span text:style-name="T291"> relative to </text:span><text:span text:style-name="T293">theor</text:span><text:span text:style-name="T294">etical maximum</text:span><text:span text:style-name="T287">:</text:span><text:span text:style-name="T281"> </text:span><text:span text:style-name="T281"><text:conditional-text text:condition="ooow:true" text:string-value-if-true="ssh_ptheor" text:string-value-if-false="">ssh_ptheor</text:conditional-text></text:span><text:span text:style-name="T281">%</text:span></text:p>
      <text:p text:style-name="P49"/>
      <text:p text:style-name="P49"/>
      <text:p text:style-name="Standard">Fig. <office:annotation office:name="__Fieldmark__4141_123346739"><dc:creator>Unknown Author</dc:creator><dc:date>2014-07-31T14:24:16</dc:date><text:list text:style-name=""><text:list-item><text:p>do text</text:p></text:list-item></text:list><text:p>from <text:s text:c="28"/>document(at='%s/IOP_Fig_5.jpg' %(image_dir),anchor='paragraph',size=(13.8,8.7),sizeUnit='cm')</text:p></office:annotation><text:span text:style-name="T254">5</text:span><office:annotation-end office:name="__Fieldmark__4141_123346739"/>:</text:p>
      <text:p text:style-name="P79"><text:span text:style-name="T8">Figure </text:span><text:span text:style-name="T19">5</text:span><text:span text:style-name="T148">. Geographical distribution of flag-valid SSH anomaly data over ocean</text:span><text:span text:style-name="T315">s and lakes</text:span><text:span text:style-name="T148"> for </text:span><text:span text:style-name="T148"><text:conditional-text text:condition="ooow:true" text:string-value-if-true="Report_Date" text:string-value-if-false="">Report_Date</text:conditional-text></text:span><text:span text:style-name="T148">.</text:span> <text:span text:style-name="T331">The statistical values shown in the table refer to the SSH anomaly </text:span><text:span text:style-name="T336">in cm</text:span><text:span text:style-name="T331"> and are calculated over all measurement</text:span><text:span text:style-name="T336">s</text:span><text:span text:style-name="T331"> shown in the figure.</text:span></text:p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Emphasis"><text:span text:style-name="T121">Fig. </text:span></text:span><office:annotation office:name="__Fieldmark__4142_123346739"><dc:creator>Unknown Author</dc:creator><dc:date>2014-07-31T14:24:28</dc:date><text:list text:continue-numbering="true" text:style-name=""><text:list-item><text:p>do text</text:p></text:list-item></text:list><text:p>from <text:s text:c="28"/>document(at='%s/IOP_Fig_6.jpg' %(image_dir),anchor='paragraph',size=(10,6),sizeUnit='cm')</text:p></office:annotation><text:span text:style-name="Emphasis"><text:span text:style-name="T254">6</text:span></text:span><office:annotation-end office:name="__Fieldmark__4142_123346739"/></text:p>
      <text:p text:style-name="P145"><text:span text:style-name="T8">Figure </text:span><text:span text:style-name="T19">6</text:span><text:span text:style-name="T148">. Percentage of </text:span><text:span text:style-name="T182">flag-</text:span><text:span text:style-name="T148">valid 1-Hz SSH records over </text:span><text:span text:style-name="T316">ocean and lakes relative to theory</text:span><text:span text:style-name="T148"> for each day in last 30-day window. </text:span><text:span text:style-name="T316">The linear trend and its standard deviation is also shown.</text:span></text:p>
      <text:p text:style-name="P43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36">Fig. </text:span></text:span><text:span text:style-name="Emphasis"><text:span text:style-name="T40">7</text:span></text:span><office:annotation-end office:name="__Fieldmark__3187_2070406521"/></text:p>
      <text:p text:style-name="P75"><text:span text:style-name="Emphasis"><text:span text:style-name="T87">Figure </text:span></text:span><text:span text:style-name="Emphasis"><text:span text:style-name="T94">7</text:span></text:span><text:span text:style-name="Emphasis"><text:span text:style-name="T36">. Histogram of </text:span></text:span><text:span text:style-name="Emphasis"><text:span text:style-name="T37">flag-valid</text:span></text:span><text:span text:style-name="Emphasis"><text:span text:style-name="T36"> SSH anomaly </text:span></text:span><text:span text:style-name="Emphasis"><text:span text:style-name="T45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Standard"/>
      <text:p text:style-name="P114"><text:span text:style-name="Emphasis"><text:span text:style-name="T170">3.</text:span></text:span><text:span text:style-name="Emphasis"><text:span text:style-name="T171">2</text:span></text:span><text:span text:style-name="Emphasis"><text:span text:style-name="T170">. </text:span></text:span><text:span text:style-name="Emphasis"><text:span text:style-name="T171">Analysis of measurement noise</text:span></text:span></text:p>
      <text:p text:style-name="Standard"><text:span text:style-name="Emphasis"><text:span text:style-name="T27">20-Hz measurement noise (</text:span></text:span><text:span text:style-name="Emphasis"><text:span text:style-name="T67">average std of</text:span></text:span><text:span text:style-name="Emphasis"><text:span text:style-name="T27"> 20-Hz </text:span></text:span><text:span text:style-name="Emphasis"><text:span text:style-name="T70">sample</text:span></text:span><text:span text:style-name="Emphasis"><text:span text:style-name="T27"> </text:span></text:span><text:span text:style-name="Emphasis"><text:span text:style-name="T67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69">flag-valid</text:span></text:span><text:span text:style-name="Emphasis"><text:span text:style-name="T32"> SSH anomaly </text:span></text:span><text:span text:style-name="Emphasis"><text:span text:style-name="T76">over oceans and lakes</text:span></text:span><text:span text:style-name="Emphasis"><text:span text:style-name="T27">: </text:span></text:span><text:span text:style-name="Emphasis"><text:span text:style-name="T108"><text:conditional-text text:condition="ooow:true" text:string-value-if-true="ssh_noise" text:string-value-if-false="">ssh_noise</text:conditional-text></text:span></text:span><text:span text:style-name="Emphasis"><text:span text:style-name="T107"> cm</text:span></text:span><text:span text:style-name="Emphasis"><text:span text:style-name="T27"> </text:span></text:span></text:p>
      <text:p text:style-name="Standard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69">flag-valid</text:span></text:span><text:span text:style-name="Emphasis"><text:span text:style-name="T32"> SSH anomaly</text:span></text:span><text:span text:style-name="Emphasis"><text:span text:style-name="T27">: <text:s/></text:span></text:span><text:span text:style-name="Emphasis"><text:span text:style-name="T107"><text:conditional-text text:condition="ooow:true" text:string-value-if-true="ssh_noise1Hz" text:string-value-if-false="">ssh_noise1Hz</text:conditional-text></text:span></text:span><text:span text:style-name="Emphasis"><text:span text:style-name="T108"> </text:span></text:span><text:span text:style-name="Emphasis"><text:span text:style-name="T107">cm</text:span></text:span></text:p>
      <text:p text:style-name="P50"/>
      <text:p text:style-name="P18"><text:span text:style-name="Emphasis"><text:span text:style-name="T29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72">8</text:span></text:span><office:annotation-end office:name="__Fieldmark__5218_123346739"/></text:p>
      <text:p text:style-name="P80"><text:soft-page-break/><text:span text:style-name="T2">Figure </text:span><text:span text:style-name="T20">8</text:span>. <text:span text:style-name="T148">Geographical distribution of flag-valid </text:span>20-Hz <text:span text:style-name="T153">SSH anomaly</text:span> measurement noise <text:s/><text:span text:style-name="T322">over oceans and lakes</text:span><text:span text:style-name="T148"> for </text:span><text:span text:style-name="T148"><text:conditional-text text:condition="ooow:true" text:string-value-if-true="Report_Date" text:string-value-if-false="">Report_Date</text:conditional-text></text:span><text:span text:style-name="T148">. </text:span><text:span text:style-name="T331">The statistical values shown in the table refer to the SSH anomaly </text:span><text:span text:style-name="T332">noise</text:span><text:span text:style-name="T331"> and are calculated over all measurement</text:span><text:span text:style-name="T339">s</text:span><text:span text:style-name="T331"> shown in the figure.</text:span></text:p>
      <text:p text:style-name="P35"/>
      <text:p text:style-name="Standard"/>
      <text:p text:style-name="P19"/>
      <text:p text:style-name="P19"><text:span text:style-name="Emphasis"><text:span text:style-name="T123">Fig. </text:span></text:span><office:annotation office:name="__Fieldmark__5220_123346739"><dc:creator>Unknown Author</dc:creator><dc:date>2014-07-31T14:25:52</dc:date><text:list text:continue-numbering="true" text:style-name=""><text:list-item><text:p>do text</text:p></text:list-item></text:list><text:p>from <text:s text:c="28"/>document(at='%s/IOP_Fig_9.jpg' %(image_dir),anchor='paragraph',size=(12,9.3),sizeUnit='cm')</text:p></office:annotation><text:span text:style-name="Emphasis"><text:span text:style-name="T124">9</text:span></text:span><office:annotation-end office:name="__Fieldmark__5220_123346739"/><text:span text:style-name="Emphasis"><text:span text:style-name="T123"> <text:s text:c="5"/></text:span></text:span></text:p>
      <text:p text:style-name="P52"><text:span text:style-name="T10">Figure </text:span><text:span text:style-name="T20">9</text:span><text:span text:style-name="T151">. </text:span>2D histogram showing <text:span text:style-name="T182">flag-valid</text:span> S<text:span text:style-name="T151">SH anomaly</text:span> noise <text:span text:style-name="T151">as a function of</text:span> SWH <text:span text:style-name="T169">for </text:span><text:span text:style-name="T169"><text:conditional-text text:condition="ooow:true" text:string-value-if-true="Report_Date" text:string-value-if-false="">Report_Date</text:conditional-text></text:span>.</text:p>
      <text:p text:style-name="P52"/>
      <text:p text:style-name="P52"/>
      <text:p text:style-name="P52"/>
      <text:p text:style-name="P115"><text:span text:style-name="Emphasis"><text:span text:style-name="T170">3.</text:span></text:span><text:span text:style-name="Emphasis"><text:span text:style-name="T171">3</text:span></text:span><text:span text:style-name="Emphasis"><text:span text:style-name="T170">. </text:span></text:span><text:span text:style-name="Emphasis"><text:span text:style-name="T171">Validity based on </text:span></text:span><text:span text:style-name="Emphasis"><text:span text:style-name="T175">scientific editing criteria</text:span></text:span></text:p>
      <text:p text:style-name="P130"><text:span text:style-name="T284">Note:</text:span><text:span text:style-name="T298"> here </text:span><text:span text:style-name="T267">“</text:span><text:span text:style-name="T299">science-valid</text:span><text:span text:style-name="T267">” refers to </text:span><text:span text:style-name="T300">the flag-valid SSH records</text:span><text:span text:style-name="T267"> </text:span><text:span text:style-name="T301">over oceans and lakes </text:span><text:span text:style-name="T302">that meet</text:span><text:span text:style-name="T301"> the editing criteria described in Table 2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4">Parameter</text:p>
          </table:table-cell>
          <table:table-cell table:style-name="Table3.A1" office:value-type="string">
            <text:p text:style-name="P104">Min threshold</text:p>
          </table:table-cell>
          <table:table-cell table:style-name="Table3.C1" office:value-type="string">
            <text:p text:style-name="P104">Max threshold</text:p>
          </table:table-cell>
        </table:table-row>
        <table:table-row>
          <table:table-cell table:style-name="Table3.A2" office:value-type="string">
            <text:p text:style-name="P104">SSH anomaly</text:p>
          </table:table-cell>
          <table:table-cell table:style-name="Table3.B2" office:value-type="string">
            <text:p text:style-name="P98">-10 m</text:p>
          </table:table-cell>
          <table:table-cell table:style-name="Table3.C2" office:value-type="string">
            <text:p text:style-name="P98">10 m</text:p>
          </table:table-cell>
        </table:table-row>
        <table:table-row>
          <table:table-cell table:style-name="Table3.A4" office:value-type="string">
            <text:p text:style-name="P104">Standard deviation of SSH anomaly <text:span text:style-name="T337">(1-Hz block)</text:span></text:p>
          </table:table-cell>
          <table:table-cell table:style-name="Table3.B4" office:value-type="string">
            <text:p text:style-name="P98">0 m</text:p>
          </table:table-cell>
          <table:table-cell table:style-name="Table3.C4" office:value-type="string">
            <text:p text:style-name="P98">0.15 m</text:p>
          </table:table-cell>
        </table:table-row>
        <table:table-row>
          <table:table-cell table:style-name="Table3.A4" office:value-type="string">
            <text:p text:style-name="P104">Inverse barometer correction</text:p>
          </table:table-cell>
          <table:table-cell table:style-name="Table3.B4" office:value-type="string">
            <text:p text:style-name="P98">-2 m</text:p>
          </table:table-cell>
          <table:table-cell table:style-name="Table3.C4" office:value-type="string">
            <text:p text:style-name="P98">2 m</text:p>
          </table:table-cell>
        </table:table-row>
        <table:table-row>
          <table:table-cell table:style-name="Table3.A5" office:value-type="string">
            <text:p text:style-name="P107">Biased orbit</text:p>
          </table:table-cell>
          <table:table-cell table:style-name="Table3.B5" office:value-type="string">
            <text:p text:style-name="P100">-0.9 m</text:p>
          </table:table-cell>
          <table:table-cell table:style-name="Table3.C5" office:value-type="string">
            <text:p text:style-name="P100">0.9 m</text:p>
          </table:table-cell>
        </table:table-row>
      </table:table>
      <text:p text:style-name="P133"><text:span text:style-name="T282">Table </text:span><text:span text:style-name="T283">2</text:span>. <text:span text:style-name="T295">Editing criteria. </text:span><text:span text:style-name="T296">The last criteria in the table refers to the orbits highlighted in the 'Warnings' table at the beginning of this report as being suspicious of suffering from a significant orbit bias. </text:span><text:span text:style-name="T297">For such orbits, any record having a value outside the range determined by the minimum and maximum thresholds is rejected.</text:span></text:p>
      <text:p text:style-name="P123"/>
      <text:p text:style-name="P71"><text:span text:style-name="T318">Number of </text:span><text:span text:style-name="T319">science-valid </text:span><text:span text:style-name="T318">1-Hz </text:span><text:span text:style-name="T320">SSH </text:span><text:span text:style-name="T318">records </text:span><text:span text:style-name="T321">over oceans and lakes</text:span><text:span text:style-name="T318">: </text:span><text:span text:style-name="T26"><text:conditional-text text:condition="ooow:True" text:string-value-if-true="ssh_nrecordNOC" text:string-value-if-false="">ssh_nrecordNOC</text:conditional-text></text:span><text:span text:style-name="T318"> </text:span></text:p>
      <text:p text:style-name="P55"><text:span text:style-name="Emphasis"><text:span text:style-name="T183">Percentage of </text:span></text:span><text:span text:style-name="Emphasis"><text:span text:style-name="T184">science-valid 1-Hz SSH records over </text:span></text:span><text:span text:style-name="Emphasis"><text:span text:style-name="T186">oceans and lakes relative to theor</text:span></text:span><text:span text:style-name="Emphasis"><text:span text:style-name="T197">etical maximum</text:span></text:span><text:span text:style-name="Emphasis"><text:span text:style-name="T184">:</text:span></text:span><text:span text:style-name="Emphasis"><text:span text:style-name="T183"> </text:span></text:span><text:span text:style-name="Emphasis"><text:span text:style-name="T228"><text:conditional-text text:condition="ooow:True" text:string-value-if-true="ssh_ptheorNOC" text:string-value-if-false="">ssh_ptheorNOC</text:conditional-text></text:span></text:span><text:span text:style-name="Emphasis"><text:span text:style-name="T227">%</text:span></text:span></text:p>
      <text:p text:style-name="P74"><text:span text:style-name="Emphasis"><text:span text:style-name="T27">20-Hz measurement noise (</text:span></text:span><text:span text:style-name="Emphasis"><text:span text:style-name="T67">average std of</text:span></text:span><text:span text:style-name="Emphasis"><text:span text:style-name="T27"> 20-Hz </text:span></text:span><text:span text:style-name="Emphasis"><text:span text:style-name="T70">sample</text:span></text:span><text:span text:style-name="Emphasis"><text:span text:style-name="T27"> </text:span></text:span><text:span text:style-name="Emphasis"><text:span text:style-name="T67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5">science-valid</text:span></text:span><text:span text:style-name="Emphasis"><text:span text:style-name="T32"> SSH anomaly</text:span></text:span><text:span text:style-name="Emphasis"><text:span text:style-name="T27">: </text:span></text:span><text:span text:style-name="Emphasis"><text:span text:style-name="T108"><text:conditional-text text:condition="ooow:true" text:string-value-if-true="ssh_noiseNOC" text:string-value-if-false="">ssh_noiseNOC</text:conditional-text></text:span></text:span><text:span text:style-name="Emphasis"><text:span text:style-name="T107"> cm</text:span></text:span></text:p>
      <text:p text:style-name="P55"><text:span text:style-name="Emphasis"><text:span text:style-name="T222">Equivalent 1-Hz measurement noise </text:span></text:span><text:span text:style-name="Emphasis"><text:span text:style-name="T223">for the </text:span></text:span><text:span text:style-name="Emphasis"><text:span text:style-name="T224">science-valid</text:span></text:span><text:span text:style-name="Emphasis"><text:span text:style-name="T223"> SSH anomaly</text:span></text:span><text:span text:style-name="Emphasis"><text:span text:style-name="T222">:</text:span></text:span><text:span text:style-name="Emphasis"><text:span text:style-name="T236"> </text:span></text:span><text:span text:style-name="Emphasis"><text:span text:style-name="T236"><text:conditional-text text:condition="ooow:true" text:string-value-if-true="ssh_noiseNOC1Hz" text:string-value-if-false="">ssh_noiseNOC1Hz</text:conditional-text></text:span></text:span><text:span text:style-name="Emphasis"><text:span text:style-name="T237"> </text:span></text:span><text:span text:style-name="Emphasis"><text:span text:style-name="T236">cm</text:span></text:span></text:p>
      <text:p text:style-name="P53"/>
      <text:p text:style-name="P61">Fig. 1<text:span text:style-name="T257">0</text:span><office:annotation office:name="__Fieldmark__6698_1796053966"><dc:creator>Unknown Author</dc:creator><dc:date>2014-09-09T18:49:27</dc:date><text:list text:continue-numbering="true" text:style-name=""><text:list-item><text:p text:style-name="P155"><text:span text:style-name="T369">do text</text:span></text:p></text:list-item><text:list-item><text:p text:style-name="P155"><text:span text:style-name="T369">from <text:s text:c="28"/>document(at='%s/IOP_Fig_10.jpg' %(image_dir),anchor='paragraph',size=(13.8,8.7),sizeUnit='cm')</text:span></text:p></text:list-item></text:list></office:annotation></text:p>
      <text:p text:style-name="P57"><text:span text:style-name="Emphasis"><text:span text:style-name="T226">Figure </text:span></text:span><text:span text:style-name="Emphasis"><text:span text:style-name="T227">1</text:span></text:span><text:span text:style-name="Emphasis"><text:span text:style-name="T230">0</text:span></text:span><text:span text:style-name="Emphasis"><text:span text:style-name="T185">. Geographical distribution of science-valid SSH anomaly data over ocean</text:span></text:span><text:span text:style-name="Emphasis"><text:span text:style-name="T187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95">The statistical values shown in the table refer to the SSH anomaly </text:span></text:span><text:soft-page-break/><text:span text:style-name="Emphasis"><text:span text:style-name="T197">in cm</text:span></text:span><text:span text:style-name="Emphasis"><text:span text:style-name="T195"> and are calculated over all measurement</text:span></text:span><text:span text:style-name="Emphasis"><text:span text:style-name="T198">s</text:span></text:span><text:span text:style-name="Emphasis"><text:span text:style-name="T195"> shown in the figure. </text:span></text:span><text:span text:style-name="Emphasis"><text:span text:style-name="T193">Gray </text:span></text:span><text:span text:style-name="Emphasis"><text:span text:style-name="T211">dots</text:span></text:span><text:span text:style-name="Emphasis"><text:span text:style-name="T193"> denote records that have been rejected based on the editing criteria described in Table 2.</text:span></text:span><text:span text:style-name="Emphasis"><text:span text:style-name="T183"> </text:span></text:span></text:p>
      <text:p text:style-name="P26"/>
      <text:p text:style-name="P24"/>
      <text:p text:style-name="P64">Fig. 1<text:span text:style-name="T257">1</text:span><office:annotation office:name="__Fieldmark__7384_1796053966"><dc:creator>Unknown Author</dc:creator><dc:date>2014-09-09T18:53:10</dc:date><text:list text:continue-numbering="true" text:style-name=""><text:list-item><text:p text:style-name="P155"><text:span text:style-name="T369">do text</text:span></text:p></text:list-item><text:list-item><text:p text:style-name="P155"><text:span text:style-name="T369">from <text:s text:c="28"/>document(at='%s/IOP_Fig_11.jpg' %(image_dir),anchor='paragraph',size=(7.4,6.3),sizeUnit='cm')</text:span></text:p></text:list-item></text:list></office:annotation></text:p>
      <text:p text:style-name="P27"><text:span text:style-name="Emphasis"><text:span text:style-name="T87">Figure </text:span></text:span><text:span text:style-name="Emphasis"><text:span text:style-name="T91">1</text:span></text:span><text:span text:style-name="Emphasis"><text:span text:style-name="T96">1</text:span></text:span><text:span text:style-name="Emphasis"><text:span text:style-name="T36">. Histogram of </text:span></text:span><text:span text:style-name="Emphasis"><text:span text:style-name="T37">science-valid</text:span></text:span><text:span text:style-name="Emphasis"><text:span text:style-name="T36"> SSH anomaly </text:span></text:span><text:span text:style-name="Emphasis"><text:span text:style-name="T46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27"><text:span text:style-name="Emphasis"><text:span text:style-name="T36"/></text:span></text:p>
      <text:p text:style-name="P14">Fig. <text:span text:style-name="T257">12</text:span><office:annotation office:name="__Fieldmark__5217_123346739"><dc:creator>Unknown Author</dc:creator><dc:date>2014-07-31T14:25:19</dc:date><text:list text:continue-numbering="true" text:style-name=""><text:list-item><text:p text:style-name="P155"><text:span text:style-name="T368">do text</text:span></text:p></text:list-item><text:list-item><text:p text:style-name="P155"><text:span text:style-name="T368">from <text:s text:c="28"/>document(at='%s/IOP_Fig_12.jpg' %(image_dir),anchor='paragraph',size=(10.3,6.7),sizeUnit='cm')</text:span></text:p></text:list-item></text:list></office:annotation></text:p>
      <text:p text:style-name="P30"><text:span text:style-name="Emphasis"><text:span text:style-name="T95">Figure </text:span></text:span><text:span text:style-name="Emphasis"><text:span text:style-name="T96">12</text:span></text:span><text:span text:style-name="Emphasis"><text:span text:style-name="T41">. </text:span></text:span><text:span text:style-name="Emphasis"><text:span text:style-name="T47">Mean </text:span></text:span><text:span text:style-name="Emphasis"><text:span text:style-name="T48">science-valid </text:span></text:span><text:span text:style-name="Emphasis"><text:span text:style-name="T47">SSH anomaly (blue </text:span></text:span><text:span text:style-name="Emphasis"><text:span text:style-name="T49">dot</text:span></text:span><text:span text:style-name="Emphasis"><text:span text:style-name="T47">) and the corresponding standard deviation (</text:span></text:span><text:span text:style-name="Emphasis"><text:span text:style-name="T49">error bar</text:span></text:span><text:span text:style-name="Emphasis"><text:span text:style-name="T47">) </text:span></text:span><text:span text:style-name="Emphasis"><text:span text:style-name="T33">for each day in last 30-day window</text:span></text:span><text:span text:style-name="Default_20_Paragraph_20_Font"><text:span text:style-name="T42">. The yellow shading highlights the day analyzed in this report.</text:span></text:span></text:p>
      <text:p text:style-name="P28"><text:span text:style-name="Default_20_Paragraph_20_Font"><text:span text:style-name="T42"/></text:span></text:p>
      <text:p text:style-name="P69"><text:span text:style-name="Emphasis"><text:span text:style-name="T29">Fig. </text:span></text:span><text:span text:style-name="Emphasis"><text:span text:style-name="T71">1</text:span></text:span><text:span text:style-name="Emphasis"><text:span text:style-name="T72">3</text:span></text:span><office:annotation office:name="__Fieldmark__5219_123346739"><dc:creator>Unknown Author</dc:creator><dc:date>2014-07-31T14:25:39</dc:date><text:list text:continue-numbering="true" text:style-name=""><text:list-item><text:p text:style-name="P155"><text:span text:style-name="T368">do text</text:span></text:p></text:list-item><text:list-item><text:p text:style-name="P155"><text:span text:style-name="T368">from <text:s text:c="28"/>document(at='%s/IOP_Fig_13.jpg' %(image_dir),anchor='paragraph',size=(10.2,6.1),sizeUnit='cm')</text:span></text:p></text:list-item></text:list></office:annotation></text:p>
      <text:p text:style-name="P38"><text:span text:style-name="Default_20_Paragraph_20_Font"><text:span text:style-name="T86">Figure </text:span></text:span><text:span text:style-name="Default_20_Paragraph_20_Font"><text:span text:style-name="T94">1</text:span></text:span><text:span text:style-name="Default_20_Paragraph_20_Font"><text:span text:style-name="T96">3</text:span></text:span><text:span text:style-name="Default_20_Paragraph_20_Font"><text:span text:style-name="T33">. Average </text:span></text:span><text:span text:style-name="Default_20_Paragraph_20_Font"><text:span text:style-name="T50">science-valid </text:span></text:span><text:span text:style-name="Default_20_Paragraph_20_Font"><text:span text:style-name="T33">SSH anomaly noise </text:span></text:span><text:span text:style-name="Default_20_Paragraph_20_Font"><text:span text:style-name="T50">(blue dot) </text:span></text:span><text:span text:style-name="Emphasis"><text:span text:style-name="T47">and the corresponding standard deviation (</text:span></text:span><text:span text:style-name="Emphasis"><text:span text:style-name="T49">error bar</text:span></text:span><text:span text:style-name="Emphasis"><text:span text:style-name="T47">)</text:span></text:span><text:span text:style-name="Default_20_Paragraph_20_Font"><text:span text:style-name="T33"> for each day in last 30-day window. </text:span></text:span><text:bookmark-start text:name="__DdeLink__26346_1571869803"/><text:span text:style-name="Default_20_Paragraph_20_Font"><text:span text:style-name="T42">The yellow shading highlights the day analyzed in this report.</text:span></text:span><text:bookmark-end text:name="__DdeLink__26346_1571869803"/></text:p>
      <text:p text:style-name="P40"><text:span text:style-name="Default_20_Paragraph_20_Font"><text:span text:style-name="T43"/></text:span></text:p>
      <text:p text:style-name="P40"><text:span text:style-name="Default_20_Paragraph_20_Font"><text:span text:style-name="T43"/></text:span></text:p>
      <text:p text:style-name="P117"><text:span text:style-name="Emphasis"><text:span text:style-name="T170">3.</text:span></text:span><text:span text:style-name="Emphasis"><text:span text:style-name="T177">4</text:span></text:span><text:span text:style-name="Emphasis"><text:span text:style-name="T170">. </text:span></text:span><text:span text:style-name="Emphasis"><text:span text:style-name="T177">Crossover analysis</text:span></text:span></text:p>
      <text:p text:style-name="P37"><text:span text:style-name="Default_20_Paragraph_20_Font"><text:span text:style-name="T44"><office:annotation office:name="__Fieldmark__83873_103172357"><dc:creator>Francisco Calafat</dc:creator><dc:date>2014-10-14T18:49:08</dc:date><text:list text:continue-numbering="true" text:style-name=""><text:list-item><text:p text:style-name="P156"><text:span text:style-name="T366">do text</text:span></text:p></text:list-item><text:list-item><text:p text:style-name="P156"><text:span text:style-name="T367">from <text:s text:c="28"/>document(at='%s/IOP_Fig_14.jpg' %(image_dir),anchor='paragraph',size=(10.2,6.1),sizeUnit='cm')</text:span></text:p></text:list-item></text:list></office:annotation></text:span></text:span><text:span text:style-name="Default_20_Paragraph_20_Font"><text:span text:style-name="T44">Fig. 14</text:span></text:span><office:annotation-end office:name="__Fieldmark__83873_103172357"/></text:p>
      <text:p text:style-name="P59"><text:span text:style-name="Emphasis"><text:span text:style-name="T233">Figure 14</text:span></text:span><text:span text:style-name="Emphasis"><text:span text:style-name="T188">. Mean crossovers </text:span></text:span><text:span text:style-name="Emphasis"><text:span text:style-name="T199">differences </text:span></text:span><text:span text:style-name="Emphasis"><text:span text:style-name="T200">(absolute values)</text:span></text:span><text:span text:style-name="Emphasis"><text:span text:style-name="T188"> </text:span></text:span><text:span text:style-name="Emphasis"><text:span text:style-name="T189">for the </text:span></text:span><text:span text:style-name="Emphasis"><text:span text:style-name="T201">science-valid</text:span></text:span><text:span text:style-name="Emphasis"><text:span text:style-name="T189"> SSH anomaly (blue dot) and the </text:span></text:span><text:span text:style-name="Emphasis"><text:span text:style-name="T216">corresponding standard deviation (</text:span></text:span><text:span text:style-name="Emphasis"><text:span text:style-name="T217">error bar</text:span></text:span><text:span text:style-name="Emphasis"><text:span text:style-name="T216">)</text:span></text:span><text:span text:style-name="Emphasis"><text:span text:style-name="T188"> for each day in last 30-day window. </text:span></text:span><text:span text:style-name="Emphasis"><text:span text:style-name="T201">Mean crossover differences are calculated daily by averaging all </text:span></text:span><text:span text:style-name="Emphasis"><text:span text:style-name="T201">crossover differences in a day (there are about 12-13 crossovers per day). The difference at each crossover is computed as the difference between median values over 2-s windows centered about the crossover.</text:span></text:span><text:span text:style-name="Emphasis"><text:span text:style-name="T188"> </text:span></text:span><text:span text:style-name="Default_20_Paragraph_20_Font"><text:span text:style-name="T218">The yellow shading highlights the day analyzed in this report.</text:span></text:span></text:p>
      <text:p text:style-name="P54"><text:span text:style-name="Emphasis"><text:span text:style-name="T183"/></text:span></text:p>
      <text:list xml:id="list1850590838" text:continue-list="list1495495973" text:style-name="Outline">
        <text:list-item>
          <text:p text:style-name="Heading_20_1"><text:span text:style-name="Emphasis"><text:span text:style-name="T27">SWH coverage and validity</text:span></text:span></text:p>
        </text:list-item>
      </text:list>
      <text:p text:style-name="P119"><text:span text:style-name="Emphasis"><text:span text:style-name="T172">4</text:span></text:span><text:span text:style-name="Emphasis"><text:span text:style-name="T170">.1. Validity based on flags</text:span></text:span></text:p>
      <text:p text:style-name="P125"><text:span text:style-name="T14">Note:</text:span><text:span text:style-name="T244"> here </text:span>“flag-valid” refers to th<text:span text:style-name="T243">ose</text:span> records that have not been flagged as bad by <text:span text:style-name="T266">either</text:span> the average status flag<text:span text:style-name="T245"> </text:span><text:span text:style-name="T266">or the measurement confidence flag.</text:span></text:p>
      <text:p text:style-name="P8"><text:span text:style-name="T303">Number of </text:span><text:span text:style-name="T304">flag-valid </text:span><text:span text:style-name="T303">1-Hz S</text:span><text:span text:style-name="T305">W</text:span><text:span text:style-name="T303">H records </text:span><text:span text:style-name="T306">over ocean</text:span><text:span text:style-name="T307">s and lakes:</text:span> <text:span text:style-name="T2"><text:conditional-text text:condition="ooow:true" text:string-value-if-true="swh_nrecord" text:string-value-if-false="">swh_nrecord</text:conditional-text></text:span></text:p>
      <text:p text:style-name="P128"><text:span text:style-name="T154">Percentage of </text:span><text:span text:style-name="T156">flag-valid 1-Hz S</text:span><text:span text:style-name="T157">W</text:span><text:span text:style-name="T156">H records</text:span><text:span text:style-name="T158"> </text:span><text:span text:style-name="T159">over </text:span><text:span text:style-name="T160">ocean</text:span><text:span text:style-name="T161">s and lakes</text:span><text:span text:style-name="T160"> relative to </text:span><text:span text:style-name="T162">theor</text:span><text:span text:style-name="T163">etical maximum</text:span><text:span text:style-name="T154">:</text:span><text:span text:style-name="T2"> </text:span><text:span text:style-name="T2"><text:conditional-text text:condition="ooow:true" text:string-value-if-true="swh_ptheor" text:string-value-if-false="">swh_ptheor</text:conditional-text></text:span><text:span text:style-name="T2">%</text:span></text:p>
      <text:p text:style-name="Standard"/>
      <text:p text:style-name="P18"><text:soft-page-break/>Fig <office:annotation office:name="__Fieldmark__6288_123346739"><dc:creator>Unknown Author</dc:creator><dc:date>2014-07-31T14:26:54</dc:date><text:list text:style-name=""><text:list-item><text:p>do text</text:p></text:list-item></text:list><text:p>from <text:s text:c="28"/>document(at='%s/IOP_Fig_15.jpg' %(image_dir),anchor='paragraph',size=(13.8,8.7),sizeUnit='cm')</text:p></office:annotation><text:span text:style-name="T152">1</text:span><text:span text:style-name="T259">5</text:span><office:annotation-end office:name="__Fieldmark__6288_123346739"/>:</text:p>
      <text:p text:style-name="P79"><text:span text:style-name="Emphasis"><text:span text:style-name="T88">Figure </text:span></text:span><text:span text:style-name="Emphasis"><text:span text:style-name="T89">1</text:span></text:span><text:span text:style-name="Emphasis"><text:span text:style-name="T98">5</text:span></text:span><text:span text:style-name="Emphasis"><text:span text:style-name="T34">. Geographical distribution of </text:span></text:span><text:span text:style-name="Emphasis"><text:span text:style-name="T38">flag-</text:span></text:span><text:span text:style-name="Emphasis"><text:span text:style-name="T34">valid S</text:span></text:span><text:span text:style-name="Emphasis"><text:span text:style-name="T35">W</text:span></text:span><text:span text:style-name="Emphasis"><text:span text:style-name="T34">H data over ocean for </text:span></text:span><text:span text:style-name="Emphasis"><text:span text:style-name="T34"><text:conditional-text text:condition="ooow:true" text:string-value-if-true="Report_Date" text:string-value-if-false="">Report_Date</text:conditional-text></text:span></text:span><text:span text:style-name="Emphasis"><text:span text:style-name="T34">. </text:span></text:span><text:span text:style-name="Emphasis"><text:span text:style-name="T59">The statistical values shown in the table refer to the S</text:span></text:span><text:span text:style-name="Emphasis"><text:span text:style-name="T60">WH </text:span></text:span><text:span text:style-name="Emphasis"><text:span text:style-name="T61">in m</text:span></text:span><text:span text:style-name="Emphasis"><text:span text:style-name="T59"> and are calculated over all measurement</text:span></text:span><text:span text:style-name="Emphasis"><text:span text:style-name="T62">s</text:span></text:span><text:span text:style-name="Emphasis"><text:span text:style-name="T59"> shown in the figure.</text:span></text:span></text:p>
      <text:p text:style-name="P18"/>
      <text:p text:style-name="P18"/>
      <text:p text:style-name="P18"><office:annotation office:name="__Fieldmark__6289_123346739"><dc:creator>Unknown Author</dc:creator><dc:date>2014-07-31T14:27:22</dc:date><text:list text:continue-numbering="true" text:style-name=""><text:list-item><text:p>do text</text:p></text:list-item></text:list><text:p>from <text:s text:c="28"/>document(at='%s/IOP_Fig_16.jpg' %(image_dir),anchor='paragraph',size=(10,6),sizeUnit='cm')</text:p></office:annotation><text:span text:style-name="Emphasis"><text:span text:style-name="T142">Fig. 1</text:span></text:span><text:span text:style-name="Emphasis"><text:span text:style-name="T259">6</text:span></text:span><office:annotation-end office:name="__Fieldmark__6289_123346739"/></text:p>
      <text:p text:style-name="P31"><text:span text:style-name="T2">Figure 1</text:span><text:span text:style-name="T21">6</text:span>. Percentage of <text:span text:style-name="T182">flag-</text:span>valid 1-Hz S<text:span text:style-name="T323">W</text:span>H records over <text:span text:style-name="T316">ocean and lakes relative to theory</text:span> for each day in last 30-day window. <text:span text:style-name="T316">The linear trend and its standard deviation is also shown.</text:span></text:p>
      <text:p text:style-name="P18"/>
      <text:p text:style-name="P44"><office:annotation office:name="__Fieldmark__3389_2070406521"><dc:creator>Unknown Author</dc:creator><dc:date>2014-08-21T14:00:36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259">7</text:span><office:annotation-end office:name="__Fieldmark__3389_2070406521"/></text:p>
      <text:p text:style-name="P76"><text:span text:style-name="Emphasis"><text:span text:style-name="T87">Figure </text:span></text:span><text:span text:style-name="Emphasis"><text:span text:style-name="T90">1</text:span></text:span><text:span text:style-name="Emphasis"><text:span text:style-name="T98">7</text:span></text:span><text:span text:style-name="Emphasis"><text:span text:style-name="T36">. Histogram of </text:span></text:span><text:span text:style-name="Emphasis"><text:span text:style-name="T37">flag-valid</text:span></text:span><text:span text:style-name="Emphasis"><text:span text:style-name="T36"> S</text:span></text:span><text:span text:style-name="Emphasis"><text:span text:style-name="T51">WH</text:span></text:span><text:span text:style-name="Emphasis"><text:span text:style-name="T36"> </text:span></text:span><text:span text:style-name="Emphasis"><text:span text:style-name="T45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18"><text:span text:style-name="Default_20_Paragraph_20_Font"><text:span text:style-name="T146"/></text:span></text:p>
      <text:p text:style-name="P51"/>
      <text:p text:style-name="P120"><text:span text:style-name="Emphasis"><text:span text:style-name="T173">4</text:span></text:span><text:span text:style-name="Emphasis"><text:span text:style-name="T170">.</text:span></text:span><text:span text:style-name="Emphasis"><text:span text:style-name="T171">2</text:span></text:span><text:span text:style-name="Emphasis"><text:span text:style-name="T170">. </text:span></text:span><text:span text:style-name="Emphasis"><text:span text:style-name="T171">Analysis of measurement noise</text:span></text:span></text:p>
      <text:p text:style-name="P77"><text:span text:style-name="Emphasis"><text:span text:style-name="T27">20-Hz measurement noise (</text:span></text:span><text:span text:style-name="Emphasis"><text:span text:style-name="T67">average std of</text:span></text:span><text:span text:style-name="Emphasis"><text:span text:style-name="T27"> 20-Hz </text:span></text:span><text:span text:style-name="Emphasis"><text:span text:style-name="T70">sample</text:span></text:span><text:span text:style-name="Emphasis"><text:span text:style-name="T27"> </text:span></text:span><text:span text:style-name="Emphasis"><text:span text:style-name="T67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69">flag-valid</text:span></text:span><text:span text:style-name="Emphasis"><text:span text:style-name="T32"> S</text:span></text:span><text:span text:style-name="Emphasis"><text:span text:style-name="T77">W</text:span></text:span><text:span text:style-name="Emphasis"><text:span text:style-name="T32">H <text:s/></text:span></text:span><text:span text:style-name="Emphasis"><text:span text:style-name="T78">over oceans and lakes</text:span></text:span><text:span text:style-name="Emphasis"><text:span text:style-name="T27">: </text:span></text:span><text:span text:style-name="Emphasis"><text:span text:style-name="T108"><text:conditional-text text:condition="ooow:true" text:string-value-if-true="swh_noise" text:string-value-if-false="">swh_noise</text:conditional-text></text:span></text:span><text:span text:style-name="Emphasis"><text:span text:style-name="T107"> cm</text:span></text:span><text:span text:style-name="Emphasis"><text:span text:style-name="T27"> </text:span></text:span></text:p>
      <text:p text:style-name="P77"><text:span text:style-name="Emphasis"><text:span text:style-name="T111">Equivalent 1-Hz measurement noise </text:span></text:span><text:span text:style-name="Emphasis"><text:span text:style-name="T112">for the </text:span></text:span><text:span text:style-name="Emphasis"><text:span text:style-name="T113">flag-valid</text:span></text:span><text:span text:style-name="Emphasis"><text:span text:style-name="T112"> S</text:span></text:span><text:span text:style-name="Emphasis"><text:span text:style-name="T114">WH</text:span></text:span><text:span text:style-name="Emphasis"><text:span text:style-name="T111">:</text:span></text:span><text:span text:style-name="Emphasis"><text:span text:style-name="T107"> </text:span></text:span><text:span text:style-name="Emphasis"><text:span text:style-name="T107"><text:conditional-text text:condition="ooow:true" text:string-value-if-true="swh_noise1Hz" text:string-value-if-false="">swh_noise1Hz</text:conditional-text></text:span></text:span><text:span text:style-name="Emphasis"><text:span text:style-name="T108"> </text:span></text:span><text:span text:style-name="Emphasis"><text:span text:style-name="T107">cm</text:span></text:span></text:p>
      <text:p text:style-name="P51"/>
      <text:p text:style-name="P18"><office:annotation office:name="__Fieldmark__7356_123346739"><dc:creator>Unknown Author</dc:creator><dc:date>2014-07-31T14:28:50</dc:date><text:list text:continue-numbering="true" text:style-name=""><text:list-item><text:p>do text</text:p></text:list-item></text:list><text:p>from <text:s text:c="28"/>document(at='%s/IOP_Fig_18.jpg' %(image_dir),anchor='paragraph',size=(13.7,8.7),sizeUnit='cm')</text:p></office:annotation><text:span text:style-name="Emphasis"><text:span text:style-name="T29">Fig. </text:span></text:span><text:span text:style-name="Emphasis"><text:span text:style-name="T30">1</text:span></text:span><text:span text:style-name="Emphasis"><text:span text:style-name="T74">8</text:span></text:span><office:annotation-end office:name="__Fieldmark__7356_123346739"/></text:p>
      <text:p text:style-name="P81"><text:span text:style-name="T11">Figure 1</text:span><text:span text:style-name="T21">8</text:span><text:span text:style-name="T150">. </text:span><text:span text:style-name="T148">Geographical distribution of flag-valid </text:span><text:span text:style-name="T150">20-Hz </text:span><text:span text:style-name="T153">S</text:span><text:span text:style-name="T324">WH</text:span><text:span text:style-name="T150"> measurement noise </text:span><text:span text:style-name="T325">over oceans and lakes</text:span><text:span text:style-name="T148"> for </text:span><text:span text:style-name="T148"><text:conditional-text text:condition="ooow:true" text:string-value-if-true="Report_Date" text:string-value-if-false="">Report_Date</text:conditional-text></text:span><text:span text:style-name="T148">. </text:span><text:span text:style-name="T331">The statistical values shown in the table refer to the S</text:span><text:span text:style-name="T333">WH noise</text:span><text:span text:style-name="T331"> and are calculated over all measurement</text:span><text:span text:style-name="T339">s</text:span><text:span text:style-name="T331"> shown in the figure.</text:span></text:p>
      <text:p text:style-name="P36"/>
      <text:p text:style-name="P39"/>
      <text:p text:style-name="P116"><text:span text:style-name="Emphasis"><text:span text:style-name="T174">4</text:span></text:span><text:span text:style-name="Emphasis"><text:span text:style-name="T170">.</text:span></text:span><text:span text:style-name="Emphasis"><text:span text:style-name="T171">3</text:span></text:span><text:span text:style-name="Emphasis"><text:span text:style-name="T170">. </text:span></text:span><text:span text:style-name="Emphasis"><text:span text:style-name="T171">Validity based on </text:span></text:span><text:span text:style-name="Emphasis"><text:span text:style-name="T176">scientific editing criteria</text:span></text:span></text:p>
      <text:p text:style-name="P131"><text:span text:style-name="T284">Note:</text:span><text:span text:style-name="T298"> here </text:span><text:span text:style-name="T267">“</text:span><text:span text:style-name="T299">science-valid</text:span><text:span text:style-name="T267">” refers to </text:span><text:span text:style-name="T300">the flag-valid SSH records</text:span><text:span text:style-name="T267"> </text:span><text:span text:style-name="T301">over oceans and lakes </text:span><text:span text:style-name="T302">that meet</text:span><text:span text:style-name="T301"> the editing criteria described in Table </text:span><text:span text:style-name="T308">3</text:span><text:span text:style-name="T301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5">Parameter</text:p>
          </table:table-cell>
          <table:table-cell table:style-name="Table4.A1" office:value-type="string">
            <text:p text:style-name="P105">Min threshold</text:p>
          </table:table-cell>
          <table:table-cell table:style-name="Table4.C1" office:value-type="string">
            <text:p text:style-name="P105">Max threshold</text:p>
          </table:table-cell>
        </table:table-row>
        <table:table-row>
          <table:table-cell table:style-name="Table4.A2" office:value-type="string">
            <text:p text:style-name="P102"><text:span text:style-name="T317">S</text:span><text:span text:style-name="T326">W</text:span><text:span text:style-name="T317">H</text:span></text:p>
          </table:table-cell>
          <table:table-cell table:style-name="Table4.B2" office:value-type="string">
            <text:p text:style-name="P93"><text:span text:style-name="T326">0</text:span><text:span text:style-name="T317"> m</text:span></text:p>
          </table:table-cell>
          <table:table-cell table:style-name="Table4.C2" office:value-type="string">
            <text:p text:style-name="P96"><text:span text:style-name="T317">1</text:span><text:span text:style-name="T326">5</text:span><text:span text:style-name="T317"> m</text:span></text:p>
          </table:table-cell>
        </table:table-row>
        <table:table-row>
          <table:table-cell table:style-name="Table4.A3" office:value-type="string">
            <text:p text:style-name="P102"><text:span text:style-name="T317">Standard deviation of S</text:span><text:span text:style-name="T326">WH </text:span><text:span text:style-name="T338">(1-Hz block)</text:span></text:p>
          </table:table-cell>
          <table:table-cell table:style-name="Table4.B3" office:value-type="string">
            <text:p text:style-name="P99">0 m</text:p>
          </table:table-cell>
          <table:table-cell table:style-name="Table4.C3" office:value-type="string">
            <text:p text:style-name="P93"><text:span text:style-name="T326">1</text:span><text:span text:style-name="T317"> m</text:span></text:p>
          </table:table-cell>
        </table:table-row>
      </table:table>
      <text:p text:style-name="P134"><text:span text:style-name="T282">Table </text:span><text:span text:style-name="T285">3</text:span>. <text:span text:style-name="T295">Editing criteria.</text:span></text:p>
      <text:p text:style-name="P136"/>
      <text:p text:style-name="P78"><text:span text:style-name="T268">Number of </text:span><text:span text:style-name="T273">science-valid </text:span><text:span text:style-name="T268">1-Hz </text:span><text:span text:style-name="T270">S</text:span><text:span text:style-name="T274">W</text:span><text:span text:style-name="T270">H </text:span><text:span text:style-name="T268">records </text:span><text:span text:style-name="T275">over oceans and lakes</text:span><text:span text:style-name="T268">:</text:span><text:span text:style-name="T255"> </text:span><text:span text:style-name="T256"><text:conditional-text text:condition="ooow:True" text:string-value-if-true="swh_nrecordNOC" text:string-value-if-false="">swh_nrecordNOC</text:conditional-text></text:span><text:span text:style-name="T255"> </text:span></text:p>
      <text:p text:style-name="P56"><text:span text:style-name="Emphasis"><text:span text:style-name="T183">Percentage of </text:span></text:span><text:span text:style-name="Emphasis"><text:span text:style-name="T184">science-valid 1-Hz S</text:span></text:span><text:span text:style-name="Emphasis"><text:span text:style-name="T190">W</text:span></text:span><text:span text:style-name="Emphasis"><text:span text:style-name="T184">H records over </text:span></text:span><text:span text:style-name="Emphasis"><text:span text:style-name="T186">oceans and lakes relative to theor</text:span></text:span><text:span text:style-name="Emphasis"><text:span text:style-name="T197">etical maximum</text:span></text:span><text:span text:style-name="Emphasis"><text:span text:style-name="T184">:</text:span></text:span><text:span text:style-name="Emphasis"><text:span text:style-name="T183"> </text:span></text:span><text:span text:style-name="Emphasis"><text:span text:style-name="T228"><text:conditional-text text:condition="ooow:True" text:string-value-if-true="swh_ptheorNOC" text:string-value-if-false="">swh_ptheorNOC</text:conditional-text></text:span></text:span><text:span text:style-name="Emphasis"><text:span text:style-name="T227">%</text:span></text:span></text:p>
      <text:p text:style-name="P78"><text:soft-page-break/><text:span text:style-name="Emphasis"><text:span text:style-name="T27">20-Hz measurement noise (</text:span></text:span><text:span text:style-name="Emphasis"><text:span text:style-name="T67">average std of</text:span></text:span><text:span text:style-name="Emphasis"><text:span text:style-name="T27"> 20-Hz </text:span></text:span><text:span text:style-name="Emphasis"><text:span text:style-name="T70">sample</text:span></text:span><text:span text:style-name="Emphasis"><text:span text:style-name="T27"> </text:span></text:span><text:span text:style-name="Emphasis"><text:span text:style-name="T67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5">science-valid</text:span></text:span><text:span text:style-name="Emphasis"><text:span text:style-name="T32"> S</text:span></text:span><text:span text:style-name="Emphasis"><text:span text:style-name="T79">W</text:span></text:span><text:span text:style-name="Emphasis"><text:span text:style-name="T32">H:</text:span></text:span><text:span text:style-name="Emphasis"><text:span text:style-name="T27"> </text:span></text:span><text:span text:style-name="Emphasis"><text:span text:style-name="T108"><text:conditional-text text:condition="ooow:true" text:string-value-if-true="swh_noiseNOC" text:string-value-if-false="">swh_noiseNOC</text:conditional-text></text:span></text:span><text:span text:style-name="Emphasis"><text:span text:style-name="T107"> cm</text:span></text:span></text:p>
      <text:p text:style-name="P129"><text:span text:style-name="Emphasis"><text:span text:style-name="T213">Equivalent 1-Hz measurement noise </text:span></text:span><text:span text:style-name="Emphasis"><text:span text:style-name="T214">for the </text:span></text:span><text:span text:style-name="Emphasis"><text:span text:style-name="T215">science-valid</text:span></text:span><text:span text:style-name="Emphasis"><text:span text:style-name="T214"> S</text:span></text:span><text:span text:style-name="Emphasis"><text:span text:style-name="T213">W</text:span></text:span><text:span text:style-name="Emphasis"><text:span text:style-name="T214">H</text:span></text:span><text:span text:style-name="Emphasis"><text:span text:style-name="T213">:</text:span></text:span><text:span text:style-name="Emphasis"><text:span text:style-name="T225"> <text:s/></text:span></text:span><text:span text:style-name="Emphasis"><text:span text:style-name="T225"><text:conditional-text text:condition="ooow:true" text:string-value-if-true="swh_noiseNOC1Hz" text:string-value-if-false="">swh_noiseNOC1Hz</text:conditional-text></text:span></text:span><text:span text:style-name="Emphasis"><text:span text:style-name="T229"> </text:span></text:span><text:span text:style-name="Emphasis"><text:span text:style-name="T225">cm</text:span></text:span></text:p>
      <text:p text:style-name="P62"/>
      <text:p text:style-name="P62"/>
      <text:p text:style-name="P62"/>
      <text:p text:style-name="P62"><text:span text:style-name="T238">Fig. </text:span><text:span text:style-name="T258">1</text:span><text:span text:style-name="T259">9</text:span><text:span text:style-name="T238"><office:annotation office:name="__Fieldmark__8072_1796053966"><dc:creator>Unknown Author</dc:creator><dc:date>2014-09-09T18:59:23</dc:date><text:list text:continue-numbering="true" text:style-name=""><text:list-item><text:p text:style-name="P155"><text:span text:style-name="T369">do text</text:span></text:p></text:list-item><text:list-item><text:p text:style-name="P155"><text:span text:style-name="T369">from <text:s text:c="28"/>document(at='%s/IOP_Fig_19.jpg' %(image_dir),anchor='paragraph',size=(13.8,8.7),sizeUnit='cm')</text:span></text:p></text:list-item></text:list></office:annotation></text:span></text:p>
      <text:p text:style-name="P58"><text:span text:style-name="Emphasis"><text:span text:style-name="T226">Figure </text:span></text:span><text:span text:style-name="Emphasis"><text:span text:style-name="T231">1</text:span></text:span><text:span text:style-name="Emphasis"><text:span text:style-name="T232">9</text:span></text:span><text:span text:style-name="Emphasis"><text:span text:style-name="T185">. Geographical distribution of science-valid S</text:span></text:span><text:span text:style-name="Emphasis"><text:span text:style-name="T191">WH</text:span></text:span><text:span text:style-name="Emphasis"><text:span text:style-name="T185"> data over ocean</text:span></text:span><text:span text:style-name="Emphasis"><text:span text:style-name="T187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</text:span></text:span><text:span text:style-name="Emphasis"><text:span text:style-name="T183"> </text:span></text:span><text:span text:style-name="Emphasis"><text:span text:style-name="T195">The statistical values shown in the table refer to the S</text:span></text:span><text:span text:style-name="Emphasis"><text:span text:style-name="T196">WH </text:span></text:span><text:span text:style-name="Emphasis"><text:span text:style-name="T197">in m</text:span></text:span><text:span text:style-name="Emphasis"><text:span text:style-name="T195"> and are calculated over all measurement</text:span></text:span><text:span text:style-name="Emphasis"><text:span text:style-name="T198">s</text:span></text:span><text:span text:style-name="Emphasis"><text:span text:style-name="T195"> shown in the figure. </text:span></text:span><text:span text:style-name="Emphasis"><text:span text:style-name="T193">Gray </text:span></text:span><text:span text:style-name="Emphasis"><text:span text:style-name="T211">dots</text:span></text:span><text:span text:style-name="Emphasis"><text:span text:style-name="T193"> denote records that have been rejected based on the editing criteria described in Table </text:span></text:span><text:span text:style-name="Emphasis"><text:span text:style-name="T194">3</text:span></text:span><text:span text:style-name="Emphasis"><text:span text:style-name="T193">.</text:span></text:span></text:p>
      <text:p text:style-name="P25"/>
      <text:p text:style-name="P25"/>
      <text:p text:style-name="P65"><text:span text:style-name="T239">Fig. </text:span><text:span text:style-name="T259">20</text:span><text:span text:style-name="T239"><office:annotation office:name="__Fieldmark__8307_1796053966"><dc:creator>Unknown Author</dc:creator><dc:date>2014-09-09T19:01:27</dc:date><text:list text:continue-numbering="true" text:style-name=""><text:list-item><text:p text:style-name="P155"><text:span text:style-name="T369">do text</text:span></text:p></text:list-item><text:list-item><text:p text:style-name="P155"><text:span text:style-name="T369">from <text:s text:c="28"/>document(at='%s/IOP_Fig_20.jpg' %(image_dir),anchor='paragraph',size=(7.4,6.3),sizeUnit='cm')</text:span></text:p></text:list-item></text:list></office:annotation></text:span></text:p>
      <text:p text:style-name="P32"><text:span text:style-name="Emphasis"><text:span text:style-name="T87">Figure </text:span></text:span><text:span text:style-name="Emphasis"><text:span text:style-name="T98">20</text:span></text:span><text:span text:style-name="Emphasis"><text:span text:style-name="T36">. Histogram of </text:span></text:span><text:span text:style-name="Emphasis"><text:span text:style-name="T37">science-valid</text:span></text:span><text:span text:style-name="Emphasis"><text:span text:style-name="T36"> S</text:span></text:span><text:span text:style-name="Emphasis"><text:span text:style-name="T52">W</text:span></text:span><text:span text:style-name="Emphasis"><text:span text:style-name="T36">H </text:span></text:span><text:span text:style-name="Emphasis"><text:span text:style-name="T47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25"><text:span text:style-name="Emphasis"><text:span text:style-name="T36"/></text:span></text:p>
      <text:p text:style-name="P15">Fig. <text:span text:style-name="T258">2</text:span><text:span text:style-name="T259">1</text:span><office:annotation office:name="__Fieldmark__6290_123346739"><dc:creator>Unknown Author</dc:creator><dc:date>2014-07-31T14:27:43</dc:date><text:list text:continue-numbering="true" text:style-name=""><text:list-item><text:p text:style-name="P155"><text:span text:style-name="T368">do text</text:span></text:p></text:list-item><text:list-item><text:p text:style-name="P155"><text:span text:style-name="T368">from <text:s text:c="28"/>document(at='%s/IOP_Fig_21.jpg' %(image_dir),anchor='paragraph',size=(10.3,6.7),sizeUnit='cm')</text:span></text:p></text:list-item></text:list></office:annotation></text:p>
      <text:p text:style-name="P29"><text:span text:style-name="Emphasis"><text:span text:style-name="T95">Figure </text:span></text:span><text:span text:style-name="Emphasis"><text:span text:style-name="T97">2</text:span></text:span><text:span text:style-name="Emphasis"><text:span text:style-name="T98">1</text:span></text:span><text:span text:style-name="Emphasis"><text:span text:style-name="T41">. </text:span></text:span><text:span text:style-name="Default_20_Paragraph_20_Font"><text:span text:style-name="T42">Box-and-whiskers plot for the </text:span></text:span><text:span text:style-name="Default_20_Paragraph_20_Font"><text:span text:style-name="T53">science-valid</text:span></text:span><text:span text:style-name="Default_20_Paragraph_20_Font"><text:span text:style-name="T42"> SWH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9"><text:span text:style-name="Default_20_Paragraph_20_Font"><text:span text:style-name="T42"/></text:span></text:p>
      <text:p text:style-name="P70"><text:span text:style-name="Emphasis"><text:span text:style-name="T29">Fig. </text:span></text:span><text:span text:style-name="Emphasis"><text:span text:style-name="T73">2</text:span></text:span><text:span text:style-name="Emphasis"><text:span text:style-name="T74">2</text:span></text:span><office:annotation office:name="__Fieldmark__7357_123346739"><dc:creator>Unknown Author</dc:creator><dc:date>2014-07-31T14:28:58</dc:date><text:list text:continue-numbering="true" text:style-name=""><text:list-item><text:p text:style-name="P155"><text:span text:style-name="T368">do text</text:span></text:p></text:list-item><text:list-item><text:p text:style-name="P155"><text:span text:style-name="T368">from <text:s text:c="28"/>document(at='%s/IOP_Fig_22.jpg' %(image_dir),anchor='paragraph',size=(10.2,6.1),sizeUnit='cm')</text:span></text:p></text:list-item></text:list></office:annotation></text:p>
      <text:p text:style-name="P41"><text:span text:style-name="Default_20_Paragraph_20_Font"><text:span text:style-name="T86">Figure </text:span></text:span><text:span text:style-name="Default_20_Paragraph_20_Font"><text:span text:style-name="T97">2</text:span></text:span><text:span text:style-name="Default_20_Paragraph_20_Font"><text:span text:style-name="T98">2</text:span></text:span><text:span text:style-name="Default_20_Paragraph_20_Font"><text:span text:style-name="T33">. Average </text:span></text:span><text:span text:style-name="Default_20_Paragraph_20_Font"><text:span text:style-name="T50">science-valid </text:span></text:span><text:span text:style-name="Default_20_Paragraph_20_Font"><text:span text:style-name="T33">S</text:span></text:span><text:span text:style-name="Default_20_Paragraph_20_Font"><text:span text:style-name="T54">W</text:span></text:span><text:span text:style-name="Default_20_Paragraph_20_Font"><text:span text:style-name="T33">H noise </text:span></text:span><text:span text:style-name="Default_20_Paragraph_20_Font"><text:span text:style-name="T50">(blue dot) </text:span></text:span><text:span text:style-name="Emphasis"><text:span text:style-name="T47">and the corresponding standard deviation (</text:span></text:span><text:span text:style-name="Emphasis"><text:span text:style-name="T49">error bar</text:span></text:span><text:span text:style-name="Emphasis"><text:span text:style-name="T47">)</text:span></text:span><text:span text:style-name="Default_20_Paragraph_20_Font"><text:span text:style-name="T33"> for each day in last 30-day window. </text:span></text:span><text:bookmark-start text:name="__DdeLink__26346_15718698031"/><text:span text:style-name="Default_20_Paragraph_20_Font"><text:span text:style-name="T42">The yellow shading highlights the day analyzed in this report.</text:span></text:span><text:bookmark-end text:name="__DdeLink__26346_15718698031"/></text:p>
      <text:p text:style-name="P42"><text:span text:style-name="Emphasis"><text:span text:style-name="T43"/></text:span></text:p>
      <text:list xml:id="list759040357" text:continue-list="list1850590838" text:style-name="Outline">
        <text:list-item>
          <text:p text:style-name="P150"><text:span text:style-name="Emphasis"><text:span text:style-name="T66">Sigma0</text:span></text:span><text:span text:style-name="Emphasis"><text:span text:style-name="T27"> coverage and validity</text:span></text:span></text:p>
        </text:list-item>
      </text:list>
      <text:p text:style-name="P122"><text:span text:style-name="Emphasis"><text:span text:style-name="T181">5</text:span></text:span><text:span text:style-name="Emphasis"><text:span text:style-name="T170">.1. Validity based on flags</text:span></text:span></text:p>
      <text:p text:style-name="P127"><text:span text:style-name="T14">Note:</text:span><text:span text:style-name="T244"> here </text:span>“flag-valid” refers to th<text:span text:style-name="T243">ose</text:span> records that have not been flagged as bad by <text:span text:style-name="T266">either</text:span> the average status flag<text:span text:style-name="T245"> </text:span><text:span text:style-name="T266">or the measurement confidence flag.</text:span></text:p>
      <text:p text:style-name="P84"><text:span text:style-name="T270">Number of </text:span><text:span text:style-name="T269">flag-valid </text:span><text:span text:style-name="T270">1-Hz </text:span><text:span text:style-name="T276">sigma0</text:span><text:span text:style-name="T270"> records </text:span><text:span text:style-name="T271">over ocean</text:span><text:span text:style-name="T272">s and lakes:</text:span><text:span text:style-name="T255"> </text:span><text:span text:style-name="T256"><text:conditional-text text:condition="ooow:true" text:string-value-if-true="s0_nrecord" text:string-value-if-false="">s0_nrecord</text:conditional-text></text:span></text:p>
      <text:p text:style-name="P84">Percentage of <text:span text:style-name="T340">flag-valid 1-Hz </text:span><text:span text:style-name="T347">sigma0</text:span><text:span text:style-name="T340"> records</text:span><text:span text:style-name="T148"> </text:span><text:span text:style-name="T342">over </text:span><text:span text:style-name="T343">ocean</text:span><text:span text:style-name="T344">s and lakes</text:span><text:span text:style-name="T343"> relative to </text:span><text:span text:style-name="T345">theor</text:span><text:span text:style-name="T346">etical maximum</text:span>: <text:span text:style-name="T2"><text:conditional-text text:condition="ooow:true" text:string-value-if-true="s0_ptheor" text:string-value-if-false="">s0_ptheor</text:conditional-text></text:span><text:span text:style-name="T2">%</text:span></text:p>
      <text:p text:style-name="P84"/>
      <text:p text:style-name="P84"/>
      <text:p text:style-name="P84"><text:soft-page-break/></text:p>
      <text:p text:style-name="P84"/>
      <text:p text:style-name="P84">Fig <text:span text:style-name="T240">2</text:span><text:span text:style-name="T355">3</text:span><office:annotation office:name="__Fieldmark__7358_123346739"><dc:creator>Unknown Author</dc:creator><dc:date>2014-07-31T14:29:10</dc:date><text:list text:style-name=""><text:list-item><text:p text:style-name="P155"><text:span text:style-name="T365">do text</text:span></text:p></text:list-item><text:list-item><text:p text:style-name="P155"><text:span text:style-name="T365">from <text:s text:c="28"/>document(at='%s/IOP_Fig_23.jpg' %(image_dir),anchor='paragraph',</text:span><text:span text:style-name="T369">size=(13.8,8.7),sizeUnit='cm'</text:span><text:span text:style-name="T365">)</text:span></text:p></text:list-item></text:list></office:annotation></text:p>
      <text:p text:style-name="P84"><text:span text:style-name="Emphasis"><text:span text:style-name="T88">Figure </text:span></text:span><text:span text:style-name="Emphasis"><text:span text:style-name="T92">2</text:span></text:span><text:span text:style-name="Emphasis"><text:span text:style-name="T101">3</text:span></text:span><text:span text:style-name="Emphasis"><text:span text:style-name="T34">. </text:span></text:span><text:span text:style-name="Emphasis"><text:span text:style-name="T125">Geographical distribution of flag-valid </text:span></text:span><text:span text:style-name="Emphasis"><text:span text:style-name="T126">sigma0</text:span></text:span><text:span text:style-name="Emphasis"><text:span text:style-name="T125"> data over ocean</text:span></text:span><text:span text:style-name="Emphasis"><text:span text:style-name="T127">s and lakes</text:span></text:span><text:span text:style-name="Emphasis"><text:span text:style-name="T125"> for </text:span></text:span><text:span text:style-name="Emphasis"><text:span text:style-name="T125"><text:conditional-text text:condition="ooow:true" text:string-value-if-true="Report_Date" text:string-value-if-false="">Report_Date</text:conditional-text></text:span></text:span><text:span text:style-name="Emphasis"><text:span text:style-name="T125">. </text:span></text:span><text:span text:style-name="Emphasis"><text:span text:style-name="T129">The statistical values shown in the table refer to the </text:span></text:span><text:span text:style-name="Emphasis"><text:span text:style-name="T135">s</text:span></text:span><text:span text:style-name="Emphasis"><text:span text:style-name="T136">igma0 </text:span></text:span><text:span text:style-name="Emphasis"><text:span text:style-name="T137">in dB</text:span></text:span><text:span text:style-name="Emphasis"><text:span text:style-name="T129"> and are calculated over all measurement</text:span></text:span><text:span text:style-name="Emphasis"><text:span text:style-name="T134">s</text:span></text:span><text:span text:style-name="Emphasis"><text:span text:style-name="T129"> shown in the figure.</text:span></text:span></text:p>
      <text:p text:style-name="P84"/>
      <text:p text:style-name="P84"/>
      <text:p text:style-name="P84"/>
      <text:p text:style-name="P84"/>
      <text:p text:style-name="P84"/>
      <text:p text:style-name="P84"><text:span text:style-name="Emphasis"><text:span text:style-name="T121">Fig. </text:span></text:span><text:span text:style-name="Emphasis"><text:span text:style-name="T355">24</text:span></text:span><office:annotation office:name="__Fieldmark__7359_123346739"><dc:creator>Unknown Author</dc:creator><dc:date>2014-07-31T14:29:24</dc:date><text:list text:continue-numbering="true" text:style-name=""><text:list-item><text:p text:style-name="P155"><text:span text:style-name="T365">do text</text:span></text:p></text:list-item><text:list-item><text:p text:style-name="P155"><text:span text:style-name="T365">from <text:s text:c="28"/>document(at='%s/IOP_Fig_24.jpg' %(image_dir),anchor='paragraph',</text:span><text:span text:style-name="T369">size=(10,6),sizeUnit='cm'</text:span><text:span text:style-name="T365">)</text:span></text:p></text:list-item></text:list></office:annotation></text:p>
      <text:p text:style-name="P34"><text:span text:style-name="T2">Figure </text:span><text:span text:style-name="T23">24</text:span>. Percentage of <text:span text:style-name="T182">flag-</text:span>valid 1-Hz <text:span text:style-name="T327">sigma0</text:span> records over <text:span text:style-name="T316">ocean and lakes relative to theory</text:span> for each day in last 30-day window. <text:span text:style-name="T316">The linear trend and its standard deviation is also shown.</text:span></text:p>
      <text:p text:style-name="P84"/>
      <text:p text:style-name="P84"/>
      <text:p text:style-name="P84"/>
      <text:p text:style-name="P84"/>
      <text:p text:style-name="P47"><office:annotation office:name="__Fieldmark__3595_2070406521"><dc:creator>Unknown Author</dc:creator><dc:date>2014-08-21T14:04:05</dc:date><text:list text:continue-numbering="true" text:style-name=""><text:list-item><text:p>do text</text:p></text:list-item></text:list><text:p>from <text:s text:c="28"/>document(at='%s/IOP_Fig_25.jpg' %(image_dir),anchor='paragraph',size=(7.4,6.3),sizeUnit='cm')</text:p></office:annotation>Fig. <text:span text:style-name="T355">25</text:span><office:annotation-end office:name="__Fieldmark__3595_2070406521"/></text:p>
      <text:p text:style-name="P47"><text:span text:style-name="Emphasis"><text:span text:style-name="T87">Figure </text:span></text:span><text:span text:style-name="Emphasis"><text:span text:style-name="T101">25</text:span></text:span><text:span text:style-name="Emphasis"><text:span text:style-name="T36">. Histogram of </text:span></text:span><text:span text:style-name="Emphasis"><text:span text:style-name="T37">flag-valid</text:span></text:span><text:span text:style-name="Emphasis"><text:span text:style-name="T36"> </text:span></text:span><text:span text:style-name="Emphasis"><text:span text:style-name="T55">sigma0</text:span></text:span><text:span text:style-name="Emphasis"><text:span text:style-name="T36"> </text:span></text:span><text:span text:style-name="Emphasis"><text:span text:style-name="T45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84"><text:span text:style-name="Default_20_Paragraph_20_Font"><text:span text:style-name="T146"/></text:span></text:p>
      <text:p text:style-name="P84"/>
      <text:p text:style-name="P84"/>
      <text:p text:style-name="P122"><text:span text:style-name="Emphasis"><text:span text:style-name="T181">5</text:span></text:span><text:span text:style-name="Emphasis"><text:span text:style-name="T170">.</text:span></text:span><text:span text:style-name="Emphasis"><text:span text:style-name="T171">2</text:span></text:span><text:span text:style-name="Emphasis"><text:span text:style-name="T170">. </text:span></text:span><text:span text:style-name="Emphasis"><text:span text:style-name="T171">Analysis of measurement noise</text:span></text:span></text:p>
      <text:p text:style-name="P84"><text:span text:style-name="Emphasis"><text:span text:style-name="T27">20-Hz measurement noise (</text:span></text:span><text:span text:style-name="Emphasis"><text:span text:style-name="T67">average std of</text:span></text:span><text:span text:style-name="Emphasis"><text:span text:style-name="T27"> 20-Hz </text:span></text:span><text:span text:style-name="Emphasis"><text:span text:style-name="T70">sample</text:span></text:span><text:span text:style-name="Emphasis"><text:span text:style-name="T27"> </text:span></text:span><text:span text:style-name="Emphasis"><text:span text:style-name="T67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69">flag-valid</text:span></text:span><text:span text:style-name="Emphasis"><text:span text:style-name="T32"> </text:span></text:span><text:span text:style-name="Emphasis"><text:span text:style-name="T80">sigma0</text:span></text:span><text:span text:style-name="Emphasis"><text:span text:style-name="T32"> <text:s/></text:span></text:span><text:span text:style-name="Emphasis"><text:span text:style-name="T78">over oceans and lakes</text:span></text:span><text:span text:style-name="Emphasis"><text:span text:style-name="T27">: </text:span></text:span><text:span text:style-name="Emphasis"><text:span text:style-name="T108"><text:conditional-text text:condition="ooow:true" text:string-value-if-true="s0_noise" text:string-value-if-false="">s0_noise</text:conditional-text></text:span></text:span><text:span text:style-name="Emphasis"><text:span text:style-name="T107"> </text:span></text:span><text:span text:style-name="Emphasis"><text:span text:style-name="T110">10</text:span></text:span><text:span text:style-name="Emphasis"><text:span text:style-name="T356">-2</text:span></text:span><text:span text:style-name="Emphasis"><text:span text:style-name="T110"> </text:span></text:span><text:span text:style-name="Emphasis"><text:span text:style-name="T109">dB</text:span></text:span><text:span text:style-name="Emphasis"><text:span text:style-name="T27"> </text:span></text:span></text:p>
      <text:p text:style-name="P84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69">flag-valid</text:span></text:span><text:span text:style-name="Emphasis"><text:span text:style-name="T32"> </text:span></text:span><text:span text:style-name="Emphasis"><text:span text:style-name="T85">sigma0</text:span></text:span><text:span text:style-name="Emphasis"><text:span text:style-name="T27">: <text:s/></text:span></text:span><text:span text:style-name="Emphasis"><text:span text:style-name="T107"><text:conditional-text text:condition="ooow:true" text:string-value-if-true="s0_noise1Hz" text:string-value-if-false="">s0_noise1Hz</text:conditional-text></text:span></text:span><text:span text:style-name="Emphasis"><text:span text:style-name="T108"> </text:span></text:span><text:span text:style-name="Emphasis"><text:span text:style-name="T110">10</text:span></text:span><text:span text:style-name="Emphasis"><text:span text:style-name="T356">-2</text:span></text:span><text:span text:style-name="Emphasis"><text:span text:style-name="T110"> </text:span></text:span><text:span text:style-name="Emphasis"><text:span text:style-name="T109">dB</text:span></text:span></text:p>
      <text:p text:style-name="P84"><text:span text:style-name="Emphasis"><text:span text:style-name="T68"/></text:span></text:p>
      <text:p text:style-name="P84"/>
      <text:p text:style-name="P84"><office:annotation office:name="__Fieldmark__7361_123346739"><dc:creator>Unknown Author</dc:creator><dc:date>2014-07-31T14:29:58</dc:date><text:list text:continue-numbering="true" text:style-name=""><text:list-item><text:p>do text</text:p></text:list-item></text:list><text:p>from <text:s text:c="28"/>document(at='%s/IOP_Fig_26.jpg' %(image_dir),anchor='paragraph',size=(13.8,8.7),sizeUnit='cm')</text:p></office:annotation><text:span text:style-name="Emphasis"><text:span text:style-name="T29">Fig. </text:span></text:span><text:span text:style-name="Emphasis"><text:span text:style-name="T84">26</text:span></text:span><office:annotation-end office:name="__Fieldmark__7361_123346739"/></text:p>
      <text:p text:style-name="P84"><text:span text:style-name="T11">Figure </text:span><text:span text:style-name="T23">26</text:span><text:span text:style-name="T150">. </text:span><text:span text:style-name="T148">Geographical distribution of flag-valid </text:span><text:span text:style-name="T150">20-Hz </text:span><text:span text:style-name="T328">sigma0</text:span><text:span text:style-name="T150"> measurement noise </text:span><text:span text:style-name="T325">over oceans and lakes</text:span><text:span text:style-name="T148"> for </text:span><text:span text:style-name="T148"><text:conditional-text text:condition="ooow:true" text:string-value-if-true="Report_Date" text:string-value-if-false="">Report_Date</text:conditional-text></text:span><text:span text:style-name="T148">. </text:span><text:span text:style-name="T331">The statistical values shown in the table refer to the </text:span><text:span text:style-name="T349">s</text:span><text:span text:style-name="T350">igma0 noise </text:span><text:span text:style-name="T331">and are calculated over all measurement</text:span><text:span text:style-name="T351">s</text:span><text:span text:style-name="T331"> shown in the figure.</text:span></text:p>
      <text:p text:style-name="P42"/>
      <text:p text:style-name="P42"/>
      <text:p text:style-name="P42"/>
      <text:p text:style-name="P118"><text:span text:style-name="Emphasis"><text:span text:style-name="T181">5</text:span></text:span><text:span text:style-name="Emphasis"><text:span text:style-name="T170">.</text:span></text:span><text:span text:style-name="Emphasis"><text:span text:style-name="T171">3</text:span></text:span><text:span text:style-name="Emphasis"><text:span text:style-name="T170">. </text:span></text:span><text:span text:style-name="Emphasis"><text:span text:style-name="T171">Validity based on </text:span></text:span><text:span text:style-name="Emphasis"><text:span text:style-name="T180">scientific editing criteria</text:span></text:span></text:p>
      <text:p text:style-name="P132"><text:soft-page-break/><text:span text:style-name="T284">Note:</text:span><text:span text:style-name="T298"> here </text:span><text:span text:style-name="T267">“</text:span><text:span text:style-name="T299">science-valid</text:span><text:span text:style-name="T267">” refers to </text:span><text:span text:style-name="T300">the flag-valid </text:span><text:span text:style-name="T309">sigma0</text:span><text:span text:style-name="T300"> records</text:span><text:span text:style-name="T267"> </text:span><text:span text:style-name="T301">over oceans and lakes </text:span><text:span text:style-name="T302">that meet</text:span><text:span text:style-name="T301"> the editing criteria described in Table </text:span><text:span text:style-name="T311">4</text:span><text:span text:style-name="T301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6">Parameter</text:p>
          </table:table-cell>
          <table:table-cell table:style-name="Table5.A1" office:value-type="string">
            <text:p text:style-name="P106">Min threshold</text:p>
          </table:table-cell>
          <table:table-cell table:style-name="Table5.C1" office:value-type="string">
            <text:p text:style-name="P106">Max threshold</text:p>
          </table:table-cell>
        </table:table-row>
        <table:table-row>
          <table:table-cell table:style-name="Table5.A2" office:value-type="string">
            <text:p text:style-name="P103"><text:span text:style-name="T317">S</text:span><text:span text:style-name="T329">igma0</text:span></text:p>
          </table:table-cell>
          <table:table-cell table:style-name="Table5.B2" office:value-type="string">
            <text:p text:style-name="P94"><text:span text:style-name="T329">7</text:span><text:span text:style-name="T317"> </text:span><text:span text:style-name="T329">dB</text:span></text:p>
          </table:table-cell>
          <table:table-cell table:style-name="Table5.C2" office:value-type="string">
            <text:p text:style-name="P97"><text:span text:style-name="T329">30</text:span><text:span text:style-name="T317"> </text:span><text:span text:style-name="T329">dB</text:span></text:p>
          </table:table-cell>
        </table:table-row>
        <table:table-row>
          <table:table-cell table:style-name="Table5.A3" office:value-type="string">
            <text:p text:style-name="P103"><text:span text:style-name="T317">Standard deviation of S</text:span><text:span text:style-name="T329">igma0 </text:span><text:span text:style-name="T352">(1-Hz block)</text:span></text:p>
          </table:table-cell>
          <table:table-cell table:style-name="Table5.B3" office:value-type="string">
            <text:p text:style-name="P94"><text:span text:style-name="T317">0 </text:span><text:span text:style-name="T329">dB</text:span></text:p>
          </table:table-cell>
          <table:table-cell table:style-name="Table5.C3" office:value-type="string">
            <text:p text:style-name="P94"><text:span text:style-name="T329">0.23</text:span><text:span text:style-name="T317"> </text:span><text:span text:style-name="T329">dB</text:span></text:p>
          </table:table-cell>
        </table:table-row>
      </table:table>
      <text:p text:style-name="P135"><text:span text:style-name="T282">Table </text:span><text:span text:style-name="T286">4</text:span>. <text:span text:style-name="T295">Editing criteria.</text:span></text:p>
      <text:p text:style-name="P137"/>
      <text:p text:style-name="P84"><text:span text:style-name="T268">Number of </text:span><text:span text:style-name="T273">science-valid </text:span><text:span text:style-name="T268">1-Hz </text:span><text:span text:style-name="T277">sigma0</text:span><text:span text:style-name="T270"> </text:span><text:span text:style-name="T268">records </text:span><text:span text:style-name="T275">over oceans and lakes</text:span><text:span text:style-name="T268">:</text:span><text:span text:style-name="T255"> </text:span><text:span text:style-name="T256"><text:conditional-text text:condition="ooow:True" text:string-value-if-true="s0_nrecordNOC" text:string-value-if-false="">s0_nrecordNOC</text:conditional-text></text:span></text:p>
      <text:p text:style-name="P60"><text:span text:style-name="Emphasis"><text:span text:style-name="T183">Percentage of </text:span></text:span><text:span text:style-name="Emphasis"><text:span text:style-name="T184">science-valid 1-Hz </text:span></text:span><text:span text:style-name="Emphasis"><text:span text:style-name="T192">sigma0</text:span></text:span><text:span text:style-name="Emphasis"><text:span text:style-name="T184"> records over </text:span></text:span><text:span text:style-name="Emphasis"><text:span text:style-name="T186">oceans and lakes relative to theor</text:span></text:span><text:span text:style-name="Emphasis"><text:span text:style-name="T207">etical maximum</text:span></text:span><text:span text:style-name="Emphasis"><text:span text:style-name="T184">:</text:span></text:span><text:span text:style-name="Emphasis"><text:span text:style-name="T183"> </text:span></text:span><text:span text:style-name="Emphasis"><text:span text:style-name="T228"><text:conditional-text text:condition="ooow:True" text:string-value-if-true="s0_ptheorNOC" text:string-value-if-false="">s0_ptheorNOC</text:conditional-text></text:span></text:span><text:span text:style-name="Emphasis"><text:span text:style-name="T227">%</text:span></text:span></text:p>
      <text:p text:style-name="P84"><text:span text:style-name="Emphasis"><text:span text:style-name="T27">20-Hz measurement noise (</text:span></text:span><text:span text:style-name="Emphasis"><text:span text:style-name="T67">average std of</text:span></text:span><text:span text:style-name="Emphasis"><text:span text:style-name="T27"> 20-Hz </text:span></text:span><text:span text:style-name="Emphasis"><text:span text:style-name="T70">sample</text:span></text:span><text:span text:style-name="Emphasis"><text:span text:style-name="T27"> </text:span></text:span><text:span text:style-name="Emphasis"><text:span text:style-name="T67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5">science-valid</text:span></text:span><text:span text:style-name="Emphasis"><text:span text:style-name="T32"> </text:span></text:span><text:span text:style-name="Emphasis"><text:span text:style-name="T81">sigma0</text:span></text:span><text:span text:style-name="Emphasis"><text:span text:style-name="T32">:</text:span></text:span><text:span text:style-name="Emphasis"><text:span text:style-name="T27"> </text:span></text:span><text:span text:style-name="Emphasis"><text:span text:style-name="T108"><text:conditional-text text:condition="ooow:true" text:string-value-if-true="s0_noiseNOC" text:string-value-if-false="">s0_noiseNOC</text:conditional-text></text:span></text:span><text:span text:style-name="Emphasis"><text:span text:style-name="T107"> </text:span></text:span><text:span text:style-name="Emphasis"><text:span text:style-name="T110">10</text:span></text:span><text:span text:style-name="Emphasis"><text:span text:style-name="T356">-2</text:span></text:span><text:span text:style-name="Emphasis"><text:span text:style-name="T358"> dB</text:span></text:span></text:p>
      <text:p text:style-name="P60"><text:span text:style-name="Emphasis"><text:span text:style-name="T219">Equivalent 1-Hz measurement noise </text:span></text:span><text:span text:style-name="Emphasis"><text:span text:style-name="T214">for the </text:span></text:span><text:span text:style-name="Emphasis"><text:span text:style-name="T215">science-valid</text:span></text:span><text:span text:style-name="Emphasis"><text:span text:style-name="T214"> </text:span></text:span><text:span text:style-name="Emphasis"><text:span text:style-name="T221">si</text:span></text:span><text:span text:style-name="Emphasis"><text:span text:style-name="T220">gma0</text:span></text:span><text:span text:style-name="Emphasis"><text:span text:style-name="T219">:</text:span></text:span><text:span text:style-name="Emphasis"><text:span text:style-name="T227"> </text:span></text:span><text:span text:style-name="Emphasis"><text:span text:style-name="T227"><text:conditional-text text:condition="ooow:true" text:string-value-if-true="s0_noiseNOC1Hz" text:string-value-if-false="">s0_noiseNOC1Hz</text:conditional-text></text:span></text:span><text:span text:style-name="Emphasis"><text:span text:style-name="T229"> </text:span></text:span><text:span text:style-name="Emphasis"><text:span text:style-name="T235">10</text:span></text:span><text:span text:style-name="Emphasis"><text:span text:style-name="T357">-2</text:span></text:span><text:span text:style-name="Emphasis"><text:span text:style-name="T359"> dB</text:span></text:span></text:p>
      <text:p text:style-name="P63"/>
      <text:p text:style-name="P63"/>
      <text:p text:style-name="P63"><office:annotation office:name="__Fieldmark__9025_1796053966"><dc:creator>Unknown Author</dc:creator><dc:date>2014-09-09T19:18:06</dc:date><text:list text:continue-numbering="true" text:style-name=""><text:list-item><text:p>do text</text:p></text:list-item></text:list><text:p>from <text:s text:c="28"/>document(at='%s/IOP_Fig_27.jpg' %(image_dir),anchor='paragraph',size=(13.8,8.7),sizeUnit='cm')</text:p></office:annotation><text:span text:style-name="T241">Fig. </text:span><text:span text:style-name="T355">27</text:span><office:annotation-end office:name="__Fieldmark__9025_1796053966"/></text:p>
      <text:p text:style-name="P60"><text:span text:style-name="Emphasis"><text:span text:style-name="T226">Figure </text:span></text:span><text:span text:style-name="Emphasis"><text:span text:style-name="T234">27</text:span></text:span><text:span text:style-name="Emphasis"><text:span text:style-name="T185">. Geographical distribution of science-valid </text:span></text:span><text:span text:style-name="Emphasis"><text:span text:style-name="T192">sigma0</text:span></text:span><text:span text:style-name="Emphasis"><text:span text:style-name="T185"> data over ocean</text:span></text:span><text:span text:style-name="Emphasis"><text:span text:style-name="T187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</text:span></text:span><text:span text:style-name="Emphasis"><text:span text:style-name="T183"> </text:span></text:span><text:span text:style-name="Emphasis"><text:span text:style-name="T195">The statistical values shown in the table refer to the </text:span></text:span><text:span text:style-name="Emphasis"><text:span text:style-name="T208">sigma0 </text:span></text:span><text:span text:style-name="Emphasis"><text:span text:style-name="T209">in dB</text:span></text:span><text:span text:style-name="Emphasis"><text:span text:style-name="T195"> and are calculated over all measurement</text:span></text:span><text:span text:style-name="Emphasis"><text:span text:style-name="T205">s</text:span></text:span><text:span text:style-name="Emphasis"><text:span text:style-name="T195"> shown in the figure. </text:span></text:span><text:span text:style-name="Emphasis"><text:span text:style-name="T193">Gray </text:span></text:span><text:span text:style-name="Emphasis"><text:span text:style-name="T211">dots</text:span></text:span><text:span text:style-name="Emphasis"><text:span text:style-name="T193"> denote records that have been rejected based on the editing criteria described in Table </text:span></text:span><text:span text:style-name="Emphasis"><text:span text:style-name="T210">4</text:span></text:span><text:span text:style-name="Emphasis"><text:span text:style-name="T193">.</text:span></text:span></text:p>
      <text:p text:style-name="P82"/>
      <text:p text:style-name="P34"/>
      <text:p text:style-name="P66"><office:annotation office:name="__Fieldmark__9027_1796053966"><dc:creator>Unknown Author</dc:creator><dc:date>2014-09-09T19:19:01</dc:date><text:list text:continue-numbering="true" text:style-name=""><text:list-item><text:p>do text</text:p></text:list-item></text:list><text:p>from <text:s text:c="28"/>document(at='%s/IOP_Fig_28.jpg' %(image_dir),anchor='paragraph',size=(7.4,6.3),sizeUnit='cm')</text:p></office:annotation><text:span text:style-name="T241">Fig. </text:span><text:span text:style-name="T355">28</text:span><office:annotation-end office:name="__Fieldmark__9027_1796053966"/></text:p>
      <text:p text:style-name="P34"><text:span text:style-name="Emphasis"><text:span text:style-name="T87">Figure </text:span></text:span><text:span text:style-name="Emphasis"><text:span text:style-name="T101">28</text:span></text:span><text:span text:style-name="Emphasis"><text:span text:style-name="T36">. Histogram of </text:span></text:span><text:span text:style-name="Emphasis"><text:span text:style-name="T37">science-valid</text:span></text:span><text:span text:style-name="Emphasis"><text:span text:style-name="T36"> </text:span></text:span><text:span text:style-name="Emphasis"><text:span text:style-name="T56">sigma0</text:span></text:span><text:span text:style-name="Emphasis"><text:span text:style-name="T36"> </text:span></text:span><text:span text:style-name="Emphasis"><text:span text:style-name="T47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34"><text:span text:style-name="Emphasis"><text:span text:style-name="T36"/></text:span></text:p>
      <text:p text:style-name="P17">Fig. <text:span text:style-name="T355">29</text:span><office:annotation office:name="__Fieldmark__7360_123346739"><dc:creator>Unknown Author</dc:creator><dc:date>2014-07-31T14:29:39</dc:date><text:list text:continue-numbering="true" text:style-name=""><text:list-item><text:p text:style-name="P155"><text:span text:style-name="T365">do text</text:span></text:p></text:list-item><text:list-item><text:p text:style-name="P155"><text:span text:style-name="T365">from <text:s text:c="28"/>document(at='%s/IOP_Fig_29.jpg' %(image_dir),anchor='paragraph',</text:span><text:span text:style-name="T369">size=(10.3,6.7),sizeUnit='cm'</text:span><text:span text:style-name="T365">)</text:span></text:p></text:list-item></text:list></office:annotation></text:p>
      <text:p text:style-name="P34"><text:span text:style-name="Emphasis"><text:span text:style-name="T95">Figure </text:span></text:span><text:span text:style-name="Emphasis"><text:span text:style-name="T101">29</text:span></text:span><text:span text:style-name="Emphasis"><text:span text:style-name="T41">. </text:span></text:span><text:span text:style-name="Default_20_Paragraph_20_Font"><text:span text:style-name="T42">Box-and-whiskers plot for </text:span></text:span><text:span text:style-name="Default_20_Paragraph_20_Font"><text:span text:style-name="T56">science-valid</text:span></text:span><text:span text:style-name="Default_20_Paragraph_20_Font"><text:span text:style-name="T42"> sigma0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34"><text:span text:style-name="Default_20_Paragraph_20_Font"><text:span text:style-name="T42"/></text:span></text:p>
      <text:p text:style-name="P34"><text:span text:style-name="Default_20_Paragraph_20_Font"><text:span text:style-name="T42"/></text:span></text:p>
      <text:p text:style-name="P84"><text:span text:style-name="Emphasis"><text:span text:style-name="T29">Fig. </text:span></text:span><text:span text:style-name="Emphasis"><text:span text:style-name="T83">3</text:span></text:span><text:span text:style-name="Emphasis"><text:span text:style-name="T84">0</text:span></text:span><office:annotation office:name="__Fieldmark__7362_123346739"><dc:creator>Unknown Author</dc:creator><dc:date>2014-07-31T14:30:08</dc:date><text:list text:continue-numbering="true" text:style-name=""><text:list-item><text:p text:style-name="P155"><text:span text:style-name="T368">do text</text:span></text:p></text:list-item><text:list-item><text:p text:style-name="P155"><text:span text:style-name="T368">from <text:s text:c="28"/>document(at='%s/IOP_Fig_30.jpg' %(image_dir),anchor='paragraph',size=(10.2,6.1),sizeUnit='cm')</text:span></text:p></text:list-item></text:list></office:annotation></text:p>
      <text:p text:style-name="P42"><text:span text:style-name="Emphasis"><text:span text:style-name="T86">Figure </text:span></text:span><text:span text:style-name="Emphasis"><text:span text:style-name="T99">3</text:span></text:span><text:span text:style-name="Emphasis"><text:span text:style-name="T101">0</text:span></text:span><text:span text:style-name="Emphasis"><text:span text:style-name="T33">. </text:span></text:span><text:span text:style-name="Default_20_Paragraph_20_Font"><text:span text:style-name="T33">Average </text:span></text:span><text:span text:style-name="Default_20_Paragraph_20_Font"><text:span text:style-name="T50">science-valid </text:span></text:span><text:span text:style-name="Default_20_Paragraph_20_Font"><text:span text:style-name="T57">sigma0</text:span></text:span><text:span text:style-name="Default_20_Paragraph_20_Font"><text:span text:style-name="T33"> noise </text:span></text:span><text:span text:style-name="Default_20_Paragraph_20_Font"><text:span text:style-name="T50">(blue dot) </text:span></text:span><text:span text:style-name="Emphasis"><text:span text:style-name="T47">and the corresponding standard deviation (</text:span></text:span><text:span text:style-name="Emphasis"><text:span text:style-name="T49">error bar</text:span></text:span><text:span text:style-name="Emphasis"><text:span text:style-name="T47">)</text:span></text:span><text:span text:style-name="Default_20_Paragraph_20_Font"><text:span text:style-name="T33"> for each day in last 30-day window. </text:span></text:span><text:bookmark-start text:name="__DdeLink__26346_157186980311"/><text:span text:style-name="Default_20_Paragraph_20_Font"><text:span text:style-name="T42">The yellow shading highlights the day analyzed in this report.</text:span></text:span><text:bookmark-end text:name="__DdeLink__26346_157186980311"/></text:p>
      <text:p text:style-name="P60"><text:soft-page-break/></text:p>
      <text:list xml:id="list414862282" text:continue-list="list759040357" text:style-name="Outline">
        <text:list-item>
          <text:p text:style-name="P150"><text:span text:style-name="Emphasis"><text:span text:style-name="T82">Altimeter wind speed</text:span></text:span><text:span text:style-name="Emphasis"><text:span text:style-name="T27"> coverage and validity</text:span></text:span></text:p>
        </text:list-item>
      </text:list>
      <text:p text:style-name="P122"><text:span text:style-name="Emphasis"><text:span text:style-name="T181">6</text:span></text:span><text:span text:style-name="Emphasis"><text:span text:style-name="T170">.1. Validity based on flags</text:span></text:span></text:p>
      <text:p text:style-name="P127"><text:span text:style-name="T14">Note:</text:span><text:span text:style-name="T244"> here </text:span>“flag-valid” refers to th<text:span text:style-name="T243">ose</text:span> records that have not been flagged as bad by <text:span text:style-name="T266">either</text:span> the average status flag<text:span text:style-name="T245"> </text:span><text:span text:style-name="T266">or the measurement confidence flag.</text:span></text:p>
      <text:p text:style-name="P9"><text:span text:style-name="T303">Number of </text:span><text:span text:style-name="T304">flag-valid </text:span><text:span text:style-name="T303">1-Hz </text:span><text:span text:style-name="T310">wind</text:span><text:span text:style-name="T303"> records </text:span><text:span text:style-name="T306">over ocean</text:span><text:span text:style-name="T307">s and lakes:</text:span> <text:span text:style-name="T2"><text:conditional-text text:condition="ooow:true" text:string-value-if-true="wind_nrecord" text:string-value-if-false="">wind_nrecord</text:conditional-text></text:span></text:p>
      <text:p text:style-name="P84">Percentage of <text:span text:style-name="T340">flag-valid 1-Hz </text:span><text:span text:style-name="T341">wind</text:span><text:span text:style-name="T340"> records</text:span><text:span text:style-name="T148"> </text:span><text:span text:style-name="T342">over </text:span><text:span text:style-name="T343">ocean</text:span><text:span text:style-name="T344">s and lakes</text:span><text:span text:style-name="T343"> relative to </text:span><text:span text:style-name="T345">theor</text:span><text:span text:style-name="T346">etical maximum</text:span>: <text:span text:style-name="T2"><text:conditional-text text:condition="ooow:true" text:string-value-if-true="wind_ptheor" text:string-value-if-false="">wind_ptheor</text:conditional-text></text:span><text:span text:style-name="T2">%</text:span></text:p>
      <text:p text:style-name="P84"/>
      <text:p text:style-name="P84"><office:annotation office:name="__Fieldmark__4852_1996606020"><dc:creator>Francisco Calafat</dc:creator><dc:date>2014-10-13T12:39:25</dc:date><text:list text:style-name=""><text:list-item><text:p>do text</text:p></text:list-item></text:list><text:p>from <text:s text:c="28"/>document(at='%s/IOP_Fig_31.jpg' %(image_dir),anchor='paragraph',size=(13.8,8.7),sizeUnit='cm')</text:p></office:annotation>Fig <text:span text:style-name="T355">31</text:span>:<office:annotation-end office:name="__Fieldmark__4852_1996606020"/></text:p>
      <text:p text:style-name="P84"><text:span text:style-name="Emphasis"><text:span text:style-name="T88">Figure </text:span></text:span><text:span text:style-name="Emphasis"><text:span text:style-name="T101">31</text:span></text:span><text:span text:style-name="Emphasis"><text:span text:style-name="T34">. </text:span></text:span><text:span text:style-name="Emphasis"><text:span text:style-name="T125">Geographical distribution of flag-valid </text:span></text:span><text:span text:style-name="Emphasis"><text:span text:style-name="T131">wind</text:span></text:span><text:span text:style-name="Emphasis"><text:span text:style-name="T125"> data over ocean</text:span></text:span><text:span text:style-name="Emphasis"><text:span text:style-name="T127">s and lakes</text:span></text:span><text:span text:style-name="Emphasis"><text:span text:style-name="T125"> for </text:span></text:span><text:span text:style-name="Emphasis"><text:span text:style-name="T125"><text:conditional-text text:condition="ooow:true" text:string-value-if-true="Report_Date" text:string-value-if-false="">Report_Date</text:conditional-text></text:span></text:span><text:span text:style-name="Emphasis"><text:span text:style-name="T125">. </text:span></text:span><text:span text:style-name="Emphasis"><text:span text:style-name="T129">The statistical values shown in the table refer to the </text:span></text:span><text:span text:style-name="Emphasis"><text:span text:style-name="T131">wind</text:span></text:span><text:span text:style-name="Emphasis"><text:span text:style-name="T132"> </text:span></text:span><text:span text:style-name="Emphasis"><text:span text:style-name="T133">in m/</text:span></text:span><text:span text:style-name="Emphasis"><text:span text:style-name="T131">s</text:span></text:span><text:span text:style-name="Emphasis"><text:span text:style-name="T129"> and are calculated over all measurement</text:span></text:span><text:span text:style-name="Emphasis"><text:span text:style-name="T134">s</text:span></text:span><text:span text:style-name="Emphasis"><text:span text:style-name="T129"> shown in the figure.</text:span></text:span></text:p>
      <text:p text:style-name="P84"/>
      <text:p text:style-name="P84"/>
      <text:p text:style-name="P84"/>
      <text:p text:style-name="P84"><office:annotation office:name="__Fieldmark__4853_1996606020"><dc:creator>Francisco Calafat</dc:creator><dc:date>2014-10-13T12:39:51</dc:date><text:list text:continue-numbering="true" text:style-name=""><text:list-item><text:p>do text</text:p></text:list-item></text:list><text:p>from <text:s text:c="28"/>document(at='%s/IOP_Fig_32.jpg' %(image_dir),anchor='paragraph',size=(10,6),sizeUnit='cm')</text:p></office:annotation><text:span text:style-name="Emphasis"><text:span text:style-name="T142">Fig. </text:span></text:span><text:span text:style-name="Emphasis"><text:span text:style-name="T355">32</text:span></text:span><office:annotation-end office:name="__Fieldmark__4853_1996606020"/></text:p>
      <text:p text:style-name="P34"><text:span text:style-name="T2">Figure </text:span><text:span text:style-name="T23">32</text:span>. Percentage of <text:span text:style-name="T182">flag-</text:span>valid 1-Hz <text:span text:style-name="T341">wind</text:span> records over <text:span text:style-name="T316">ocean and lakes relative to theory</text:span> for each day in last 30-day window. <text:span text:style-name="T316">The linear trend and its standard deviation is also shown.</text:span></text:p>
      <text:p text:style-name="P84"/>
      <text:p text:style-name="P45"><office:annotation office:name="__Fieldmark__4854_1996606020"><dc:creator>Francisco Calafat</dc:creator><dc:date>2014-10-13T12:40:28</dc:date><text:list text:continue-numbering="true" text:style-name=""><text:list-item><text:p>do text</text:p></text:list-item></text:list><text:p>from <text:s text:c="28"/>document(at='%s/IOP_Fig_33.jpg' %(image_dir),anchor='paragraph',size=(7.4,6.3),sizeUnit='cm')</text:p></office:annotation>Fig. <text:span text:style-name="T355">33</text:span><office:annotation-end office:name="__Fieldmark__4854_1996606020"/></text:p>
      <text:p text:style-name="P84"><text:span text:style-name="Emphasis"><text:span text:style-name="T87">Figure </text:span></text:span><text:span text:style-name="Emphasis"><text:span text:style-name="T101">33</text:span></text:span><text:span text:style-name="Emphasis"><text:span text:style-name="T36">. Histogram of </text:span></text:span><text:span text:style-name="Emphasis"><text:span text:style-name="T37">flag-valid</text:span></text:span><text:span text:style-name="Emphasis"><text:span text:style-name="T36"> </text:span></text:span><text:span text:style-name="Emphasis"><text:span text:style-name="T63">wind</text:span></text:span><text:span text:style-name="Emphasis"><text:span text:style-name="T36"> </text:span></text:span><text:span text:style-name="Emphasis"><text:span text:style-name="T45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42"/>
      <text:p text:style-name="P42"/>
      <text:p text:style-name="P118"><text:span text:style-name="Emphasis"><text:span text:style-name="T181">6</text:span></text:span><text:span text:style-name="Emphasis"><text:span text:style-name="T170">.</text:span></text:span><text:span text:style-name="Emphasis"><text:span text:style-name="T178">2</text:span></text:span><text:span text:style-name="Emphasis"><text:span text:style-name="T170">. </text:span></text:span><text:span text:style-name="Emphasis"><text:span text:style-name="T171">Validity based on </text:span></text:span><text:span text:style-name="Emphasis"><text:span text:style-name="T179">scientific editing criteria</text:span></text:span></text:p>
      <text:p text:style-name="P132"><text:span text:style-name="T284">Note:</text:span><text:span text:style-name="T298"> here </text:span><text:span text:style-name="T267">“</text:span><text:span text:style-name="T299">science-valid</text:span><text:span text:style-name="T267">” refers to </text:span><text:span text:style-name="T300">the flag-valid </text:span><text:span text:style-name="T310">wind</text:span><text:span text:style-name="T300"> records</text:span><text:span text:style-name="T267"> </text:span><text:span text:style-name="T301">over oceans and lakes </text:span><text:span text:style-name="T302">that meet</text:span><text:span text:style-name="T301"> the editing criteria described in Table </text:span><text:span text:style-name="T311">5</text:span><text:span text:style-name="T301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6">Parameter</text:p>
          </table:table-cell>
          <table:table-cell table:style-name="Table6.A1" office:value-type="string">
            <text:p text:style-name="P106">Min threshold</text:p>
          </table:table-cell>
          <table:table-cell table:style-name="Table6.C1" office:value-type="string">
            <text:p text:style-name="P106">Max threshold</text:p>
          </table:table-cell>
        </table:table-row>
        <table:table-row>
          <table:table-cell table:style-name="Table6.A2" office:value-type="string">
            <text:p text:style-name="P108">Altimeter wind speed</text:p>
          </table:table-cell>
          <table:table-cell table:style-name="Table6.B2" office:value-type="string">
            <text:p text:style-name="P94"><text:span text:style-name="T326">0</text:span><text:span text:style-name="T317"> m/</text:span><text:span text:style-name="T341">s</text:span></text:p>
          </table:table-cell>
          <table:table-cell table:style-name="Table6.C2" office:value-type="string">
            <text:p text:style-name="P97"><text:span text:style-name="T341">30</text:span><text:span text:style-name="T317"> m/</text:span><text:span text:style-name="T341">s</text:span></text:p>
          </table:table-cell>
        </table:table-row>
      </table:table>
      <text:p text:style-name="P135"><text:span text:style-name="T282">Table </text:span><text:span text:style-name="T286">5</text:span>. <text:span text:style-name="T295">Editing criteria.</text:span></text:p>
      <text:p text:style-name="P137"/>
      <text:p text:style-name="P84"><text:span text:style-name="T268">Number of </text:span><text:span text:style-name="T273">science-valid </text:span><text:span text:style-name="T268">1-Hz </text:span><text:span text:style-name="T279">wind</text:span><text:span text:style-name="T270"> </text:span><text:span text:style-name="T268">records </text:span><text:span text:style-name="T275">over oceans and lakes</text:span><text:span text:style-name="T268">:</text:span><text:span text:style-name="T255"> </text:span><text:span text:style-name="T256"><text:conditional-text text:condition="ooow:True" text:string-value-if-true="wind_nrecordNOC" text:string-value-if-false="">wind_nrecordNOC</text:conditional-text></text:span><text:span text:style-name="T255"> </text:span></text:p>
      <text:p text:style-name="P60"><text:soft-page-break/><text:span text:style-name="Emphasis"><text:span text:style-name="T183">Percentage of </text:span></text:span><text:span text:style-name="Emphasis"><text:span text:style-name="T184">science-valid 1-Hz </text:span></text:span><text:span text:style-name="Emphasis"><text:span text:style-name="T212">wind</text:span></text:span><text:span text:style-name="Emphasis"><text:span text:style-name="T184"> records over </text:span></text:span><text:span text:style-name="Emphasis"><text:span text:style-name="T186">oceans and lakes relative to theor</text:span></text:span><text:span text:style-name="Emphasis"><text:span text:style-name="T202">etical maximum</text:span></text:span><text:span text:style-name="Emphasis"><text:span text:style-name="T184">:</text:span></text:span><text:span text:style-name="Emphasis"><text:span text:style-name="T183"> </text:span></text:span><text:span text:style-name="Emphasis"><text:span text:style-name="T228"><text:conditional-text text:condition="ooow:True" text:string-value-if-true="wind_ptheorNOC" text:string-value-if-false="">wind_ptheorNOC</text:conditional-text></text:span></text:span><text:span text:style-name="Emphasis"><text:span text:style-name="T227">%</text:span></text:span></text:p>
      <text:p text:style-name="P63"/>
      <text:p text:style-name="P63"/>
      <text:p text:style-name="P63"><text:span text:style-name="T238">Fig. </text:span><text:span text:style-name="T355">34</text:span><text:span text:style-name="T238"><office:annotation office:name="__Fieldmark__8072_1796053966"><dc:creator>Unknown Author</dc:creator><dc:date>2014-09-09T18:59:23</dc:date><text:list text:continue-numbering="true" text:style-name=""><text:list-item><text:p text:style-name="P155"><text:span text:style-name="T369">do text</text:span></text:p></text:list-item><text:list-item><text:p text:style-name="P155"><text:span text:style-name="T369">from <text:s text:c="28"/>document(at='%s/IOP_Fig_34.jpg' %(image_dir),anchor='paragraph',size=(13.8,8.7),sizeUnit='cm')</text:span></text:p></text:list-item></text:list></office:annotation></text:span></text:p>
      <text:p text:style-name="P60"><text:span text:style-name="Emphasis"><text:span text:style-name="T226">Figure </text:span></text:span><text:span text:style-name="Emphasis"><text:span text:style-name="T234">34</text:span></text:span><text:span text:style-name="Emphasis"><text:span text:style-name="T185">. Geographical distribution of science-valid </text:span></text:span><text:span text:style-name="Emphasis"><text:span text:style-name="T203">wind</text:span></text:span><text:span text:style-name="Emphasis"><text:span text:style-name="T185"> data over ocean</text:span></text:span><text:span text:style-name="Emphasis"><text:span text:style-name="T187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</text:span></text:span><text:span text:style-name="Emphasis"><text:span text:style-name="T183"> </text:span></text:span><text:span text:style-name="Emphasis"><text:span text:style-name="T195">The statistical values shown in the table refer to the </text:span></text:span><text:span text:style-name="Emphasis"><text:span text:style-name="T203">wind</text:span></text:span><text:span text:style-name="Emphasis"><text:span text:style-name="T204"> </text:span></text:span><text:span text:style-name="Emphasis"><text:span text:style-name="T202">in m/</text:span></text:span><text:span text:style-name="Emphasis"><text:span text:style-name="T203">s</text:span></text:span><text:span text:style-name="Emphasis"><text:span text:style-name="T195"> and are calculated over all measurement</text:span></text:span><text:span text:style-name="Emphasis"><text:span text:style-name="T205">s</text:span></text:span><text:span text:style-name="Emphasis"><text:span text:style-name="T195"> shown in the figure. </text:span></text:span><text:span text:style-name="Emphasis"><text:span text:style-name="T206">G</text:span></text:span><text:span text:style-name="Emphasis"><text:span text:style-name="T193">ray </text:span></text:span><text:span text:style-name="Emphasis"><text:span text:style-name="T211">dots</text:span></text:span><text:span text:style-name="Emphasis"><text:span text:style-name="T193"> denote records that have been rejected based on the editing criteria described in Table </text:span></text:span><text:span text:style-name="Emphasis"><text:span text:style-name="T210">5</text:span></text:span><text:span text:style-name="Emphasis"><text:span text:style-name="T193">.</text:span></text:span></text:p>
      <text:p text:style-name="P34"/>
      <text:p text:style-name="P34"/>
      <text:p text:style-name="P66"><text:span text:style-name="T239">Fig. </text:span><text:span text:style-name="T355">35</text:span><text:span text:style-name="T239"><office:annotation office:name="__Fieldmark__8307_1796053966"><dc:creator>Unknown Author</dc:creator><dc:date>2014-09-09T19:01:27</dc:date><text:list text:continue-numbering="true" text:style-name=""><text:list-item><text:p text:style-name="P155"><text:span text:style-name="T369">do text</text:span></text:p></text:list-item><text:list-item><text:p text:style-name="P155"><text:span text:style-name="T369">from <text:s text:c="28"/>document(at='%s/IOP_Fig_35.jpg' %(image_dir),anchor='paragraph',size=(7.4,6.3),sizeUnit='cm')</text:span></text:p></text:list-item></text:list></office:annotation></text:span></text:p>
      <text:p text:style-name="P34"><text:span text:style-name="Emphasis"><text:span text:style-name="T87">Figure </text:span></text:span><text:span text:style-name="Emphasis"><text:span text:style-name="T101">35</text:span></text:span><text:span text:style-name="Emphasis"><text:span text:style-name="T36">. Histogram of </text:span></text:span><text:span text:style-name="Emphasis"><text:span text:style-name="T37">science-valid</text:span></text:span><text:span text:style-name="Emphasis"><text:span text:style-name="T36"> </text:span></text:span><text:span text:style-name="Emphasis"><text:span text:style-name="T64">wind</text:span></text:span><text:span text:style-name="Emphasis"><text:span text:style-name="T36"> </text:span></text:span><text:span text:style-name="Emphasis"><text:span text:style-name="T47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</text:span></text:span></text:p>
      <text:p text:style-name="P34"><text:span text:style-name="Emphasis"><text:span text:style-name="T36"/></text:span></text:p>
      <text:p text:style-name="P17">Fig. <text:span text:style-name="T355">36</text:span><office:annotation office:name="__Fieldmark__6290_123346739"><dc:creator>Unknown Author</dc:creator><dc:date>2014-07-31T14:27:43</dc:date><text:list text:continue-numbering="true" text:style-name=""><text:list-item><text:p text:style-name="P155"><text:span text:style-name="T368">do text</text:span></text:p></text:list-item><text:list-item><text:p text:style-name="P155"><text:span text:style-name="T368">from <text:s text:c="28"/>document(at='%s/IOP_Fig_36.jpg' %(image_dir),anchor='paragraph',size=(10.3,6.7),sizeUnit='cm')</text:span></text:p></text:list-item></text:list></office:annotation></text:p>
      <text:p text:style-name="P34"><text:span text:style-name="Emphasis"><text:span text:style-name="T95">Figure </text:span></text:span><text:span text:style-name="Emphasis"><text:span text:style-name="T101">36</text:span></text:span><text:span text:style-name="Emphasis"><text:span text:style-name="T41">. </text:span></text:span><text:span text:style-name="Default_20_Paragraph_20_Font"><text:span text:style-name="T42">Box-and-whiskers plot for the </text:span></text:span><text:span text:style-name="Default_20_Paragraph_20_Font"><text:span text:style-name="T54">science-valid </text:span></text:span><text:span text:style-name="Default_20_Paragraph_20_Font"><text:span text:style-name="T64">wind</text:span></text:span><text:span text:style-name="Default_20_Paragraph_20_Font"><text:span text:style-name="T42">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list xml:id="list2163689951" text:continue-list="list414862282" text:style-name="Outline">
        <text:list-item>
          <text:p text:style-name="P151"><text:span text:style-name="Emphasis"><text:span text:style-name="T31">Mispointing</text:span></text:span><text:span text:style-name="Emphasis"><text:span text:style-name="T27"> coverage and validity</text:span></text:span></text:p>
        </text:list-item>
      </text:list>
      <text:p text:style-name="P126"><text:span text:style-name="T14">Note:</text:span><text:span text:style-name="T244"> here </text:span>“flag-valid” refers to th<text:span text:style-name="T243">ose</text:span> records that have not been flagged as bad by <text:span text:style-name="T266">either</text:span> the average status flag<text:span text:style-name="T245"> </text:span><text:span text:style-name="T266">or the measurement confidence flag.</text:span></text:p>
      <text:p text:style-name="P83"><text:span text:style-name="T270">Number of </text:span><text:span text:style-name="T269">flag-valid </text:span><text:span text:style-name="T270">1-Hz </text:span><text:span text:style-name="T278">mispointing</text:span><text:span text:style-name="T270"> records </text:span><text:span text:style-name="T271">over ocean</text:span><text:span text:style-name="T272">s and lakes:</text:span><text:span text:style-name="T255"> </text:span><text:span text:style-name="T256"><text:conditional-text text:condition="ooow:true" text:string-value-if-true="misp_nrecord" text:string-value-if-false="">misp_nrecord</text:conditional-text></text:span></text:p>
      <text:p text:style-name="P85">Percentage of <text:span text:style-name="T340">flag-valid 1-Hz </text:span><text:span text:style-name="T353">mispointing</text:span><text:span text:style-name="T340"> records</text:span><text:span text:style-name="T148"> </text:span><text:span text:style-name="T342">over </text:span><text:span text:style-name="T343">ocean</text:span><text:span text:style-name="T344">s and lakes</text:span><text:span text:style-name="T343"> relative to </text:span><text:span text:style-name="T345">theor</text:span><text:span text:style-name="T354">etical maximum</text:span>: <text:span text:style-name="T2"><text:conditional-text text:condition="ooow:true" text:string-value-if-true="misp_ptheor" text:string-value-if-false="">misp_ptheor</text:conditional-text></text:span><text:span text:style-name="T2">%</text:span></text:p>
      <text:p text:style-name="P86"><text:span text:style-name="T154">Percentage of </text:span><text:span text:style-name="T166">positive </text:span><text:span text:style-name="T156">flag-valid 1-Hz </text:span><text:span text:style-name="T164">mispointing</text:span><text:span text:style-name="T156"> records</text:span><text:span text:style-name="T158"> </text:span><text:span text:style-name="T159">over </text:span><text:span text:style-name="T160">ocean</text:span><text:span text:style-name="T161">s and lakes</text:span><text:span text:style-name="T160"> relative to </text:span><text:span text:style-name="T162">theor</text:span><text:span text:style-name="T165">etical maximum</text:span><text:span text:style-name="T154">: </text:span><text:span text:style-name="T2"><text:conditional-text text:condition="ooow:true" text:string-value-if-true="misp_ptheorPos" text:string-value-if-false="">misp_ptheorPos</text:conditional-text></text:span><text:span text:style-name="T2">%</text:span></text:p>
      <text:p text:style-name="P11"/>
      <text:p text:style-name="P11"/>
      <text:p text:style-name="P11"/>
      <text:p text:style-name="P11"/>
      <text:p text:style-name="P83"><office:annotation office:name="__Fieldmark__2985_2070406521"><dc:creator>Unknown Author</dc:creator><dc:date>2014-08-21T13:27:13</dc:date><text:list text:style-name=""><text:list-item><text:p>do text</text:p></text:list-item></text:list><text:p>from <text:s text:c="28"/>document(at='%s/IOP_Fig_37.jpg' %(image_dir),anchor='paragraph',size=(13.8,8.7),sizeUnit='cm')</text:p></office:annotation>Fig <text:span text:style-name="T242">3</text:span><text:span text:style-name="T348">7</text:span><office:annotation-end office:name="__Fieldmark__2985_2070406521"/></text:p>
      <text:p text:style-name="P83"><text:span text:style-name="Emphasis"><text:span text:style-name="T88">Figure </text:span></text:span><text:span text:style-name="Emphasis"><text:span text:style-name="T93">3</text:span></text:span><text:span text:style-name="Emphasis"><text:span text:style-name="T100">7</text:span></text:span><text:span text:style-name="Emphasis"><text:span text:style-name="T34">. </text:span></text:span><text:span text:style-name="Emphasis"><text:span text:style-name="T125">Geographical distribution of flag-valid </text:span></text:span><text:span text:style-name="Emphasis"><text:span text:style-name="T128">mispointing</text:span></text:span><text:span text:style-name="Emphasis"><text:span text:style-name="T125"> data over ocean</text:span></text:span><text:span text:style-name="Emphasis"><text:span text:style-name="T127">s and lakes</text:span></text:span><text:span text:style-name="Emphasis"><text:span text:style-name="T125"> for </text:span></text:span><text:span text:style-name="Emphasis"><text:span text:style-name="T125"><text:conditional-text text:condition="ooow:true" text:string-value-if-true="Report_Date" text:string-value-if-false="">Report_Date</text:conditional-text></text:span></text:span><text:span text:style-name="Emphasis"><text:span text:style-name="T125">. </text:span></text:span><text:span text:style-name="Emphasis"><text:span text:style-name="T129">The statistical values shown in the table refer to the </text:span></text:span><text:span text:style-name="Emphasis"><text:span text:style-name="T135">mispointing </text:span></text:span><text:span text:style-name="Emphasis"><text:span text:style-name="T138">in </text:span></text:span><text:span text:style-name="Emphasis"><text:span text:style-name="T130">10</text:span></text:span><text:span text:style-name="Emphasis"><text:span text:style-name="T140">-2</text:span></text:span><text:span text:style-name="Emphasis"><text:span text:style-name="T141"> deg</text:span></text:span><text:span text:style-name="Emphasis"><text:span text:style-name="T140">2</text:span></text:span><text:span text:style-name="Emphasis"><text:span text:style-name="T129"> and are calculated over all measurement</text:span></text:span><text:span text:style-name="Emphasis"><text:span text:style-name="T134">s</text:span></text:span><text:span text:style-name="Emphasis"><text:span text:style-name="T129"> shown in the figure. </text:span></text:span><text:span text:style-name="Emphasis"><text:span text:style-name="T139">Gray dots denote negative values.</text:span></text:span></text:p>
      <text:p text:style-name="P83"/>
      <text:p text:style-name="P83"><text:soft-page-break/></text:p>
      <text:p text:style-name="P83"/>
      <text:p text:style-name="P83"/>
      <text:p text:style-name="P83"><office:annotation office:name="__Fieldmark__2987_2070406521"><dc:creator>Unknown Author</dc:creator><dc:date>2014-08-21T13:27:57</dc:date><text:list text:continue-numbering="true" text:style-name=""><text:list-item><text:p>do text</text:p></text:list-item></text:list><text:p>from <text:s text:c="28"/>document(at='%s/IOP_Fig_38.jpg' %(image_dir),anchor='paragraph',size=(10,6),sizeUnit='cm')</text:p></office:annotation><text:span text:style-name="T145">Fig 3</text:span><text:span text:style-name="T348">8</text:span><office:annotation-end office:name="__Fieldmark__2987_2070406521"/></text:p>
      <text:p text:style-name="P33"><text:span text:style-name="T2">Figure </text:span><text:span text:style-name="T12">3</text:span><text:span text:style-name="T22">8</text:span>. Percentage of <text:span text:style-name="T182">flag-</text:span>valid 1-Hz <text:span text:style-name="T330">mispointing</text:span> records over <text:span text:style-name="T316">ocean and lakes relative to theory </text:span><text:span text:style-name="T360">for all values (blue) and only positive values (red)</text:span> for each day in last 30-day window. <text:span text:style-name="T316">The linear trend and its standard deviation is also shown </text:span><text:span text:style-name="T360">for each time series</text:span><text:span text:style-name="T316">.</text:span></text:p>
      <text:p text:style-name="P83"/>
      <text:p text:style-name="P83"/>
      <text:p text:style-name="P83"/>
      <text:p text:style-name="P83"/>
      <text:p text:style-name="P83"/>
      <text:p text:style-name="P48"><office:annotation office:name="__Fieldmark__3805_2070406521"><dc:creator>Unknown Author</dc:creator><dc:date>2014-08-21T14:10:24</dc:date><text:list text:continue-numbering="true" text:style-name=""><text:list-item><text:p>do text</text:p></text:list-item></text:list><text:p>from <text:s text:c="28"/>document(at='%s/IOP_Fig_39.jpg' %(image_dir),anchor='paragraph',size=(7.4,6.3),sizeUnit='cm')</text:p></office:annotation>Fig. <text:span text:style-name="T242">3</text:span><text:span text:style-name="T348">9</text:span><office:annotation-end office:name="__Fieldmark__3805_2070406521"/></text:p>
      <text:p text:style-name="P46"><text:span text:style-name="Emphasis"><text:span text:style-name="T87">Figure </text:span></text:span><text:span text:style-name="Emphasis"><text:span text:style-name="T93">3</text:span></text:span><text:span text:style-name="Emphasis"><text:span text:style-name="T100">9</text:span></text:span><text:span text:style-name="Emphasis"><text:span text:style-name="T36">. Histogram of </text:span></text:span><text:span text:style-name="Emphasis"><text:span text:style-name="T37">flag-valid</text:span></text:span><text:span text:style-name="Emphasis"><text:span text:style-name="T36"> </text:span></text:span><text:span text:style-name="Emphasis"><text:span text:style-name="T58">mispointing</text:span></text:span><text:span text:style-name="Emphasis"><text:span text:style-name="T36"> </text:span></text:span><text:span text:style-name="Emphasis"><text:span text:style-name="T45">over oceans and lakes</text:span></text:span><text:span text:style-name="Emphasis"><text:span text:style-name="T36"> for </text:span></text:span><text:span text:style-name="Emphasis"><text:span text:style-name="T36"><text:conditional-text text:condition="ooow:true" text:string-value-if-true="Report_Date" text:string-value-if-false="">Report_Date</text:conditional-text></text:span></text:span><text:span text:style-name="Emphasis"><text:span text:style-name="T36">. </text:span></text:span><text:span text:style-name="Emphasis"><text:span text:style-name="T65">Only positive values have been considered.</text:span></text:span></text:p>
      <text:p text:style-name="P83"/>
      <text:p text:style-name="P83"/>
      <text:p text:style-name="P83"/>
      <text:p text:style-name="P83"/>
      <text:p text:style-name="P16"><office:annotation office:name="__Fieldmark__2989_2070406521"><dc:creator>Unknown Author</dc:creator><dc:date>2014-08-21T13:28:54</dc:date><text:list text:continue-numbering="true" text:style-name=""><text:list-item><text:p>do text</text:p></text:list-item></text:list><text:p>from <text:s text:c="28"/>document(at='%s/IOP_Fig_40.jpg' %(image_dir),anchor='paragraph',size=(10.3,6.7),sizeUnit='cm')</text:p></office:annotation><text:span text:style-name="T145">Fig </text:span><text:span text:style-name="T348">40</text:span><office:annotation-end office:name="__Fieldmark__2989_2070406521"/></text:p>
      <text:p text:style-name="P83"><text:span text:style-name="T9">Figure </text:span><text:span text:style-name="T22">40</text:span><text:span text:style-name="T149">. </text:span><text:span text:style-name="Default_20_Paragraph_20_Font"><text:span text:style-name="T146">Box-and-whiskers plot for flag-valid mispointing showing for each day in last 30-day window the first and third quartiles (bottom and top of the box), the median (thick black), the 5% and 95% percentiles (lower and upper whiskers), and the mean (blue). The yellow shading highlights the day analyzed in this report. </text:span></text:span><text:span text:style-name="Default_20_Paragraph_20_Font"><text:span text:style-name="T361">Only positive values have been considered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7"><text:span text:style-name="T363">APPENDIX A</text:span></text:p>
      <text:p text:style-name="P139">In this appendix we briefly describe the meaning of the warning codes summarized in page 2 of the document.</text:p>
      <text:list xml:id="list4308660118821821811" text:style-name="L82">
        <text:list-item>
          <text:p text:style-name="P146"><text:span text:style-name="T103">latency_fail: </text:span><text:span text:style-name="T117">this warning is issued whenever one or more data files </text:span><text:span text:style-name="T118">for the day analyzed in this report</text:span><text:span text:style-name="T117"> are made available with a delay of more than 3 </text:span><text:span text:style-name="T120">days</text:span><text:span text:style-name="T117"> with respect to the mean time of the records stored in the file.</text:span><text:span text:style-name="T104"> </text:span></text:p>
        </text:list-item>
        <text:list-item>
          <text:p text:style-name="P146"><text:span text:style-name="T105">latency_mean_high: </text:span><text:span text:style-name="T118">this warning is issued whenever the mean of the latencies over all data files for the day analyzed in this report is larger than 2 </text:span><text:span text:style-name="T120">days</text:span><text:span text:style-name="T118">.</text:span></text:p>
        </text:list-item>
        <text:list-item>
          <text:p text:style-name="P146"><text:span text:style-name="T106">orbit_dropout:</text:span><text:span text:style-name="T119"> </text:span><text:span text:style-name="Default_20_Paragraph_20_Font"><text:span text:style-name="T119">this warning is issued whenever the percentage of 1-Hz records over oceans and lakes relative to the theoretically expected number per orbit is smaller than 80% for one or more orbits for the day analyzed in this report.</text:span></text:span></text:p>
        </text:list-item>
        <text:list-item>
          <text:p text:style-name="P140"><text:span text:style-name="Default_20_Paragraph_20_Font"><text:span text:style-name="T106">ocean_dropout: </text:span></text:span><text:span text:style-name="Default_20_Paragraph_20_Font"><text:span text:style-name="T119">this warning is issued whenever the percentage of 1-Hz records over ocean and lakes relative to the theoretically expected number per day is smaller than 80% for the day analyzed in this report.</text:span></text:span></text:p>
        </text:list-item>
        <text:list-item>
          <text:p text:style-name="P141"><text:span text:style-name="Default_20_Paragraph_20_Font"><text:span text:style-name="T102">large_orbit_bias:</text:span></text:span><text:span text:style-name="Default_20_Paragraph_20_Font"><text:span text:style-name="T115"> this warning </text:span></text:span><text:span text:style-name="Default_20_Paragraph_20_Font"><text:span text:style-name="T116">refers to individual orbits and is issued</text:span></text:span><text:span text:style-name="Default_20_Paragraph_20_Font"><text:span text:style-name="T115"> whenever </text:span></text:span><text:span text:style-name="Default_20_Paragraph_20_Font"><text:span text:style-name="T116">there are more than 100 flag-valid records with a SSH anomaly larger than 90 cm.</text:span></text:span></text:p>
        </text:list-item>
      </text:list>
      <text:p text:style-name="P10"/>
      <text:p text:style-name="P11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OpenSymbol" svg:font-family="OpenSymbol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01cm" fo:margin-bottom="0c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style:contextual-spacing="false" fo:text-indent="-0.499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423c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.353c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cm" fo:margin-bottom="2cm" style:contextual-spacing="false" fo:line-height="200%" fo:text-align="center" style:justify-single-word="false" style:page-number="auto"/>
      <style:text-properties style:font-name="Helvetica" fo:font-size="18pt" fo:font-weight="bold" style:font-name-asian="Times" style:font-size-asian="18pt" style:language-asian="it" style:country-asian="IT" style:font-weight-asian="bold" style:font-name-complex="Times New Roman1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26c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06cm" style:contextual-spacing="false" fo:text-align="start" style:justify-single-word="false" fo:text-indent="0cm" style:auto-text-indent="false">
        <style:tab-stops>
          <style:tab-stop style:position="0.658cm"/>
          <style:tab-stop style:position="14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cm" fo:margin-right="0cm" fo:margin-top="0.106cm" fo:margin-bottom="0.106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name="Times New Roman" style:letter-kerning="true" style:font-name-asian="Times New Roman1" style:language-asian="en" style:country-asian="US" style:font-name-complex="Times New Roman1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margin-top="0cm" fo:margin-bottom="0.176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margin-top="0cm" fo:margin-bottom="0.176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margin-top="0cm" fo:margin-bottom="0.176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71cm" fo:margin-bottom="0.071cm" style:contextual-spacing="false" fo:orphans="0" fo:widows="0">
        <style:tab-stops>
          <style:tab-stop style:position="0.953cm"/>
          <style:tab-stop style:position="3.81cm"/>
          <style:tab-stop style:position="6.35cm"/>
          <style:tab-stop style:position="8.89cm"/>
        </style:tab-stops>
      </style:paragraph-properties>
      <style:text-properties style:font-name="Times New Roman" style:font-name-asian="Times New Roman1" style:language-asian="it" style:country-asian="I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3cm" fo:margin-bottom="0.3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199cm" fo:margin-bottom="0.199c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Default_20_Paragraph_20_Font" style:display-name="Default Paragraph Font" style:family="text">
      <style:text-properties style:font-name="Arial2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size="18pt" fo:font-weight="bold" style:font-name-asian="Times" style:font-size-asian="18pt" style:language-asian="it" style:country-asian="IT" style:font-weight-asian="bold" style:font-name-complex="Times New Roman1"/>
    </style:style>
    <style:style style:name="Subtitle_20_Char" style:display-name="Subtitle Char" style:family="text" style:parent-style-name="Default_20_Paragraph_20_Font">
      <style:text-properties fo:color="#4f81bd" style:font-name="Arial1" fo:font-size="16pt" fo:letter-spacing="0.026c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letter-kerning="true" style:font-name-asian="Times New Roman1" style:font-size-asian="12pt" style:language-asian="en" style:country-asian="US" style:font-name-complex="Times New Roman1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style:font-name-asian="Times New Roman1" style:language-asian="en" style:country-asian="US" style:font-name-complex="Times New Roman1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/>
    </style:style>
    <style:style style:name="Heading_20_9_20_Char" style:display-name="Heading 9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Wingdings"/>
    </style:style>
    <style:style style:name="ListLabel_20_4" style:display-name="ListLabel 4" style:family="text">
      <style:text-properties style:text-position="0% 100%" style:font-name-asian="Arial5" style:font-name-complex="Arial5"/>
    </style:style>
    <style:style style:name="ListLabel_20_5" style:display-name="ListLabel 5" style:family="text">
      <style:text-properties fo:color="#50555a" style:text-position="0% 100%" style:font-name-asian="Arial5" style:font-name-complex="Arial5"/>
    </style:style>
    <style:style style:name="ListLabel_20_6" style:display-name="ListLabel 6" style:family="text">
      <style:text-properties fo:color="#ff0000" style:text-position="0% 100%" style:font-name-asian="Arial5" style:font-name-complex="Arial5"/>
    </style:style>
    <style:style style:name="ListLabel_20_7" style:display-name="ListLabel 7" style:family="text">
      <style:text-properties style:font-name-complex="OpenSymbol1"/>
    </style:style>
    <style:style style:name="ListLabel_20_8" style:display-name="ListLabel 8" style:family="text">
      <style:text-properties style:font-name-complex="Arial5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cm" table:align="margins" style:writing-mode="lr-tb"/>
    </style:style>
    <style:style style:name="RightPageHeader.A" style:family="table-column">
      <style:table-column-properties style:column-width="5.667cm" style:rel-column-width="21845*"/>
    </style:style>
    <style:style style:name="LeftPageHeader" style:family="table">
      <style:table-properties style:width="17cm" table:align="margins" style:writing-mode="lr-tb"/>
    </style:style>
    <style:style style:name="LeftPageHeader.A" style:family="table-column">
      <style:table-column-properties style:column-width="5.667cm" style:rel-column-width="21845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b5e53c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vertical-pos="from-top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cm" fo:margin-bottom="1.251cm" fo:margin-left="2.499cm" fo:margin-right="2.499cm" style:shadow="none" fo:background-color="transparent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3" text:anchor-type="as-char" svg:y="0cm" svg:width="8.601cm" svg:height="1.921cm" draw:z-index="0"><draw:image xlink:href="Pictures/200001590000432A00000EFB1F4A566A.wmf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</table:table-cell>
            <table:table-cell office:value-type="string">
              <text:p text:style-name="Header-centred"><text:span text:style-name="MT3">IOP</text:span><text:span text:style-name="MT1">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1" draw:name="graphics1" text:anchor-type="as-char" svg:y="0cm" svg:width="5.614cm" svg:height="1.254cm" draw:z-index="7"><draw:image xlink:href="Pictures/200001590000432A00000EFB1F4A566A.wmf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-1">6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1" draw:name="graphics2" text:anchor-type="as-char" svg:y="0cm" svg:width="5.614cm" svg:height="1.254cm" draw:z-index="13"><draw:image xlink:href="Pictures/200001590000432A00000EFB1F4A566A.wmf" xlink:type="simple" xlink:show="embed" xlink:actuate="onLoad"/></draw:frame></text:p>
            </table:table-cell>
            <table:table-cell office:value-type="string">
              <text:p text:style-name="Header-centred"><text:span text:style-name="MT3">IOP</text:span><text:span text:style-name="MT1">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-1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ily Report</dc:title>
    <meta:initial-creator>Paolo Cipollini</meta:initial-creator>
    <meta:editing-cycles>304</meta:editing-cycles>
    <meta:print-date>2014-07-02T10:59:00</meta:print-date>
    <meta:creation-date>2014-07-02T10:59:00</meta:creation-date>
    <dc:date>2014-10-14T18:49:13</dc:date>
    <meta:editing-duration>P5DT16H10M33S</meta:editing-duration>
    <meta:generator>LibreOffice/4.0-5$Linux_X86_64 LibreOffice_project/400m0$Build-305</meta:generator>
    <dc:creator>Francisco Calafat</dc:creator>
    <meta:document-statistic meta:table-count="10" meta:image-count="3" meta:object-count="0" meta:page-count="15" meta:paragraph-count="250" meta:word-count="2875" meta:character-count="17786" meta:non-whitespace-character-count="15199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